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italic" fo:font-weight="bold" officeooo:rsid="00197404" officeooo:paragraph-rsid="00197404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italic" fo:font-weight="bold" officeooo:rsid="00197404" officeooo:paragraph-rsid="001a5a67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97404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a9521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e710f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officeooo:paragraph-rsid="00197404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officeooo:rsid="001a5a67" officeooo:paragraph-rsid="001a5a67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normal" fo:font-weight="normal" officeooo:rsid="0020323a" officeooo:paragraph-rsid="0020323a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officeooo:paragraph-rsid="001a5a67" style:font-style-asian="normal" style:font-style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97404" officeooo:paragraph-rsid="001cd5ad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97404" officeooo:paragraph-rsid="001e710f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cd5ad" officeooo:paragraph-rsid="001cd5a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cd5ad" officeooo:paragraph-rsid="0020323a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20323a" officeooo:paragraph-rsid="0020323a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officeooo:rsid="001a5a67" officeooo:paragraph-rsid="001a5a67" fo:background-color="transparent" style:font-name-asian="Arial3" style:font-size-asian="11pt" style:font-style-asian="normal" style:font-name-complex="Arial3" style:font-style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officeooo:rsid="001cd5ad" officeooo:paragraph-rsid="001cd5ad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officeooo:rsid="001e710f" officeooo:paragraph-rsid="001e710f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style:use-window-font-color="true" loext:opacity="0%" style:font-name="Arial" fo:font-size="11pt" fo:letter-spacing="normal" fo:font-style="normal" fo:font-weight="normal" officeooo:rsid="0034a6d3" officeooo:paragraph-rsid="0034a6d3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officeooo:paragraph-rsid="00369af6" fo:background-color="transparent" style:font-name-asian="Arial3" style:font-size-asian="11pt" style:font-name-complex="Arial3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officeooo:paragraph-rsid="003b9814" fo:background-color="transparent" style:font-name-asian="Arial3" style:font-size-asian="11pt" style:font-name-complex="Arial3"/>
    </style:style>
    <style:style style:name="P2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officeooo:rsid="00255219" officeooo:paragraph-rsid="002ece6b" fo:background-color="transparent" style:font-name-asian="Arial3" style:font-size-asian="11pt" style:font-name-complex="Arial3" style:font-size-complex="9pt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fo:font-style="italic" fo:font-weight="bold" officeooo:paragraph-rsid="0034a6d3" fo:background-color="transparent" style:font-name-asian="Arial3" style:font-size-asian="11pt" style:font-style-asian="italic" style:font-weight-asian="bold" style:font-name-complex="Arial3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fo:font-style="italic" fo:font-weight="bold" officeooo:paragraph-rsid="003c7ced" fo:background-color="transparent" style:font-name-asian="Arial3" style:font-size-asian="11pt" style:font-style-asian="italic" style:font-weight-asian="bold" style:font-name-complex="Arial3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10f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323a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d138b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a0eb5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ece6b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184ed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2c12a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369af6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3b9814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3bf330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1e710f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1e7c47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20323a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20f5f8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20323a" officeooo:paragraph-rsid="0020323a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officeooo:rsid="0022fff6" officeooo:paragraph-rsid="0022fff6" fo:background-color="transparent" style:font-name-asian="Arial3" style:font-size-asian="9pt" style:font-name-complex="Arial3" style:font-size-complex="9pt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355269" loext:opacity="100%" style:font-name="Arial" fo:font-size="9pt" fo:letter-spacing="normal" officeooo:rsid="0022fff6" officeooo:paragraph-rsid="0022fff6" fo:background-color="transparent" style:font-name-asian="Arial3" style:font-size-asian="9pt" style:font-name-complex="Arial3" style:font-size-complex="9pt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officeooo:rsid="0022fff6" officeooo:paragraph-rsid="00241daf" fo:background-color="transparent" style:font-name-asian="Arial3" style:font-size-asian="9pt" style:font-name-complex="Arial3" style:font-size-complex="9pt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a0eb5" fo:background-color="transparent" style:font-name-asian="Arial3" style:font-size-asian="9pt" style:font-name-complex="Arial3" style:font-size-complex="9pt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a0eb5" fo:background-color="transparent" style:font-name-asian="Arial3" style:font-size-asian="9pt" style:font-name-complex="Arial3" style:font-size-complex="9pt"/>
    </style:style>
    <style:style style:name="P5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5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5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ece6b" fo:background-color="transparent" style:font-name-asian="Arial3" style:font-size-asian="9pt" style:font-name-complex="Arial3" style:font-size-complex="9pt"/>
    </style:style>
    <style:style style:name="P5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3184ed" fo:background-color="transparent" style:font-name-asian="Arial3" style:font-size-asian="9pt" style:font-name-complex="Arial3" style:font-size-complex="9pt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32c12a" fo:background-color="transparent" style:font-name-asian="Arial3" style:font-size-asian="9pt" style:font-name-complex="Arial3" style:font-size-complex="9pt"/>
    </style:style>
    <style:style style:name="P5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355269" loext:opacity="100%" style:font-name="Arial" fo:font-size="9pt" fo:letter-spacing="normal" officeooo:rsid="00270879" officeooo:paragraph-rsid="00270879" fo:background-color="transparent" style:font-name-asian="Arial3" style:font-size-asian="9pt" style:font-name-complex="Arial3" style:font-size-complex="9pt"/>
    </style:style>
    <style:style style:name="P6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6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6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a0eb5" fo:background-color="transparent" style:font-name-asian="Arial3" style:font-size-asian="9pt" style:font-name-complex="Arial3" style:font-size-complex="9pt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b5dc6" fo:background-color="transparent" style:font-name-asian="Arial3" style:font-size-asian="9pt" style:font-name-complex="Arial3" style:font-size-complex="9pt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c8331" fo:background-color="transparent" style:font-name-asian="Arial3" style:font-size-asian="9pt" style:font-name-complex="Arial3" style:font-size-complex="9pt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3184ed" fo:background-color="transparent" style:font-name-asian="Arial3" style:font-size-asian="9pt" style:font-name-complex="Arial3" style:font-size-complex="9pt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a0eb5" fo:background-color="transparent" style:font-name-asian="Arial3" style:font-size-asian="9pt" style:font-name-complex="Arial3" style:font-size-complex="9pt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3184ed" fo:background-color="transparent" style:font-name-asian="Arial3" style:font-size-asian="9pt" style:font-name-complex="Arial3" style:font-size-complex="9pt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369af6" officeooo:paragraph-rsid="00369af6" fo:background-color="transparent" style:font-name-asian="Arial3" style:font-size-asian="9pt" style:font-name-complex="Arial3" style:font-size-complex="9pt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officeooo:rsid="00255219" officeooo:paragraph-rsid="0022fff6" fo:background-color="transparent" style:font-name-asian="Arial3" style:font-size-asian="9pt" style:font-name-complex="Arial3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fo:language="es" fo:country="AR" officeooo:rsid="002d138b" officeooo:paragraph-rsid="002d138b" fo:background-color="transparent" style:font-name-asian="Arial3" style:font-size-asian="9pt" style:font-name-complex="Arial3" style:font-size-complex="9pt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fo:language="es" fo:country="AR" officeooo:rsid="002d138b" officeooo:paragraph-rsid="002ece6b" fo:background-color="transparent" style:font-name-asian="Arial3" style:font-size-asian="9pt" style:font-name-complex="Arial3" style:font-size-complex="9pt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fo:language="es" fo:country="AR" officeooo:rsid="002d138b" officeooo:paragraph-rsid="003184ed" fo:background-color="transparent" style:font-name-asian="Arial3" style:font-size-asian="9pt" style:font-name-complex="Arial3" style:font-size-complex="9pt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fo:language="es" fo:country="AR" officeooo:rsid="002d138b" officeooo:paragraph-rsid="0032c12a" fo:background-color="transparent" style:font-name-asian="Arial3" style:font-size-asian="9pt" style:font-name-complex="Arial3" style:font-size-complex="9pt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a0eb5" fo:background-color="transparent" style:font-name-asian="Arial3" style:font-size-asian="9pt" style:font-name-complex="Arial3" style:font-size-complex="9pt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a0eb5" fo:background-color="transparent" style:font-name-asian="Arial3" style:font-size-asian="9pt" style:font-name-complex="Arial3" style:font-size-complex="9pt"/>
    </style:style>
    <style:style style:name="P9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9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10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10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10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e002c" fo:background-color="transparent" style:font-name-asian="Arial3" style:font-size-asian="9pt" style:font-name-complex="Arial3" style:font-size-complex="9pt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ece6b" fo:background-color="transparent" style:font-name-asian="Arial3" style:font-size-asian="9pt" style:font-name-complex="Arial3" style:font-size-complex="9pt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3184ed" fo:background-color="transparent" style:font-name-asian="Arial3" style:font-size-asian="9pt" style:font-name-complex="Arial3" style:font-size-complex="9pt"/>
    </style:style>
    <style:style style:name="P10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32c12a" fo:background-color="transparent" style:font-name-asian="Arial3" style:font-size-asian="9pt" style:font-name-complex="Arial3" style:font-size-complex="9pt"/>
    </style:style>
    <style:style style:name="P10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10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0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1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1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1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1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1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1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1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1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1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1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1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3184ed" fo:background-color="transparent" style:font-name-asian="Arial3" style:font-size-asian="9pt" style:font-name-complex="Arial3" style:font-size-complex="9pt"/>
    </style:style>
    <style:style style:name="P1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1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b5dc6" fo:background-color="transparent" style:font-name-asian="Arial3" style:font-size-asian="9pt" style:font-name-complex="Arial3" style:font-size-complex="9pt"/>
    </style:style>
    <style:style style:name="P12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b5dc6" fo:background-color="transparent" style:font-name-asian="Arial3" style:font-size-asian="9pt" style:font-name-complex="Arial3" style:font-size-complex="9pt"/>
    </style:style>
    <style:style style:name="P12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c4126" fo:background-color="transparent" style:font-name-asian="Arial3" style:font-size-asian="9pt" style:font-name-complex="Arial3" style:font-size-complex="9pt"/>
    </style:style>
    <style:style style:name="P1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c4126" fo:background-color="transparent" style:font-name-asian="Arial3" style:font-size-asian="9pt" style:font-name-complex="Arial3" style:font-size-complex="9pt"/>
    </style:style>
    <style:style style:name="P12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c8331" fo:background-color="transparent" style:font-name-asian="Arial3" style:font-size-asian="9pt" style:font-name-complex="Arial3" style:font-size-complex="9pt"/>
    </style:style>
    <style:style style:name="P1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c8331" fo:background-color="transparent" style:font-name-asian="Arial3" style:font-size-asian="9pt" style:font-name-complex="Arial3" style:font-size-complex="9pt"/>
    </style:style>
    <style:style style:name="P12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ece6b" fo:background-color="transparent" style:font-name-asian="Arial3" style:font-size-asian="9pt" style:font-name-complex="Arial3" style:font-size-complex="9pt"/>
    </style:style>
    <style:style style:name="P1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ece6b" fo:background-color="transparent" style:font-name-asian="Arial3" style:font-size-asian="9pt" style:font-name-complex="Arial3" style:font-size-complex="9pt"/>
    </style:style>
    <style:style style:name="P13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3184ed" fo:background-color="transparent" style:font-name-asian="Arial3" style:font-size-asian="9pt" style:font-name-complex="Arial3" style:font-size-complex="9pt"/>
    </style:style>
    <style:style style:name="P1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3184ed" fo:background-color="transparent" style:font-name-asian="Arial3" style:font-size-asian="9pt" style:font-name-complex="Arial3" style:font-size-complex="9pt"/>
    </style:style>
    <style:style style:name="P13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32c12a" fo:background-color="transparent" style:font-name-asian="Arial3" style:font-size-asian="9pt" style:font-name-complex="Arial3" style:font-size-complex="9pt"/>
    </style:style>
    <style:style style:name="P1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32c12a" fo:background-color="transparent" style:font-name-asian="Arial3" style:font-size-asian="9pt" style:font-name-complex="Arial3" style:font-size-complex="9pt"/>
    </style:style>
    <style:style style:name="P1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b5dc6" fo:background-color="transparent" style:font-name-asian="Arial3" style:font-size-asian="9pt" style:font-name-complex="Arial3" style:font-size-complex="9pt"/>
    </style:style>
    <style:style style:name="P1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c4126" fo:background-color="transparent" style:font-name-asian="Arial3" style:font-size-asian="9pt" style:font-name-complex="Arial3" style:font-size-complex="9pt"/>
    </style:style>
    <style:style style:name="P1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c8331" fo:background-color="transparent" style:font-name-asian="Arial3" style:font-size-asian="9pt" style:font-name-complex="Arial3" style:font-size-complex="9pt"/>
    </style:style>
    <style:style style:name="P1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ece6b" fo:background-color="transparent" style:font-name-asian="Arial3" style:font-size-asian="9pt" style:font-name-complex="Arial3" style:font-size-complex="9pt"/>
    </style:style>
    <style:style style:name="P1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3184ed" fo:background-color="transparent" style:font-name-asian="Arial3" style:font-size-asian="9pt" style:font-name-complex="Arial3" style:font-size-complex="9pt"/>
    </style:style>
    <style:style style:name="P1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32c12a" fo:background-color="transparent" style:font-name-asian="Arial3" style:font-size-asian="9pt" style:font-name-complex="Arial3" style:font-size-complex="9pt"/>
    </style:style>
    <style:style style:name="P1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2c4126" fo:background-color="transparent" style:font-name-asian="Arial3" style:font-size-asian="9pt" style:font-name-complex="Arial3" style:font-size-complex="9pt"/>
    </style:style>
    <style:style style:name="P1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2c8331" fo:background-color="transparent" style:font-name-asian="Arial3" style:font-size-asian="9pt" style:font-name-complex="Arial3" style:font-size-complex="9pt"/>
    </style:style>
    <style:style style:name="P1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2ece6b" fo:background-color="transparent" style:font-name-asian="Arial3" style:font-size-asian="9pt" style:font-name-complex="Arial3" style:font-size-complex="9pt"/>
    </style:style>
    <style:style style:name="P1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3184ed" fo:background-color="transparent" style:font-name-asian="Arial3" style:font-size-asian="9pt" style:font-name-complex="Arial3" style:font-size-complex="9pt"/>
    </style:style>
    <style:style style:name="P1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32c12a" fo:background-color="transparent" style:font-name-asian="Arial3" style:font-size-asian="9pt" style:font-name-complex="Arial3" style:font-size-complex="9pt"/>
    </style:style>
    <style:style style:name="P1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1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1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1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3184ed" fo:background-color="transparent" style:font-name-asian="Arial3" style:font-size-asian="9pt" style:font-name-complex="Arial3" style:font-size-complex="9pt"/>
    </style:style>
    <style:style style:name="P1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15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9pt" fo:letter-spacing="normal" fo:language="es" fo:country="AR" officeooo:rsid="002d138b" officeooo:paragraph-rsid="002d138b" fo:background-color="transparent" style:font-name-asian="Arial3" style:font-size-asian="9pt" style:font-name-complex="Arial3" style:font-size-complex="9pt"/>
    </style:style>
    <style:style style:name="P15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9pt" fo:letter-spacing="normal" fo:language="es" fo:country="AR" officeooo:rsid="002d138b" officeooo:paragraph-rsid="002ece6b" fo:background-color="transparent" style:font-name-asian="Arial3" style:font-size-asian="9pt" style:font-name-complex="Arial3" style:font-size-complex="9pt"/>
    </style:style>
    <style:style style:name="P15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9pt" fo:letter-spacing="normal" fo:language="es" fo:country="AR" officeooo:rsid="002d138b" officeooo:paragraph-rsid="003184ed" fo:background-color="transparent" style:font-name-asian="Arial3" style:font-size-asian="9pt" style:font-name-complex="Arial3" style:font-size-complex="9pt"/>
    </style:style>
    <style:style style:name="P15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9pt" fo:letter-spacing="normal" fo:language="es" fo:country="AR" officeooo:rsid="002d138b" officeooo:paragraph-rsid="0032c12a" fo:background-color="transparent" style:font-name-asian="Arial3" style:font-size-asian="9pt" style:font-name-complex="Arial3" style:font-size-complex="9pt"/>
    </style:style>
    <style:style style:name="P15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5b277d" loext:opacity="100%" style:font-name="Arial" fo:font-size="9pt" fo:letter-spacing="normal" officeooo:rsid="00270879" officeooo:paragraph-rsid="00270879" fo:background-color="transparent" style:font-name-asian="Arial3" style:font-size-asian="9pt" style:font-name-complex="Arial3" style:font-size-complex="9pt"/>
    </style:style>
    <style:style style:name="P15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5b277d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15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15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70879" officeooo:paragraph-rsid="003184ed" fo:background-color="transparent" style:font-name-asian="Arial3" style:font-size-asian="9pt" style:font-name-complex="Arial3" style:font-size-complex="9pt"/>
    </style:style>
    <style:style style:name="P16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5b277d" loext:opacity="100%" style:font-name="Arial" fo:font-size="9pt" fo:letter-spacing="normal" officeooo:rsid="00270879" officeooo:paragraph-rsid="003184ed" fo:background-color="transparent" style:font-name-asian="Arial3" style:font-size-asian="9pt" style:font-name-complex="Arial3" style:font-size-complex="9pt"/>
    </style:style>
    <style:style style:name="P16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16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2fff6" fo:background-color="transparent" style:font-name-asian="Arial3" style:font-size-asian="9pt" style:font-name-complex="Arial3" style:font-size-complex="9pt"/>
    </style:style>
    <style:style style:name="P16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a0eb5" fo:background-color="transparent" style:font-name-asian="Arial3" style:font-size-asian="9pt" style:font-name-complex="Arial3" style:font-size-complex="9pt"/>
    </style:style>
    <style:style style:name="P16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16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16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16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16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b5dc6" officeooo:paragraph-rsid="003184ed" fo:background-color="transparent" style:font-name-asian="Arial3" style:font-size-asian="9pt" style:font-name-complex="Arial3" style:font-size-complex="9pt"/>
    </style:style>
    <style:style style:name="P16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17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1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17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a0eb5" officeooo:paragraph-rsid="002a0eb5" fo:background-color="transparent" style:font-name-asian="Arial3" style:font-size-asian="9pt" style:font-name-complex="Arial3" style:font-size-complex="9pt"/>
    </style:style>
    <style:style style:name="P17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17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a0eb5" officeooo:paragraph-rsid="003184ed" fo:background-color="transparent" style:font-name-asian="Arial3" style:font-size-asian="9pt" style:font-name-complex="Arial3" style:font-size-complex="9pt"/>
    </style:style>
    <style:style style:name="P17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2a0eb5" fo:background-color="transparent" style:font-name-asian="Arial3" style:font-size-asian="9pt" style:font-name-complex="Arial3" style:font-size-complex="9pt"/>
    </style:style>
    <style:style style:name="P17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17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2ece6b" fo:background-color="transparent" style:font-name-asian="Arial3" style:font-size-asian="9pt" style:font-name-complex="Arial3" style:font-size-complex="9pt"/>
    </style:style>
    <style:style style:name="P17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3184ed" fo:background-color="transparent" style:font-name-asian="Arial3" style:font-size-asian="9pt" style:font-name-complex="Arial3" style:font-size-complex="9pt"/>
    </style:style>
    <style:style style:name="P17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18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fo:language="es" fo:country="AR" officeooo:rsid="002e002c" officeooo:paragraph-rsid="002ece6b" fo:background-color="transparent" style:font-name-asian="Arial3" style:font-size-asian="9pt" style:font-name-complex="Arial3" style:font-size-complex="9pt"/>
    </style:style>
    <style:style style:name="P18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fo:language="es" fo:country="AR" officeooo:rsid="002e002c" officeooo:paragraph-rsid="003184ed" fo:background-color="transparent" style:font-name-asian="Arial3" style:font-size-asian="9pt" style:font-name-complex="Arial3" style:font-size-complex="9pt"/>
    </style:style>
    <style:style style:name="P18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fo:language="es" fo:country="AR" officeooo:rsid="002e002c" officeooo:paragraph-rsid="0032c12a" fo:background-color="transparent" style:font-name-asian="Arial3" style:font-size-asian="9pt" style:font-name-complex="Arial3" style:font-size-complex="9pt"/>
    </style:style>
    <style:style style:name="P18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70879" fo:background-color="transparent" style:font-name-asian="Arial3" style:font-size-asian="9pt" style:font-name-complex="Arial3" style:font-size-complex="9pt"/>
    </style:style>
    <style:style style:name="P18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185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18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87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8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189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19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19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19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a0eb5" fo:background-color="transparent" style:font-name-asian="Arial3" style:font-size-asian="9pt" style:font-name-complex="Arial3" style:font-size-complex="9pt"/>
    </style:style>
    <style:style style:name="P19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94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9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96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9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198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19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a0eb5" fo:background-color="transparent" style:font-name-asian="Arial3" style:font-size-asian="9pt" style:font-name-complex="Arial3" style:font-size-complex="9pt"/>
    </style:style>
    <style:style style:name="P20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20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20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20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20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20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20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20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20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a0eb5" fo:background-color="transparent" style:font-name-asian="Arial3" style:font-size-asian="9pt" style:font-name-complex="Arial3" style:font-size-complex="9pt"/>
    </style:style>
    <style:style style:name="P20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b5dc6" fo:background-color="transparent" style:font-name-asian="Arial3" style:font-size-asian="9pt" style:font-name-complex="Arial3" style:font-size-complex="9pt"/>
    </style:style>
    <style:style style:name="P21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21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c8331" fo:background-color="transparent" style:font-name-asian="Arial3" style:font-size-asian="9pt" style:font-name-complex="Arial3" style:font-size-complex="9pt"/>
    </style:style>
    <style:style style:name="P21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2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21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2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21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2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2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2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2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2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2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27622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22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27622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22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27622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2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2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2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2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2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2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2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a0eb5" officeooo:paragraph-rsid="002b5dc6" fo:background-color="transparent" style:font-name-asian="Arial3" style:font-size-asian="9pt" style:font-name-complex="Arial3" style:font-size-complex="9pt"/>
    </style:style>
    <style:style style:name="P2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2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2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2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23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3184ed" fo:background-color="transparent" style:font-name-asian="Arial3" style:font-size-asian="9pt" style:font-name-complex="Arial3" style:font-size-complex="9pt"/>
    </style:style>
    <style:style style:name="P23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2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23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24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24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70879" officeooo:paragraph-rsid="003184ed" fo:background-color="transparent" style:font-name-asian="Arial3" style:font-size-asian="9pt" style:font-name-complex="Arial3" style:font-size-complex="9pt"/>
    </style:style>
    <style:style style:name="P24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24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2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2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24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247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2fff6" officeooo:paragraph-rsid="003184ed" fo:background-color="transparent" style:font-name-asian="Arial3" style:font-size-asian="9pt" style:font-name-complex="Arial3" style:font-size-complex="9pt"/>
    </style:style>
    <style:style style:name="P24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49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2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25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25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2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25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25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25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3184ed" fo:background-color="transparent" style:font-name-asian="Arial3" style:font-size-asian="9pt" style:font-name-complex="Arial3" style:font-size-complex="9pt"/>
    </style:style>
    <style:style style:name="P25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2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26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c4126" officeooo:paragraph-rsid="002c4126" fo:background-color="transparent" style:font-name-asian="Arial3" style:font-size-asian="9pt" style:font-name-complex="Arial3" style:font-size-complex="9pt"/>
    </style:style>
    <style:style style:name="P26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c4126" officeooo:paragraph-rsid="002ece6b" fo:background-color="transparent" style:font-name-asian="Arial3" style:font-size-asian="9pt" style:font-name-complex="Arial3" style:font-size-complex="9pt"/>
    </style:style>
    <style:style style:name="P26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c4126" officeooo:paragraph-rsid="0032c12a" fo:background-color="transparent" style:font-name-asian="Arial3" style:font-size-asian="9pt" style:font-name-complex="Arial3" style:font-size-complex="9pt"/>
    </style:style>
    <style:style style:name="P264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32c12a" officeooo:paragraph-rsid="0032c12a" fo:background-color="transparent" style:font-name-asian="Arial3" style:font-size-asian="9pt" style:font-name-complex="Arial3" style:font-size-complex="9pt"/>
    </style:style>
    <style:style style:name="P26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c4126" officeooo:paragraph-rsid="002c4126" fo:background-color="transparent" style:font-name-asian="Arial3" style:font-size-asian="9pt" style:font-name-complex="Arial3" style:font-size-complex="9pt"/>
    </style:style>
    <style:style style:name="P26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c4126" officeooo:paragraph-rsid="002ece6b" fo:background-color="transparent" style:font-name-asian="Arial3" style:font-size-asian="9pt" style:font-name-complex="Arial3" style:font-size-complex="9pt"/>
    </style:style>
    <style:style style:name="P26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c4126" officeooo:paragraph-rsid="0032c12a" fo:background-color="transparent" style:font-name-asian="Arial3" style:font-size-asian="9pt" style:font-name-complex="Arial3" style:font-size-complex="9pt"/>
    </style:style>
    <style:style style:name="P26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c9211e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26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c9211e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27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c9211e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2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27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27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7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27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27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27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27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27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28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28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28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28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28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fo:language="es" fo:country="AR" officeooo:rsid="002e002c" officeooo:paragraph-rsid="002ece6b" fo:background-color="transparent" style:font-name-asian="Arial3" style:font-size-asian="9pt" style:font-name-complex="Arial3" style:font-size-complex="9pt"/>
    </style:style>
    <style:style style:name="P28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fo:language="es" fo:country="AR" officeooo:rsid="002e002c" officeooo:paragraph-rsid="0032c12a" fo:background-color="transparent" style:font-name-asian="Arial3" style:font-size-asian="9pt" style:font-name-complex="Arial3" style:font-size-complex="9pt"/>
    </style:style>
    <style:style style:name="P28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8e86ae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28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8e86ae" loext:opacity="100%" style:font-name="Arial" fo:font-size="9pt" fo:letter-spacing="normal" officeooo:rsid="00270879" officeooo:paragraph-rsid="002fa071" fo:background-color="transparent" style:font-name-asian="Arial3" style:font-size-asian="9pt" style:font-name-complex="Arial3" style:font-size-complex="9pt"/>
    </style:style>
    <style:style style:name="P28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8e86ae" loext:opacity="100%" style:font-name="Arial" fo:font-size="9pt" fo:letter-spacing="normal" officeooo:rsid="00270879" officeooo:paragraph-rsid="0032c12a" fo:background-color="transparent" style:font-name-asian="Arial3" style:font-size-asian="9pt" style:font-name-complex="Arial3" style:font-size-complex="9pt"/>
    </style:style>
    <style:style style:name="P28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29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2fff6" officeooo:paragraph-rsid="002fa071" fo:background-color="transparent" style:font-name-asian="Arial3" style:font-size-asian="9pt" style:font-name-complex="Arial3" style:font-size-complex="9pt"/>
    </style:style>
    <style:style style:name="P29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29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29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b5dc6" officeooo:paragraph-rsid="002fa071" fo:background-color="transparent" style:font-name-asian="Arial3" style:font-size-asian="9pt" style:font-name-complex="Arial3" style:font-size-complex="9pt"/>
    </style:style>
    <style:style style:name="P29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b5dc6" officeooo:paragraph-rsid="0032c12a" fo:background-color="transparent" style:font-name-asian="Arial3" style:font-size-asian="9pt" style:font-name-complex="Arial3" style:font-size-complex="9pt"/>
    </style:style>
    <style:style style:name="P29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29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41daf" officeooo:paragraph-rsid="002fa071" fo:background-color="transparent" style:font-name-asian="Arial3" style:font-size-asian="9pt" style:font-name-complex="Arial3" style:font-size-complex="9pt"/>
    </style:style>
    <style:style style:name="P29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29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a0eb5" officeooo:paragraph-rsid="002c8331" fo:background-color="transparent" style:font-name-asian="Arial3" style:font-size-asian="9pt" style:font-name-complex="Arial3" style:font-size-complex="9pt"/>
    </style:style>
    <style:style style:name="P29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a0eb5" officeooo:paragraph-rsid="002fa071" fo:background-color="transparent" style:font-name-asian="Arial3" style:font-size-asian="9pt" style:font-name-complex="Arial3" style:font-size-complex="9pt"/>
    </style:style>
    <style:style style:name="P30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a0eb5" officeooo:paragraph-rsid="0032c12a" fo:background-color="transparent" style:font-name-asian="Arial3" style:font-size-asian="9pt" style:font-name-complex="Arial3" style:font-size-complex="9pt"/>
    </style:style>
    <style:style style:name="P30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c8331" officeooo:paragraph-rsid="002c8331" fo:background-color="transparent" style:font-name-asian="Arial3" style:font-size-asian="9pt" style:font-name-complex="Arial3" style:font-size-complex="9pt"/>
    </style:style>
    <style:style style:name="P30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c8331" officeooo:paragraph-rsid="002fa071" fo:background-color="transparent" style:font-name-asian="Arial3" style:font-size-asian="9pt" style:font-name-complex="Arial3" style:font-size-complex="9pt"/>
    </style:style>
    <style:style style:name="P30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c8331" officeooo:paragraph-rsid="0032c12a" fo:background-color="transparent" style:font-name-asian="Arial3" style:font-size-asian="9pt" style:font-name-complex="Arial3" style:font-size-complex="9pt"/>
    </style:style>
    <style:style style:name="P30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30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2e002c" officeooo:paragraph-rsid="002fa071" fo:background-color="transparent" style:font-name-asian="Arial3" style:font-size-asian="9pt" style:font-name-complex="Arial3" style:font-size-complex="9pt"/>
    </style:style>
    <style:style style:name="P30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2e002c" officeooo:paragraph-rsid="0032c12a" fo:background-color="transparent" style:font-name-asian="Arial3" style:font-size-asian="9pt" style:font-name-complex="Arial3" style:font-size-complex="9pt"/>
    </style:style>
    <style:style style:name="P30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32c12a" officeooo:paragraph-rsid="0032c12a" fo:background-color="transparent" style:font-name-asian="Arial3" style:font-size-asian="9pt" style:font-name-complex="Arial3" style:font-size-complex="9pt"/>
    </style:style>
    <style:style style:name="P30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346741" officeooo:paragraph-rsid="00346741" fo:background-color="transparent" style:font-name-asian="Arial3" style:font-size-asian="9pt" style:font-name-complex="Arial3" style:font-size-complex="9pt"/>
    </style:style>
    <style:style style:name="P30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8e86ae" loext:opacity="100%" style:font-name="Arial" fo:font-size="11pt" fo:letter-spacing="normal" fo:language="es" fo:country="AR" officeooo:rsid="002e002c" officeooo:paragraph-rsid="002e002c" fo:background-color="transparent" style:font-name-asian="Arial3" style:font-size-asian="11pt" style:font-name-complex="Arial3"/>
    </style:style>
    <style:style style:name="P31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3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2ece6b" fo:background-color="transparent" style:font-name-asian="Arial3" style:font-size-asian="9pt" style:font-name-complex="Arial3" style:font-size-complex="9pt"/>
    </style:style>
    <style:style style:name="P3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2fa071" fo:background-color="transparent" style:font-name-asian="Arial3" style:font-size-asian="9pt" style:font-name-complex="Arial3" style:font-size-complex="9pt"/>
    </style:style>
    <style:style style:name="P3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3184ed" fo:background-color="transparent" style:font-name-asian="Arial3" style:font-size-asian="9pt" style:font-name-complex="Arial3" style:font-size-complex="9pt"/>
    </style:style>
    <style:style style:name="P3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32c12a" fo:background-color="transparent" style:font-name-asian="Arial3" style:font-size-asian="9pt" style:font-name-complex="Arial3" style:font-size-complex="9pt"/>
    </style:style>
    <style:style style:name="P31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31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317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2a6099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31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31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41daf" officeooo:paragraph-rsid="003184ed" fo:background-color="transparent" style:font-name-asian="Arial3" style:font-size-asian="9pt" style:font-name-complex="Arial3" style:font-size-complex="9pt"/>
    </style:style>
    <style:style style:name="P32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32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32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32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55219" officeooo:paragraph-rsid="002ece6b" fo:background-color="transparent" style:font-name-asian="Arial3" style:font-size-asian="9pt" style:font-name-complex="Arial3" style:font-size-complex="9pt"/>
    </style:style>
    <style:style style:name="P324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2a6099" loext:opacity="100%" style:font-name="Arial" fo:font-size="9pt" fo:letter-spacing="normal" officeooo:rsid="002ece6b" officeooo:paragraph-rsid="002ece6b" fo:background-color="transparent" style:font-name-asian="Arial3" style:font-size-asian="9pt" style:font-name-complex="Arial3" style:font-size-complex="9pt"/>
    </style:style>
    <style:style style:name="P32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ff7b59" loext:opacity="100%" style:font-name="Arial" fo:font-size="9pt" fo:letter-spacing="normal" officeooo:rsid="00241daf" officeooo:paragraph-rsid="0032c12a" fo:background-color="transparent" style:font-name-asian="Arial3" style:font-size-asian="9pt" style:font-name-complex="Arial3" style:font-size-complex="9pt"/>
    </style:style>
    <style:style style:name="P32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ff7b59" loext:opacity="100%" style:font-name="Arial" fo:font-size="9pt" fo:letter-spacing="normal" officeooo:rsid="0032c12a" officeooo:paragraph-rsid="0032c12a" fo:background-color="transparent" style:font-name-asian="Arial3" style:font-size-asian="9pt" style:font-name-complex="Arial3" style:font-size-complex="9pt"/>
    </style:style>
    <style:style style:name="P3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ff7b59" loext:opacity="100%" style:font-name="Arial" fo:font-size="9pt" fo:letter-spacing="normal" officeooo:rsid="0022fff6" officeooo:paragraph-rsid="0032c12a" fo:background-color="transparent" style:font-name-asian="Arial3" style:font-size-asian="9pt" style:font-name-complex="Arial3" style:font-size-complex="9pt"/>
    </style:style>
    <style:style style:name="P3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ff7b59" loext:opacity="100%" style:font-name="Arial" fo:font-size="9pt" fo:letter-spacing="normal" officeooo:rsid="00255219" officeooo:paragraph-rsid="0032c12a" fo:background-color="transparent" style:font-name-asian="Arial3" style:font-size-asian="9pt" style:font-name-complex="Arial3" style:font-size-complex="9pt"/>
    </style:style>
    <style:style style:name="P32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33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paragraph-rsid="002ece6b" fo:background-color="transparent" style:font-name-asian="Arial3" style:font-size-asian="11pt" style:font-name-complex="Arial3"/>
    </style:style>
    <style:style style:name="P33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197404" officeooo:paragraph-rsid="00197404" fo:background-color="transparent" style:font-name-asian="Arial3" style:font-size-asian="11pt" style:font-name-complex="Arial3"/>
    </style:style>
    <style:style style:name="P33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fo:background-color="transparent" style:font-name-asian="Arial3" style:font-size-asian="11pt" style:font-style-asian="italic" style:font-weight-asian="bold" style:font-name-complex="Arial3"/>
    </style:style>
    <style:style style:name="P3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fo:font-style="italic" fo:font-weight="bold" officeooo:paragraph-rsid="003d37b1" fo:background-color="transparent" style:font-name-asian="Arial3" style:font-size-asian="11pt" style:font-style-asian="italic" style:font-weight-asian="bold" style:font-name-complex="Arial3"/>
    </style:style>
    <style:style style:name="P33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</style:style>
    <style:style style:name="P33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b9814"/>
    </style:style>
    <style:style style:name="P33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ece6b"/>
    </style:style>
    <style:style style:name="P33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bf330"/>
    </style:style>
    <style:style style:name="P33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97404"/>
    </style:style>
    <style:style style:name="P33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2c12a"/>
    </style:style>
    <style:style style:name="P34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323a"/>
    </style:style>
    <style:style style:name="P34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a5a67"/>
    </style:style>
    <style:style style:name="P34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a9521"/>
    </style:style>
    <style:style style:name="P34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bda2a"/>
    </style:style>
    <style:style style:name="P34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cd5ad"/>
    </style:style>
    <style:style style:name="P34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10f"/>
    </style:style>
    <style:style style:name="P34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c47"/>
    </style:style>
    <style:style style:name="P34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f5f8"/>
    </style:style>
    <style:style style:name="P34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d37b1"/>
    </style:style>
    <style:style style:name="P3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3d37b1"/>
    </style:style>
    <style:style style:name="P35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3dffe1"/>
    </style:style>
    <style:style style:name="P3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3dffe1"/>
    </style:style>
    <style:style style:name="P3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officeooo:paragraph-rsid="003eb38d"/>
    </style:style>
    <style:style style:name="P35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a9521" officeooo:paragraph-rsid="001a9521"/>
    </style:style>
    <style:style style:name="P35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bda2a" officeooo:paragraph-rsid="001bda2a"/>
    </style:style>
    <style:style style:name="P3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paragraph-rsid="003184ed" fo:background-color="transparent" style:font-name-asian="Arial3" style:font-size-asian="9pt" style:font-name-complex="Arial3"/>
    </style:style>
    <style:style style:name="T1" style:family="text">
      <style:text-properties style:use-window-font-color="true" loext:opacity="0%" style:font-name="Arial" fo:font-size="11pt" fo:letter-spacing="normal" fo:font-style="italic" fo:font-weight="bold" fo:background-color="transparent" loext:char-shading-value="0" style:font-name-asian="Arial3" style:font-size-asian="11pt" style:font-style-asian="italic" style:font-weight-asian="bold" style:font-name-complex="Arial3"/>
    </style:style>
    <style:style style:name="T2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/>
    </style:style>
    <style:style style:name="T3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 style:font-style-complex="italic"/>
    </style:style>
    <style:style style:name="T4" style:family="text">
      <style:text-properties style:use-window-font-color="true" loext:opacity="0%" style:font-name="Arial" fo:font-size="11pt" fo:letter-spacing="normal" fo:font-style="italic" officeooo:rsid="001a5a67" fo:background-color="transparent" loext:char-shading-value="0" style:font-name-asian="Arial3" style:font-size-asian="11pt" style:font-style-asian="italic" style:font-name-complex="Arial3" style:font-style-complex="italic"/>
    </style:style>
    <style:style style:name="T5" style:family="text">
      <style:text-properties style:use-window-font-color="true" loext:opacity="0%" style:font-name="Arial" fo:font-size="11pt" fo:letter-spacing="normal" fo:font-style="italic" officeooo:rsid="001bda2a" fo:background-color="transparent" loext:char-shading-value="0" style:font-name-asian="Arial3" style:font-size-asian="11pt" style:font-style-asian="italic" style:font-name-complex="Arial3" style:font-style-complex="italic"/>
    </style:style>
    <style:style style:name="T6" style:family="text">
      <style:text-properties style:use-window-font-color="true" loext:opacity="0%" style:font-name="Arial" fo:font-size="11pt" fo:letter-spacing="normal" fo:font-style="italic" officeooo:rsid="001cd5ad" fo:background-color="transparent" loext:char-shading-value="0" style:font-name-asian="Arial3" style:font-size-asian="11pt" style:font-style-asian="italic" style:font-name-complex="Arial3" style:font-style-complex="italic"/>
    </style:style>
    <style:style style:name="T7" style:family="text">
      <style:text-properties style:use-window-font-color="true" loext:opacity="0%" style:font-name="Arial" fo:font-size="11pt" fo:letter-spacing="normal" fo:font-style="italic" officeooo:rsid="0020323a" fo:background-color="transparent" loext:char-shading-value="0" style:font-name-asian="Arial3" style:font-size-asian="11pt" style:font-style-asian="italic" style:font-name-complex="Arial3" style:font-style-complex="italic"/>
    </style:style>
    <style:style style:name="T8" style:family="text">
      <style:text-properties style:use-window-font-color="true" loext:opacity="0%" style:font-name="Arial" fo:font-size="11pt" fo:letter-spacing="normal" fo:font-style="italic" officeooo:rsid="0034a6d3" fo:background-color="transparent" loext:char-shading-value="0" style:font-name-asian="Arial3" style:font-size-asian="11pt" style:font-style-asian="italic" style:font-name-complex="Arial3"/>
    </style:style>
    <style:style style:name="T9" style:family="text">
      <style:text-properties style:use-window-font-color="true" loext:opacity="0%" style:font-name="Arial" fo:font-size="11pt" fo:letter-spacing="normal" fo:font-style="italic" officeooo:rsid="00369af6" fo:background-color="transparent" loext:char-shading-value="0" style:font-name-asian="Arial3" style:font-size-asian="11pt" style:font-style-asian="italic" style:font-name-complex="Arial3"/>
    </style:style>
    <style:style style:name="T10" style:family="text">
      <style:text-properties style:use-window-font-color="true" loext:opacity="0%" style:font-name="Arial" fo:font-size="11pt" fo:letter-spacing="normal" fo:font-style="italic" officeooo:rsid="003bf330" fo:background-color="transparent" loext:char-shading-value="0" style:font-name-asian="Arial3" style:font-size-asian="11pt" style:font-style-asian="italic" style:font-name-complex="Arial3"/>
    </style:style>
    <style:style style:name="T11" style:family="text">
      <style:text-properties style:use-window-font-color="true" loext:opacity="0%" style:font-name="Arial" fo:font-size="11pt" fo:letter-spacing="normal" fo:font-style="italic" officeooo:rsid="003c7ced" fo:background-color="transparent" loext:char-shading-value="0" style:font-name-asian="Arial3" style:font-size-asian="11pt" style:font-style-asian="italic" style:font-name-complex="Arial3"/>
    </style:style>
    <style:style style:name="T12" style:family="text">
      <style:text-properties style:use-window-font-color="true" loext:opacity="0%" style:font-name="Arial" fo:font-size="11pt" fo:letter-spacing="normal" fo:font-style="italic" officeooo:rsid="003d37b1" fo:background-color="transparent" loext:char-shading-value="0" style:font-name-asian="Arial3" style:font-size-asian="11pt" style:font-style-asian="italic" style:font-name-complex="Arial3"/>
    </style:style>
    <style:style style:name="T13" style:family="text">
      <style:text-properties style:use-window-font-color="true" loext:opacity="0%" style:font-name="Arial" fo:font-size="11pt" fo:letter-spacing="normal" fo:font-style="italic" fo:font-weight="normal" fo:background-color="transparent" loext:char-shading-value="0" style:font-name-asian="Arial3" style:font-size-asian="11pt" style:font-style-asian="italic" style:font-weight-asian="normal" style:font-name-complex="Arial3" style:font-style-complex="italic" style:font-weight-complex="normal"/>
    </style:style>
    <style:style style:name="T14" style:family="text">
      <style:text-properties style:use-window-font-color="true" loext:opacity="0%" style:font-name="Arial" fo:font-size="11pt" fo:letter-spacing="normal" fo:font-style="italic" fo:font-weight="normal" officeooo:rsid="0020323a" fo:background-color="transparent" loext:char-shading-value="0" style:font-name-asian="Arial3" style:font-size-asian="11pt" style:font-style-asian="italic" style:font-weight-asian="normal" style:font-name-complex="Arial3" style:font-style-complex="italic" style:font-weight-complex="normal"/>
    </style:style>
    <style:style style:name="T15" style:family="text">
      <style:text-properties style:use-window-font-color="true" loext:opacity="0%" style:font-name="Arial" fo:font-size="11pt" fo:letter-spacing="normal" fo:background-color="transparent" loext:char-shading-value="0" style:font-name-asian="Arial3" style:font-size-asian="11pt" style:font-name-complex="Arial3"/>
    </style:style>
    <style:style style:name="T16" style:family="text">
      <style:text-properties style:use-window-font-color="true" loext:opacity="0%" style:font-name="Arial" fo:font-size="11pt" fo:letter-spacing="normal" officeooo:rsid="001a5a67" fo:background-color="transparent" loext:char-shading-value="0" style:font-name-asian="Arial3" style:font-size-asian="11pt" style:font-name-complex="Arial3"/>
    </style:style>
    <style:style style:name="T17" style:family="text">
      <style:text-properties style:use-window-font-color="true" loext:opacity="0%" style:font-name="Arial" fo:font-size="11pt" fo:letter-spacing="normal" officeooo:rsid="001a9521" fo:background-color="transparent" loext:char-shading-value="0" style:font-name-asian="Arial3" style:font-size-asian="11pt" style:font-name-complex="Arial3"/>
    </style:style>
    <style:style style:name="T18" style:family="text">
      <style:text-properties style:use-window-font-color="true" loext:opacity="0%" style:font-name="Arial" fo:font-size="11pt" fo:letter-spacing="normal" officeooo:rsid="001bda2a" fo:background-color="transparent" loext:char-shading-value="0" style:font-name-asian="Arial3" style:font-size-asian="11pt" style:font-name-complex="Arial3"/>
    </style:style>
    <style:style style:name="T19" style:family="text">
      <style:text-properties style:use-window-font-color="true" loext:opacity="0%" style:font-name="Arial" fo:font-size="11pt" fo:letter-spacing="normal" officeooo:rsid="001c3571" fo:background-color="transparent" loext:char-shading-value="0" style:font-name-asian="Arial3" style:font-size-asian="11pt" style:font-name-complex="Arial3"/>
    </style:style>
    <style:style style:name="T20" style:family="text">
      <style:text-properties style:use-window-font-color="true" loext:opacity="0%" style:font-name="Arial" fo:font-size="11pt" fo:letter-spacing="normal" officeooo:rsid="001cd5ad" fo:background-color="transparent" loext:char-shading-value="0" style:font-name-asian="Arial3" style:font-size-asian="11pt" style:font-name-complex="Arial3"/>
    </style:style>
    <style:style style:name="T21" style:family="text">
      <style:text-properties style:use-window-font-color="true" loext:opacity="0%" style:font-name="Arial" fo:font-size="11pt" fo:letter-spacing="normal" officeooo:rsid="001e710f" fo:background-color="transparent" loext:char-shading-value="0" style:font-name-asian="Arial3" style:font-size-asian="11pt" style:font-name-complex="Arial3"/>
    </style:style>
    <style:style style:name="T22" style:family="text">
      <style:text-properties style:use-window-font-color="true" loext:opacity="0%" style:font-name="Arial" fo:font-size="11pt" fo:letter-spacing="normal" officeooo:rsid="001e7c47" fo:background-color="transparent" loext:char-shading-value="0" style:font-name-asian="Arial3" style:font-size-asian="11pt" style:font-name-complex="Arial3"/>
    </style:style>
    <style:style style:name="T23" style:family="text">
      <style:text-properties style:use-window-font-color="true" loext:opacity="0%" style:font-name="Arial" fo:font-size="11pt" fo:letter-spacing="normal" officeooo:rsid="0020323a" fo:background-color="transparent" loext:char-shading-value="0" style:font-name-asian="Arial3" style:font-size-asian="11pt" style:font-name-complex="Arial3"/>
    </style:style>
    <style:style style:name="T24" style:family="text">
      <style:text-properties style:use-window-font-color="true" loext:opacity="0%" style:font-name="Arial" fo:font-size="11pt" fo:letter-spacing="normal" officeooo:rsid="0020f5f8" fo:background-color="transparent" loext:char-shading-value="0" style:font-name-asian="Arial3" style:font-size-asian="11pt" style:font-name-complex="Arial3"/>
    </style:style>
    <style:style style:name="T25" style:family="text">
      <style:text-properties style:use-window-font-color="true" loext:opacity="0%" style:font-name="Arial" fo:font-size="11pt" fo:letter-spacing="normal" officeooo:rsid="00215db6" fo:background-color="transparent" loext:char-shading-value="0" style:font-name-asian="Arial3" style:font-size-asian="11pt" style:font-name-complex="Arial3"/>
    </style:style>
    <style:style style:name="T26" style:family="text">
      <style:text-properties style:use-window-font-color="true" loext:opacity="0%" style:font-name="Arial" fo:font-size="11pt" fo:letter-spacing="normal" officeooo:rsid="002c4126" fo:background-color="transparent" loext:char-shading-value="0" style:font-name-asian="Arial3" style:font-size-asian="11pt" style:font-name-complex="Arial3"/>
    </style:style>
    <style:style style:name="T27" style:family="text">
      <style:text-properties style:use-window-font-color="true" loext:opacity="0%" style:font-name="Arial" fo:font-size="11pt" fo:letter-spacing="normal" officeooo:rsid="002ece6b" fo:background-color="transparent" loext:char-shading-value="0" style:font-name-asian="Arial3" style:font-size-asian="11pt" style:font-name-complex="Arial3"/>
    </style:style>
    <style:style style:name="T28" style:family="text">
      <style:text-properties style:use-window-font-color="true" loext:opacity="0%" style:font-name="Arial" fo:font-size="11pt" fo:letter-spacing="normal" officeooo:rsid="0032c12a" fo:background-color="transparent" loext:char-shading-value="0" style:font-name-asian="Arial3" style:font-size-asian="11pt" style:font-name-complex="Arial3"/>
    </style:style>
    <style:style style:name="T29" style:family="text">
      <style:text-properties style:use-window-font-color="true" loext:opacity="0%" style:font-name="Arial" fo:font-size="11pt" fo:letter-spacing="normal" officeooo:rsid="0034a6d3" fo:background-color="transparent" loext:char-shading-value="0" style:font-name-asian="Arial3" style:font-size-asian="11pt" style:font-name-complex="Arial3"/>
    </style:style>
    <style:style style:name="T30" style:family="text">
      <style:text-properties style:use-window-font-color="true" loext:opacity="0%" style:font-name="Arial" fo:font-size="11pt" fo:letter-spacing="normal" officeooo:rsid="00369af6" fo:background-color="transparent" loext:char-shading-value="0" style:font-name-asian="Arial3" style:font-size-asian="11pt" style:font-name-complex="Arial3"/>
    </style:style>
    <style:style style:name="T31" style:family="text">
      <style:text-properties style:use-window-font-color="true" loext:opacity="0%" style:font-name="Arial" fo:font-size="11pt" fo:letter-spacing="normal" officeooo:rsid="003b9814" fo:background-color="transparent" loext:char-shading-value="0" style:font-name-asian="Arial3" style:font-size-asian="11pt" style:font-name-complex="Arial3"/>
    </style:style>
    <style:style style:name="T32" style:family="text">
      <style:text-properties style:use-window-font-color="true" loext:opacity="0%" style:font-name="Arial" fo:font-size="11pt" fo:letter-spacing="normal" officeooo:rsid="00385288" fo:background-color="transparent" loext:char-shading-value="0" style:font-name-asian="Arial3" style:font-size-asian="11pt" style:font-name-complex="Arial3"/>
    </style:style>
    <style:style style:name="T33" style:family="text">
      <style:text-properties style:use-window-font-color="true" loext:opacity="0%" style:font-name="Arial" fo:font-size="11pt" fo:letter-spacing="normal" officeooo:rsid="003c7ced" fo:background-color="transparent" loext:char-shading-value="0" style:font-name-asian="Arial3" style:font-size-asian="11pt" style:font-name-complex="Arial3"/>
    </style:style>
    <style:style style:name="T34" style:family="text">
      <style:text-properties style:use-window-font-color="true" loext:opacity="0%" style:font-name="Arial" fo:font-size="11pt" fo:letter-spacing="normal" officeooo:rsid="003d37b1" fo:background-color="transparent" loext:char-shading-value="0" style:font-name-asian="Arial3" style:font-size-asian="11pt" style:font-name-complex="Arial3"/>
    </style:style>
    <style:style style:name="T35" style:family="text">
      <style:text-properties style:use-window-font-color="true" loext:opacity="0%" style:font-name="Arial" fo:font-size="11pt" fo:letter-spacing="normal" officeooo:rsid="003eb38d" fo:background-color="transparent" loext:char-shading-value="0" style:font-name-asian="Arial3" style:font-size-asian="11pt" style:font-name-complex="Arial3"/>
    </style:style>
    <style:style style:name="T36" style:family="text">
      <style:text-properties style:use-window-font-color="true" loext:opacity="0%" style:font-name="Arial" fo:font-size="11pt" fo:letter-spacing="normal" fo:font-style="normal" fo:background-color="transparent" loext:char-shading-value="0" style:font-name-asian="Arial3" style:font-size-asian="11pt" style:font-style-asian="normal" style:font-name-complex="Arial3" style:font-style-complex="normal"/>
    </style:style>
    <style:style style:name="T37" style:family="text">
      <style:text-properties style:use-window-font-color="true" loext:opacity="0%" style:font-name="Arial" fo:font-size="11pt" fo:letter-spacing="normal" fo:font-style="normal" fo:font-weight="normal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38" style:family="text">
      <style:text-properties style:use-window-font-color="true" loext:opacity="0%" style:font-name="Arial" fo:font-size="11pt" fo:letter-spacing="normal" fo:font-style="normal" fo:font-weight="normal" officeooo:rsid="001e710f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39" style:family="text">
      <style:text-properties style:use-window-font-color="true" loext:opacity="0%" style:font-name="Arial" fo:font-size="11pt" fo:letter-spacing="normal" fo:font-style="normal" fo:font-weight="normal" officeooo:rsid="001e7c47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40" style:family="text">
      <style:text-properties style:use-window-font-color="true" loext:opacity="0%" style:font-name="Arial" fo:font-size="11pt" fo:letter-spacing="normal" fo:font-style="normal" fo:font-weight="normal" officeooo:rsid="0020323a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41" style:family="text">
      <style:text-properties style:use-window-font-color="true" loext:opacity="0%" style:font-name="Arial" fo:font-size="11pt" fo:letter-spacing="normal" fo:font-style="normal" fo:font-weight="normal" officeooo:rsid="0020f5f8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42" style:family="text">
      <style:text-properties style:use-window-font-color="true" loext:opacity="0%" style:font-name="Arial" fo:font-size="11pt" fo:letter-spacing="normal" fo:font-style="normal" fo:font-weight="normal" officeooo:rsid="0034a6d3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43" style:family="text">
      <style:text-properties style:use-window-font-color="true" loext:opacity="0%" style:font-name="Arial" fo:font-size="11pt" fo:letter-spacing="normal" fo:font-style="normal" fo:font-weight="normal" officeooo:rsid="00369af6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44" style:family="text">
      <style:text-properties style:use-window-font-color="true" loext:opacity="0%" style:font-name="Arial" fo:font-size="11pt" fo:letter-spacing="normal" fo:language="es" fo:country="AR" fo:background-color="transparent" loext:char-shading-value="0" style:font-name-asian="Arial3" style:font-size-asian="11pt" style:font-name-complex="Arial3"/>
    </style:style>
    <style:style style:name="T45" style:family="text">
      <style:text-properties style:use-window-font-color="true" loext:opacity="0%" style:font-name="Arial" fo:font-size="11pt" fo:letter-spacing="normal" fo:language="es" fo:country="AR" officeooo:rsid="003d37b1" fo:background-color="transparent" loext:char-shading-value="0" style:font-name-asian="Arial3" style:font-size-asian="11pt" style:font-name-complex="Arial3"/>
    </style:style>
    <style:style style:name="T46" style:family="text">
      <style:text-properties style:use-window-font-color="true" loext:opacity="0%" style:font-name="Arial" fo:font-size="11pt" fo:letter-spacing="normal" fo:language="es" fo:country="AR" officeooo:rsid="003dffe1" fo:background-color="transparent" loext:char-shading-value="0" style:font-name-asian="Arial3" style:font-size-asian="11pt" style:font-name-complex="Arial3"/>
    </style:style>
    <style:style style:name="T47" style:family="text">
      <style:text-properties style:use-window-font-color="true" loext:opacity="0%" style:font-name="Arial" fo:font-size="11pt" fo:letter-spacing="normal" fo:language="es" fo:country="AR" officeooo:rsid="0034a6d3" fo:background-color="transparent" loext:char-shading-value="0" style:font-name-asian="Arial3" style:font-size-asian="11pt" style:font-name-complex="Arial3"/>
    </style:style>
    <style:style style:name="T48" style:family="text">
      <style:text-properties style:use-window-font-color="true" loext:opacity="0%" style:font-name="Arial" fo:font-size="11pt" fo:letter-spacing="normal" fo:language="es" fo:country="AR" officeooo:rsid="003eb38d" fo:background-color="transparent" loext:char-shading-value="0" style:font-name-asian="Arial3" style:font-size-asian="11pt" style:font-name-complex="Arial3"/>
    </style:style>
    <style:style style:name="T49" style:family="text">
      <style:text-properties style:use-window-font-color="true" loext:opacity="0%" style:font-name="Arial" fo:font-size="11pt" fo:letter-spacing="normal" fo:language="es" fo:country="AR" officeooo:rsid="00369af6" fo:background-color="transparent" loext:char-shading-value="0" style:font-name-asian="Arial3" style:font-size-asian="11pt" style:font-name-complex="Arial3"/>
    </style:style>
    <style:style style:name="T50" style:family="text">
      <style:text-properties style:use-window-font-color="true" loext:opacity="0%" style:font-name="Arial" fo:font-size="11pt" fo:letter-spacing="normal" fo:language="es" fo:country="AR" fo:font-style="italic" officeooo:rsid="003d37b1" fo:background-color="transparent" loext:char-shading-value="0" style:font-name-asian="Arial3" style:font-size-asian="11pt" style:font-style-asian="italic" style:font-name-complex="Arial3"/>
    </style:style>
    <style:style style:name="T51" style:family="text">
      <style:text-properties style:use-window-font-color="true" loext:opacity="0%" style:font-name="Arial" fo:font-size="11pt" fo:letter-spacing="normal" fo:language="es" fo:country="AR" fo:font-style="italic" officeooo:rsid="00369af6" fo:background-color="transparent" loext:char-shading-value="0" style:font-name-asian="Arial3" style:font-size-asian="11pt" style:font-style-asian="italic" style:font-name-complex="Arial3"/>
    </style:style>
    <style:style style:name="T52" style:family="text">
      <style:text-properties style:use-window-font-color="true" loext:opacity="0%" style:font-name="Arial" fo:font-size="11pt" fo:letter-spacing="normal" fo:language="es" fo:country="AR" fo:font-style="italic" officeooo:rsid="003dffe1" fo:background-color="transparent" loext:char-shading-value="0" style:font-name-asian="Arial3" style:font-size-asian="11pt" style:font-style-asian="italic" style:font-name-complex="Arial3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1a9521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1e710f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34a6d3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369af6" style:font-style-asian="normal" style:font-weight-asian="normal" style:font-style-complex="normal" style:font-weight-complex="normal"/>
    </style:style>
    <style:style style:name="T60" style:family="text">
      <style:text-properties style:font-name="Arial2"/>
    </style:style>
    <style:style style:name="T61" style:family="text">
      <style:text-properties style:font-name="Arial2" officeooo:rsid="001cd5ad"/>
    </style:style>
    <style:style style:name="T62" style:family="text">
      <style:text-properties style:font-name="Arial2" fo:font-style="italic" fo:font-weight="bold" style:font-style-asian="italic" style:font-weight-asian="bold" style:font-style-complex="italic" style:font-weight-complex="bold"/>
    </style:style>
    <style:style style:name="T63" style:family="text">
      <style:text-properties style:font-name="Arial2" fo:font-style="italic" fo:font-weight="bold" officeooo:rsid="001cd5ad" style:font-style-asian="italic" style:font-weight-asian="bold" style:font-style-complex="italic" style:font-weight-complex="bold"/>
    </style:style>
    <style:style style:name="T64" style:family="text">
      <style:text-properties style:font-name="Arial2" fo:font-style="italic" fo:font-weight="bold" officeooo:rsid="001e710f" style:font-style-asian="italic" style:font-weight-asian="bold" style:font-style-complex="italic" style:font-weight-complex="bold"/>
    </style:style>
    <style:style style:name="T65" style:family="text">
      <style:text-properties style:font-name="Arial2" fo:font-style="italic" fo:font-weight="bold" officeooo:rsid="00197404" style:font-style-asian="italic" style:font-weight-asian="bold" style:font-style-complex="italic" style:font-weight-complex="bold"/>
    </style:style>
    <style:style style:name="T66" style:family="text">
      <style:text-properties style:font-name="Arial2" fo:font-style="italic" fo:font-weight="bold" officeooo:rsid="0020323a" style:font-style-asian="italic" style:font-weight-asian="bold" style:font-style-complex="italic" style:font-weight-complex="bold"/>
    </style:style>
    <style:style style:name="T67" style:family="text">
      <style:text-properties style:font-name="Arial2" fo:font-style="italic" style:font-style-asian="italic" style:font-style-complex="italic"/>
    </style:style>
    <style:style style:name="T68" style:family="text">
      <style:text-properties style:font-name="Arial2" fo:font-style="italic" officeooo:rsid="0020323a" style:font-style-asian="italic" style:font-style-complex="italic"/>
    </style:style>
    <style:style style:name="T69" style:family="text">
      <style:text-properties style:font-name="Arial2" officeooo:rsid="001e710f"/>
    </style:style>
    <style:style style:name="T70" style:family="text">
      <style:text-properties style:font-name="Arial2" fo:font-style="normal" fo:font-weight="normal" officeooo:rsid="00197404" style:font-style-asian="normal" style:font-weight-asian="normal" style:font-style-complex="normal" style:font-weight-complex="normal"/>
    </style:style>
    <style:style style:name="T71" style:family="text">
      <style:text-properties style:font-name="Arial2" officeooo:rsid="00197404"/>
    </style:style>
    <style:style style:name="T72" style:family="text">
      <style:text-properties style:font-name="Arial2" officeooo:rsid="0020323a"/>
    </style:style>
    <style:style style:name="T73" style:family="text">
      <style:text-properties officeooo:rsid="001a9521"/>
    </style:style>
    <style:style style:name="T74" style:family="text">
      <style:text-properties fo:font-weight="normal" officeooo:rsid="001a9521" style:font-weight-asian="normal" style:font-weight-complex="normal"/>
    </style:style>
    <style:style style:name="T75" style:family="text">
      <style:text-properties fo:font-weight="normal" officeooo:rsid="001e710f" style:font-weight-asian="normal" style:font-weight-complex="normal"/>
    </style:style>
    <style:style style:name="T76" style:family="text">
      <style:text-properties officeooo:rsid="00241daf"/>
    </style:style>
    <style:style style:name="T77" style:family="text">
      <style:text-properties officeooo:rsid="00270879"/>
    </style:style>
    <style:style style:name="T78" style:family="text">
      <style:text-properties officeooo:rsid="002b5dc6"/>
    </style:style>
    <style:style style:name="T79" style:family="text">
      <style:text-properties fo:color="#5b277d" loext:opacity="100%" officeooo:rsid="00270879"/>
    </style:style>
    <style:style style:name="T80" style:family="text">
      <style:text-properties fo:color="#ed4c05" loext:opacity="100%"/>
    </style:style>
    <style:style style:name="T81" style:family="text">
      <style:text-properties fo:color="#ed4c05" loext:opacity="100%" officeooo:rsid="00255219"/>
    </style:style>
    <style:style style:name="T82" style:family="text">
      <style:text-properties officeooo:rsid="0008ba46"/>
    </style:style>
    <style:style style:name="T83" style:family="text">
      <style:text-properties style:font-size-complex="9pt"/>
    </style:style>
    <style:style style:name="T84" style:family="text">
      <style:text-properties officeooo:rsid="0022fff6" style:font-size-complex="9pt"/>
    </style:style>
    <style:style style:name="T85" style:family="text">
      <style:text-properties officeooo:rsid="003184ed" style:font-size-complex="9pt"/>
    </style:style>
    <style:style style:name="T86" style:family="text">
      <style:text-properties officeooo:rsid="00270879" style:font-size-complex="9pt"/>
    </style:style>
    <style:style style:name="T87" style:family="text">
      <style:text-properties officeooo:rsid="002c4126"/>
    </style:style>
    <style:style style:name="T88" style:family="text">
      <style:text-properties officeooo:rsid="002c8331"/>
    </style:style>
    <style:style style:name="T89" style:family="text">
      <style:text-properties fo:color="#1c1c1c" loext:opacity="100%" style:font-name="Arial" fo:font-size="9pt" fo:letter-spacing="normal" fo:language="es" fo:country="AR" officeooo:rsid="002d138b" fo:background-color="transparent" loext:char-shading-value="0" style:font-name-asian="Arial3" style:font-size-asian="9pt" style:font-name-complex="Arial3" style:font-size-complex="9pt"/>
    </style:style>
    <style:style style:name="T90" style:family="text">
      <style:text-properties fo:color="#355269" loext:opacity="100%" style:font-name="Arial" fo:font-size="9pt" fo:letter-spacing="normal" officeooo:rsid="0022fff6" fo:background-color="transparent" loext:char-shading-value="0" style:font-name-asian="Arial3" style:font-size-asian="9pt" style:font-name-complex="Arial3" style:font-size-complex="9pt"/>
    </style:style>
    <style:style style:name="T91" style:family="text">
      <style:text-properties fo:color="#355269" loext:opacity="100%" style:font-name="Arial" fo:font-size="9pt" fo:letter-spacing="normal" fo:language="es" fo:country="AR" officeooo:rsid="002d138b" fo:background-color="transparent" loext:char-shading-value="0" style:font-name-asian="Arial3" style:font-size-asian="9pt" style:font-name-complex="Arial3" style:font-size-complex="9pt"/>
    </style:style>
    <style:style style:name="T92" style:family="text">
      <style:text-properties fo:language="es" fo:country="AR" officeooo:rsid="002d138b"/>
    </style:style>
    <style:style style:name="T93" style:family="text">
      <style:text-properties officeooo:rsid="002ece6b"/>
    </style:style>
    <style:style style:name="T94" style:family="text">
      <style:text-properties fo:color="#127622" loext:opacity="100%" style:font-name="Arial" fo:font-size="9pt" fo:letter-spacing="normal" officeooo:rsid="002b5dc6" fo:background-color="transparent" loext:char-shading-value="0" style:font-name-asian="Arial3" style:font-size-asian="9pt" style:font-name-complex="Arial3" style:font-size-complex="9pt"/>
    </style:style>
    <style:style style:name="T95" style:family="text">
      <style:text-properties fo:color="#127622" loext:opacity="100%" style:font-name="Arial" fo:font-size="9pt" fo:letter-spacing="normal" officeooo:rsid="002ece6b" fo:background-color="transparent" loext:char-shading-value="0" style:font-name-asian="Arial3" style:font-size-asian="9pt" style:font-name-complex="Arial3" style:font-size-complex="9pt"/>
    </style:style>
    <style:style style:name="T96" style:family="text">
      <style:text-properties fo:color="#127622" loext:opacity="100%" style:font-name="Arial" fo:font-size="9pt" fo:letter-spacing="normal" officeooo:rsid="0032c12a" fo:background-color="transparent" loext:char-shading-value="0" style:font-name-asian="Arial3" style:font-size-asian="9pt" style:font-name-complex="Arial3" style:font-size-complex="9pt"/>
    </style:style>
    <style:style style:name="T97" style:family="text">
      <style:text-properties fo:color="#127622" loext:opacity="100%" fo:font-size="9pt" officeooo:rsid="002b5dc6" style:font-size-asian="9pt" style:font-size-complex="9pt"/>
    </style:style>
    <style:style style:name="T98" style:family="text">
      <style:text-properties fo:color="#2a6099" loext:opacity="100%" style:font-name="Arial" fo:font-size="9pt" fo:letter-spacing="normal" fo:language="es" fo:country="AR" officeooo:rsid="002e002c" fo:background-color="transparent" loext:char-shading-value="0" style:font-name-asian="Arial3" style:font-size-asian="9pt" style:font-name-complex="Arial3" style:font-size-complex="9pt"/>
    </style:style>
    <style:style style:name="T99" style:family="text">
      <style:text-properties fo:color="#2a6099" loext:opacity="100%" fo:font-size="9pt" fo:language="es" fo:country="AR" officeooo:rsid="002e002c" style:font-size-asian="9pt" style:font-size-complex="9pt"/>
    </style:style>
    <style:style style:name="T100" style:family="text">
      <style:text-properties officeooo:rsid="003184ed"/>
    </style:style>
    <style:style style:name="T101" style:family="text">
      <style:text-properties officeooo:rsid="0032c12a"/>
    </style:style>
    <style:style style:name="T102" style:family="text">
      <style:text-properties officeooo:rsid="0022fff6"/>
    </style:style>
    <style:style style:name="T103" style:family="text">
      <style:text-properties officeooo:rsid="00369af6"/>
    </style:style>
    <style:style style:name="T104" style:family="text">
      <style:text-properties officeooo:rsid="003852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Generic damage formula:<text:line-break/>Spells should deal base avg dmg of a heavy weapon (9) + dmg per level:<text:line-break/></text:p>
      <text:p text:style-name="P24"><text:span text:style-name="T58">1 →</text:span><text:span text:style-name="T59">11</text:span><text:span text:style-name="T58"><text:line-break/>2 → </text:span><text:span text:style-name="T59">13</text:span><text:span text:style-name="T58"><text:line-break/>3 → </text:span><text:span text:style-name="T59">15</text:span><text:span text:style-name="T58"><text:line-break/>4 → </text:span><text:span text:style-name="T59">17</text:span><text:span text:style-name="T58"><text:line-break/>5 → </text:span><text:span text:style-name="T59">18</text:span><text:span text:style-name="T58"><text:line-break/></text:span><text:span text:style-name="T59">6 → 19</text:span><text:span text:style-name="T58"><text:line-break/>Mods:<text:line-break/>Pure dmg: +30%<text:line-break/>One large bonus: -20%<text:line-break/>One massive bonus: -50% </text:span><text:line-break/><text:span text:style-name="T59">rounded down to the nearest 0,5</text:span><text:span text:style-name="T55"><text:line-break/></text:span><text:line-break/><text:line-break/>Fire spells:</text:p>
      <text:p text:style-name="P33"><text:span text:style-name="T15">Fireball (</text:span><text:span text:style-name="T2">Arcane</text:span><text:span text:style-name="T15">):<text:line-break/><text:line-break/></text:span><text:span text:style-name="T29">Tooltip: Deals heavy fire damage to one body part. At higher levels, has a chance to explode damaging all body parts.<text:line-break/><text:line-break/>On use: (Casted Fireball at Y level) You produce an orb of flame in your palm, launching it at &lt;enemy&gt; dealing X damage t</text:span><text:span text:style-name="T30">o &lt;bodypart&gt;</text:span><text:span text:style-name="T29">. &lt;if explodes&gt; It explodes on impact dealing Z damage </text:span><text:span text:style-name="T30">to all other parts</text:span><text:span text:style-name="T29">.<text:line-break/><text:line-break/></text:span><text:span text:style-name="T30">Formula: base +30% </text:span><text:span text:style-name="T29"><text:line-break/></text:span></text:p>
      <text:p text:style-name="P20">Lvl1: Deals <text:span text:style-name="T103">10-18 (14)</text:span> fire damage</text:p>
      <text:p text:style-name="P20">Lvl2: Deals <text:span text:style-name="T103">12-21 (16,5)</text:span> fire damage</text:p>
      <text:p text:style-name="P20">Lvl3: Deals <text:span text:style-name="T104">14-24 </text:span><text:span text:style-name="T103">(</text:span><text:span text:style-name="T104">19</text:span><text:span text:style-name="T103">)</text:span> fire damage, 30% chance to deal <text:span text:style-name="T104">1-2 fire</text:span> damage to all other body parts</text:p>
      <text:p text:style-name="P20">Lvl4: Deals <text:span text:style-name="T104">16-28 (22)</text:span> fire damage, 40% chance to deal <text:span text:style-name="T104">1-3</text:span> <text:span text:style-name="T104">fire</text:span> damage to all other body parts</text:p>
      <text:p text:style-name="P21">Lvl5: Deals <text:span text:style-name="T104">17-29 (23)</text:span> fire damage, 50% chance to deal <text:span text:style-name="T104">1-3</text:span> <text:span text:style-name="T104">fire</text:span> damage to all other body parts<text:line-break/><text:span text:style-name="T103">Lvl6: Deals </text:span><text:span text:style-name="T104">19-32 (25,5)</text:span><text:span text:style-name="T103"> fire damage, 50% chance to deal </text:span><text:span text:style-name="T104">2-3</text:span><text:span text:style-name="T103"> </text:span><text:span text:style-name="T104">fire</text:span><text:span text:style-name="T103"> damage to all other body parts</text:span></text:p>
      <text:p text:style-name="P83"/>
      <text:p text:style-name="P45"/>
      <text:p text:style-name="P107">TAGS: SPELL | FIRE | ARCANE<text:line-break/><text:span text:style-name="T77">GENERIC:<text:line-break/>Perks:</text:span></text:p>
      <text:p text:style-name="P107">Supposed to Rot: +0,2 dmg multi per necrotic limb</text:p>
      <text:p text:style-name="P107">Herald of salvation: -0,05 dmg multi</text:p>
      <text:p text:style-name="P141">Reckless: +0,05 dmg multi per cloth or empty armor slot</text:p>
      <text:p text:style-name="P310">Shatter: <text:s/>+0,05 dmg mult per turn enemy has been chilled</text:p>
      <text:p text:style-name="P179">Fatal Curse: +0,1 mult against cursed enemies</text:p>
      <text:p text:style-name="P179"/>
      <text:p text:style-name="P117">Weapons:</text:p>
      <text:p text:style-name="P124"><text:soft-page-break/>Daevas capricionsouness: 10% to 25% of random fire/cold/light</text:p>
      <text:p text:style-name="P123">Demongrip: 25% as fire</text:p>
      <text:p text:style-name="P123">Hellsiege: 25% as fire</text:p>
      <text:p text:style-name="P123">Desert wind: 15% as fire</text:p>
      <text:p text:style-name="P123">Marids gift: 15% as cold</text:p>
      <text:p text:style-name="P123">Eventide: 35% as cold</text:p>
      <text:p text:style-name="P123">Thurizas: 35% as light</text:p>
      <text:p text:style-name="P123">Crescent Moon: 15% as magic</text:p>
      <text:p text:style-name="P123">Cuchaviva: 15% as magic</text:p>
      <text:p text:style-name="P123"/>
      <text:p text:style-name="P146">Items:</text:p>
      <text:p text:style-name="P124">Cleanser of the unholy: 10% as fire</text:p>
      <text:p text:style-name="P123">Voice of the Storm: 15% as lightning</text:p>
      <text:p text:style-name="P135">Acolyte of the damned: 15% as magic</text:p>
      <text:p text:style-name="P123">Essence Spike: 8% as magic</text:p>
      <text:p text:style-name="P123">Hourglass of reshaping: 8% as magic</text:p>
      <text:p text:style-name="P109"><text:span text:style-name="T82">Zircon ring: 5% added as magic</text:span><text:span text:style-name="T77"><text:line-break/></text:span>Poisoner’s Precaution: 20% chance to poison</text:p>
      <text:p text:style-name="P89">The Stampede: +0,02 dmg multi per initiative higher than enemy</text:p>
      <text:p text:style-name="P96">ruby ring: 3% of dmg as fire per affliction on enemy</text:p>
      <text:p text:style-name="P96">amber ring: +0,07 mult if at full endurance</text:p>
      <text:p text:style-name="P96">soapstone ring: +0,08 mult if enemy restrained</text:p>
      <text:p text:style-name="P96">jet: +0,2 mult</text:p>
      <text:p text:style-name="P44"><text:span text:style-name="T77"><text:line-break/>---------------------------<text:line-break/>SPELL<text:line-break/>Perks:<text:line-break/></text:span>Destructor: +0.1 dmg multi</text:p>
      <text:p text:style-name="P44"/>
      <text:p text:style-name="P29"><text:span text:style-name="T90">Consumables</text:span><text:span text:style-name="T89">:</text:span></text:p>
      <text:p text:style-name="P29"><text:span text:style-name="T90">Potion</text:span><text:span text:style-name="T89"> </text:span><text:span text:style-name="T90">of</text:span><text:span text:style-name="T89"> </text:span><text:span text:style-name="T90">bitterness</text:span><text:span text:style-name="T89">: 10% </text:span><text:span text:style-name="T90">as</text:span><text:span text:style-name="T89"> </text:span><text:span text:style-name="T90">cold</text:span></text:p>
      <text:p text:style-name="P29"><text:span text:style-name="T89">G </text:span><text:span text:style-name="T90">potion</text:span><text:span text:style-name="T89"> of </text:span><text:span text:style-name="T90">bitterness</text:span><text:span text:style-name="T89">: 25% as cold</text:span></text:p>
      <text:p text:style-name="P85">Elixir of bitterness: 5% as cold per stack</text:p>
      <text:p text:style-name="P28"><text:span text:style-name="T90">Potion</text:span><text:span text:style-name="T89"> </text:span><text:span text:style-name="T90">of</text:span><text:span text:style-name="T89"> </text:span><text:span text:style-name="T91">wrath</text:span><text:span text:style-name="T89">: 10% </text:span><text:span text:style-name="T90">as</text:span><text:span text:style-name="T89"> f</text:span><text:span text:style-name="T91">ire</text:span></text:p>
      <text:p text:style-name="P28"><text:span text:style-name="T89">G </text:span><text:span text:style-name="T90">potion</text:span><text:span text:style-name="T89"> of </text:span><text:span text:style-name="T91">wrath</text:span><text:span text:style-name="T89">: 25% as fire</text:span></text:p>
      <text:p text:style-name="P152">Elixir of wrath: 5% as fire per stack</text:p>
      <text:p text:style-name="P28"><text:span text:style-name="T90">Potion</text:span><text:span text:style-name="T89"> </text:span><text:span text:style-name="T90">of</text:span><text:span text:style-name="T89"> </text:span><text:span text:style-name="T91">hatred</text:span><text:span text:style-name="T89">: 10% </text:span><text:span text:style-name="T90">as</text:span><text:span text:style-name="T89"> </text:span><text:span text:style-name="T91">light</text:span></text:p>
      <text:p text:style-name="P28"><text:span text:style-name="T89">G </text:span><text:span text:style-name="T90">potion</text:span><text:span text:style-name="T89"> of </text:span><text:span text:style-name="T91">hatred</text:span><text:span text:style-name="T89">: 25% as lightning</text:span></text:p>
      <text:p text:style-name="P152">Elixir of hatred: 5% as lightning per stack</text:p>
      <text:p text:style-name="P28"><text:span text:style-name="T89"/></text:p>
      <text:p text:style-name="P77">Weapons:</text:p>
      <text:p text:style-name="P71">Crescent moon: After an attack crits, this deals +0,25 dmg multi</text:p>
      <text:p text:style-name="P71"/>
      <text:p text:style-name="P63"><text:span text:style-name="T78">Equipment</text:span>:</text:p>
      <text:p text:style-name="P44">Acolyte of the damned: spend 5% of currend end and half that to dmg</text:p>
      <text:p text:style-name="P70">Kinetic absorber: -1 to cd when you block</text:p>
      <text:p text:style-name="P52">Pledge of blood: if at max end, remove 10% of it and gain +4 rating</text:p>
      <text:p text:style-name="P52">Hourglass of reshaping: +0,05 dmg mult per spell on cd</text:p>
      <text:p text:style-name="P52">ancient puzzle box: if last use of spell, then +0,1 mult and +2 rating</text:p>
      <text:p text:style-name="P52"><text:soft-page-break/>topaz ring: next attack deals 10% extra as lightning</text:p>
      <text:p text:style-name="P52">pearl ring: if first spell of combat, +3 rating</text:p>
      <text:p text:style-name="P52">nacre: 15% chance of not going into cd</text:p>
      <text:p text:style-name="P59">---------------------------<text:line-break/><text:span text:style-name="T80">FIRE</text:span></text:p>
      <text:p text:style-name="P183">Perks:</text:p>
      <text:p text:style-name="P190">Pyromancer: Minimum level 2</text:p>
      <text:p text:style-name="P190">Cremator: 15% chance to burn</text:p>
      <text:p text:style-name="P190">Fan the flames: Burns deal +0.4 dmg multi and last 1 turn less</text:p>
      <text:p text:style-name="P191">Firewalker: +0,1 dmg multi</text:p>
      <text:p text:style-name="P190">Lich: -1 to maximum level</text:p>
      <text:p text:style-name="P192">Electromancer: -1 to maximum level</text:p>
      <text:p text:style-name="P199"/>
      <text:p text:style-name="P205">Weapons:</text:p>
      <text:p text:style-name="P201">Desert wind: next attack deals 30% extra dmg as fire</text:p>
      <text:p text:style-name="P199"/>
      <text:p text:style-name="P208"><text:span text:style-name="T78">Equipment</text:span>:</text:p>
      <text:p text:style-name="P199">Hand of the vizier: +1 to rating, next attack deals 10% extra dmg as fire</text:p>
      <text:p text:style-name="P44"><text:span text:style-name="T81">ammo ring: burns deal 2% of targets max end per round</text:span><text:span text:style-name="T77"><text:line-break/>----------------------------<text:line-break/></text:span><text:span text:style-name="T79">ARCANE</text:span></text:p>
      <text:p text:style-name="P156">Perks:</text:p>
      <text:p text:style-name="P161">Arcanist: +2 to rating</text:p>
      <text:p text:style-name="P161">Scroll Savant: +4 to rating if cast from a scroll</text:p>
      <text:p text:style-name="P162"/>
      <text:p text:style-name="P166">Weapons:</text:p>
      <text:p text:style-name="P169">Tool of creation: +1 to rating/+2 if ToC has a glyph</text:p>
      <text:p text:style-name="P169">Magisters rod: +1 to rating/ armor pen converted to rating at 2:1</text:p>
      <text:p text:style-name="P169">Shimmerstaff: +1 to rating</text:p>
      <text:p text:style-name="P169"/>
      <text:p text:style-name="P172"><text:span text:style-name="T78">Equipment</text:span>:</text:p>
      <text:p text:style-name="P163">Sorcerer’s Pledge: <text:span text:style-name="T76">+1 to rating if arcane</text:span></text:p>
      <text:p text:style-name="P163">Sorcerer’s Pledge: -0,1 dmg multi <text:span text:style-name="T76">if not arcane</text:span></text:p>
      <text:p text:style-name="P175">great icosahedron: +2 to rating, unlocks lvl 6</text:p>
      <text:p text:style-name="P42"><text:line-break/></text:p>
      <text:p text:style-name="P41"/>
      <text:p text:style-name="P43"/>
      <text:p text:style-name="P84"><text:span text:style-name="T83"/></text:p>
      <text:p text:style-name="P84"><text:span text:style-name="T83"/></text:p>
      <text:p text:style-name="P84"><text:span text:style-name="T83"/></text:p>
      <text:p text:style-name="P329" loext:marker-style-name="T15"/>
      <text:p text:style-name="P334" loext:marker-style-name="T15"><text:span text:style-name="T15">Fissure (</text:span><text:span text:style-name="T2">Nature):</text:span></text:p>
      <text:p text:style-name="P334" loext:marker-style-name="T15"><text:span text:style-name="T2"/></text:p>
      <text:p text:style-name="P349"><text:span text:style-name="T8">Tooltip: Deals heavy fire damage </text:span><text:span text:style-name="T50">distributed among all enemy body parts</text:span><text:span text:style-name="T8">. At higher levels, has a chance to </text:span><text:span text:style-name="T50">burn the enemy</text:span><text:span text:style-name="T8">.<text:line-break/><text:line-break/>On use: (Casted </text:span><text:span text:style-name="T50">Fissure</text:span><text:span text:style-name="T8"> at Y level) </text:span><text:span text:style-name="T50">You cause a crack in the earth, causing burning vapors to singe</text:span><text:span text:style-name="T8"> &lt;enemy&gt; dealing X </text:span><text:span text:style-name="T50">fire </text:span><text:span text:style-name="T8">damage t</text:span><text:span text:style-name="T9">o </text:span><text:span text:style-name="T50">all their body parts</text:span><text:span text:style-name="T8">. &lt;if </text:span><text:span text:style-name="T50">burn</text:span><text:span text:style-name="T8">&gt; </text:span><text:span text:style-name="T50">The enemy catches on fire</text:span><text:span text:style-name="T8"><text:line-break/></text:span><text:soft-page-break/><text:span text:style-name="T9">Formula: </text:span><text:span text:style-name="T50">(</text:span><text:span text:style-name="T9">base +30%</text:span><text:span text:style-name="T50">)</text:span><text:span text:style-name="T51"> </text:span><text:span text:style-name="T50">/4</text:span><text:span text:style-name="T51"> </text:span><text:span text:style-name="T8"><text:line-break/></text:span></text:p>
      <text:p text:style-name="P334" loext:marker-style-name="T15"><text:span text:style-name="T15">Lvl1: Deal </text:span><text:span text:style-name="T46">1-6 (3.5)</text:span><text:span text:style-name="T15"> fire damage to all body parts</text:span></text:p>
      <text:p text:style-name="P334" loext:marker-style-name="T15"><text:span text:style-name="T15">Lvl2: Deal </text:span><text:span text:style-name="T46">2-6 (4)</text:span><text:span text:style-name="T15"> fire damage to all body parts</text:span></text:p>
      <text:p text:style-name="P334" loext:marker-style-name="T15"><text:span text:style-name="T15">Lvl3: Deal </text:span><text:span text:style-name="T46">3-7 (5)</text:span><text:span text:style-name="T15"> fire damage to all body parts, 20% chance to burn</text:span></text:p>
      <text:p text:style-name="P334" loext:marker-style-name="T15"><text:span text:style-name="T15">Lvl4: Deal </text:span><text:span text:style-name="T46">4-7 (5.5)</text:span><text:span text:style-name="T15"> fire damage to all body parts, 30% chance to burn</text:span></text:p>
      <text:p text:style-name="P334" loext:marker-style-name="T15"><text:span text:style-name="T15">Lvl5: Deal </text:span><text:span text:style-name="T46">5-7 (6)</text:span><text:span text:style-name="T15"> fire damage to all body parts, 40% chance to burn</text:span></text:p>
      <text:p text:style-name="P329" loext:marker-style-name="T15"/>
      <text:p text:style-name="P108">TAGS: SPELL | FIRE | <text:span text:style-name="T78">NATURE</text:span><text:line-break/><text:span text:style-name="T77">GENERIC:<text:line-break/>Perks:</text:span></text:p>
      <text:p text:style-name="P109">Supposed to Rot: +0,2 dmg multi per necrotic limb</text:p>
      <text:p text:style-name="P109">Herald of salvation: -0,05 dmg multi</text:p>
      <text:p text:style-name="P141">Reckless: +0,05 dmg multi per cloth or empty armor slot</text:p>
      <text:p text:style-name="P310">Shatter: <text:s/>+0,05 dmg mult per turn enemy has been chilled</text:p>
      <text:p text:style-name="P179">Fatal Curse: +0,1 mult against cursed enemies</text:p>
      <text:p text:style-name="P179"/>
      <text:p text:style-name="P117">Weapons:</text:p>
      <text:p text:style-name="P124">Daevas capricionsouness: 10% to 25% of random fire/cold/light</text:p>
      <text:p text:style-name="P123">Demongrip: 25% as fire</text:p>
      <text:p text:style-name="P123">Hellsiege: 25% as fire</text:p>
      <text:p text:style-name="P123">Desert wind: 15% as fire</text:p>
      <text:p text:style-name="P123">Marids gift: 15% as cold</text:p>
      <text:p text:style-name="P123">Eventide: 35% as cold</text:p>
      <text:p text:style-name="P123">Thurizas: 35% as light</text:p>
      <text:p text:style-name="P123">Crescent Moon: 15% as magic</text:p>
      <text:p text:style-name="P123">Cuchaviva: 15% as magic</text:p>
      <text:p text:style-name="P123"/>
      <text:p text:style-name="P146">Items:</text:p>
      <text:p text:style-name="P124">Cleanser of the unholy: 10% as fire</text:p>
      <text:p text:style-name="P123">Voice of the Storm: 15% as lightning</text:p>
      <text:p text:style-name="P135">Acolyte of the damned: 15% as magic</text:p>
      <text:p text:style-name="P123">Essence Spike: 8% as magic</text:p>
      <text:p text:style-name="P123">Hourglass of reshaping: 8% as magic</text:p>
      <text:p text:style-name="P109"><text:span text:style-name="T82">Zircon ring: 5% added as magic</text:span><text:span text:style-name="T77"><text:line-break/></text:span>Poisoner’s Precaution: 20% chance to poison</text:p>
      <text:p text:style-name="P90">The Stampede: +0,02 dmg multi per initiative higher than enemy</text:p>
      <text:p text:style-name="P97">ruby ring: 3% of dmg as fire per affliction on enemy</text:p>
      <text:p text:style-name="P97">amber ring: +0,07 mult if at full endurance</text:p>
      <text:p text:style-name="P97">soapstone ring: +0,08 mult if enemy restrained</text:p>
      <text:p text:style-name="P97">jet: +0,2 mult</text:p>
      <text:p text:style-name="P46"><text:span text:style-name="T77"><text:line-break/>---------------------------<text:line-break/>SPELL<text:line-break/>Perks:<text:line-break/></text:span>Destructor: +0.1 dmg multi</text:p>
      <text:p text:style-name="P46"/>
      <text:p text:style-name="P28"><text:span text:style-name="T90">Consumables</text:span><text:span text:style-name="T89">:</text:span></text:p>
      <text:p text:style-name="P28"><text:span text:style-name="T90">Potion</text:span><text:span text:style-name="T89"> </text:span><text:span text:style-name="T90">of</text:span><text:span text:style-name="T89"> </text:span><text:span text:style-name="T90">bitterness</text:span><text:span text:style-name="T89">: 10% </text:span><text:span text:style-name="T90">as</text:span><text:span text:style-name="T89"> </text:span><text:span text:style-name="T90">cold</text:span></text:p>
      <text:p text:style-name="P28"><text:soft-page-break/><text:span text:style-name="T89">G </text:span><text:span text:style-name="T90">potion</text:span><text:span text:style-name="T89"> of </text:span><text:span text:style-name="T90">bitterness</text:span><text:span text:style-name="T89">: 25% as cold</text:span></text:p>
      <text:p text:style-name="P85">Elixir of bitterness: 5% as cold per stack</text:p>
      <text:p text:style-name="P28"><text:span text:style-name="T90">Potion</text:span><text:span text:style-name="T89"> </text:span><text:span text:style-name="T90">of</text:span><text:span text:style-name="T89"> </text:span><text:span text:style-name="T91">wrath</text:span><text:span text:style-name="T89">: 10% </text:span><text:span text:style-name="T90">as</text:span><text:span text:style-name="T89"> f</text:span><text:span text:style-name="T91">ire</text:span></text:p>
      <text:p text:style-name="P28"><text:span text:style-name="T89">G </text:span><text:span text:style-name="T90">potion</text:span><text:span text:style-name="T89"> of </text:span><text:span text:style-name="T91">wrath</text:span><text:span text:style-name="T89">: 25% as fire</text:span></text:p>
      <text:p text:style-name="P152">Elixir of wrath: 5% as fire per stack</text:p>
      <text:p text:style-name="P28"><text:span text:style-name="T90">Potion</text:span><text:span text:style-name="T89"> </text:span><text:span text:style-name="T90">of</text:span><text:span text:style-name="T89"> </text:span><text:span text:style-name="T91">hatred</text:span><text:span text:style-name="T89">: 10% </text:span><text:span text:style-name="T90">as</text:span><text:span text:style-name="T89"> </text:span><text:span text:style-name="T91">light</text:span></text:p>
      <text:p text:style-name="P28"><text:span text:style-name="T89">G </text:span><text:span text:style-name="T90">potion</text:span><text:span text:style-name="T89"> of </text:span><text:span text:style-name="T91">hatred</text:span><text:span text:style-name="T89">: 25% as lightning</text:span></text:p>
      <text:p text:style-name="P152">Elixir of hatred: 5% as lightning per stack</text:p>
      <text:p text:style-name="P46"/>
      <text:p text:style-name="P77">Weapons:</text:p>
      <text:p text:style-name="P71">Crescent moon: After an attack crits, this deals +0,25 dmg multi</text:p>
      <text:p text:style-name="P71"/>
      <text:p text:style-name="P64"><text:span text:style-name="T78">Equipment</text:span>:</text:p>
      <text:p text:style-name="P46">Acolyte of the damned: spend 5% of currend end and half that to dmg</text:p>
      <text:p text:style-name="P71">Kinetic absorber: -1 to cd when you block</text:p>
      <text:p text:style-name="P53">Pledge of blood: if at max end, remove 10% of it and gain +4 rating</text:p>
      <text:p text:style-name="P53">Hourglass of reshaping: +0,05 dmg mult per spell on cd</text:p>
      <text:p text:style-name="P53">ancient puzzle box: if last use of spell, then +0,1 mult and +2 rating</text:p>
      <text:p text:style-name="P53">topaz ring: next attack deals 10% extra as lightning</text:p>
      <text:p text:style-name="P53">pearl ring: if first spell of combat, +3 rating</text:p>
      <text:p text:style-name="P53">nacre: 15% chance of not going into cd</text:p>
      <text:p text:style-name="P60">---------------------------</text:p>
      <text:p text:style-name="P185">FIRE</text:p>
      <text:p text:style-name="P184">Perks:</text:p>
      <text:p text:style-name="P193">Pyromancer: Minimum level 2</text:p>
      <text:p text:style-name="P193">Cremator: 15% chance to burn</text:p>
      <text:p text:style-name="P193">Fan the flames: Burns deal +0.4 dmg multi and last 1 turn less</text:p>
      <text:p text:style-name="P194">Firewalker: +0,1 dmg multi</text:p>
      <text:p text:style-name="P193">Lich: -1 to maximum level</text:p>
      <text:p text:style-name="P193">Electromancer: -1 to maximum level</text:p>
      <text:p text:style-name="P200"/>
      <text:p text:style-name="P204">Weapons:</text:p>
      <text:p text:style-name="P200">Desert wind: next attack deals 30% extra dmg as fire</text:p>
      <text:p text:style-name="P200"/>
      <text:p text:style-name="P209"><text:span text:style-name="T78">Equipment</text:span>:</text:p>
      <text:p text:style-name="P200">Hand of the vizier: +1 to rating, next attack deals 10% extra dmg as fire</text:p>
      <text:p text:style-name="P212">ammo ring: burns deal 2% of targets max end per round</text:p>
      <text:p text:style-name="P213"/>
      <text:p text:style-name="P98">---------------------------</text:p>
      <text:p text:style-name="P225">NATURE</text:p>
      <text:p text:style-name="P222">Perks:</text:p>
      <text:p text:style-name="P218"><text:span text:style-name="T78">Shaman</text:span>: +2 to rating</text:p>
      <text:p text:style-name="P218"/>
      <text:p text:style-name="P218"/>
      <text:p text:style-name="P225">Weapons:</text:p>
      <text:p text:style-name="P225">Desert wind: rating +1</text:p>
      <text:p text:style-name="P228"/>
      <text:p text:style-name="P231"><text:span text:style-name="T78">Equipment</text:span>:</text:p>
      <text:p text:style-name="P219">Sorcerer’s Pledge: <text:span text:style-name="T76">+1 to rating if </text:span><text:span text:style-name="T87">nature</text:span></text:p>
      <text:p text:style-name="P219"><text:soft-page-break/>Sorcerer’s Pledge: -0,1 dmg multi <text:span text:style-name="T76">if not </text:span><text:span text:style-name="T87">nature</text:span></text:p>
      <text:p text:style-name="P225">Coralweave: +1 rating</text:p>
      <text:p text:style-name="P225">Voice of the storm: +2 rating</text:p>
      <text:p text:style-name="P225">Calamity conflux: +2 rating, 5% extra as cold and light</text:p>
      <text:p text:style-name="P176"><text:span text:style-name="T81"/></text:p>
      <text:p text:style-name="P334" loext:marker-style-name="T15"><text:span text:style-name="T15"/></text:p>
      <text:p text:style-name="P334" loext:marker-style-name="T15"><text:span text:style-name="T15"/></text:p>
      <text:p text:style-name="P334" loext:marker-style-name="T15"><text:span text:style-name="T15"/></text:p>
      <text:p text:style-name="P334" loext:marker-style-name="T15"><text:span text:style-name="T15"/></text:p>
      <text:p text:style-name="P334" loext:marker-style-name="T15"><text:span text:style-name="T15"/></text:p>
      <text:p text:style-name="P334" loext:marker-style-name="T15"><text:span text:style-name="T15"/></text:p>
      <text:p text:style-name="P334" loext:marker-style-name="T15"><text:span text:style-name="T15"/></text:p>
      <text:p text:style-name="P334" loext:marker-style-name="T15"><text:span text:style-name="T15"/></text:p>
      <text:p text:style-name="P334" loext:marker-style-name="T15"><text:span text:style-name="T15"/></text:p>
      <text:p text:style-name="P334" loext:marker-style-name="T15"><text:span text:style-name="T15"/></text:p>
      <text:p text:style-name="P334" loext:marker-style-name="T15"><text:span text:style-name="T15">Holy fire </text:span><text:span text:style-name="T2">(divine)</text:span><text:span text:style-name="T15">:</text:span></text:p>
      <text:p text:style-name="P334" loext:marker-style-name="T15"><text:span text:style-name="T15"/></text:p>
      <text:p text:style-name="P34"><text:span text:style-name="T29">Tooltip: Deals heavy fire damage to one body part</text:span><text:span text:style-name="T31">, purging all afflictions from the enemy and dealing extra damage per affliction removed.</text:span><text:span text:style-name="T29"><text:line-break/><text:line-break/>On use: (Casted </text:span><text:span text:style-name="T31">Holy Fire</text:span><text:span text:style-name="T29"> at Y level) </text:span><text:span text:style-name="T31">You call a golden flame to envelop</text:span><text:span text:style-name="T29"> &lt;enemy&gt; dealing X damage t</text:span><text:span text:style-name="T30">o &lt;bodypart&gt;</text:span><text:span text:style-name="T29">. &lt;if </text:span><text:span text:style-name="T31">afflicted</text:span><text:span text:style-name="T29">&gt; It </text:span><text:span text:style-name="T31">purges &lt;Number of afflictions&gt;</text:span><text:span text:style-name="T29"> on impact dealing Z </text:span><text:span text:style-name="T31">extra damage</text:span><text:span text:style-name="T29"><text:line-break/><text:line-break/></text:span><text:span text:style-name="T30">Formula: base +30% </text:span><text:span text:style-name="T29"><text:line-break/></text:span></text:p>
      <text:p text:style-name="P335" loext:marker-style-name="T15"><text:span text:style-name="T15">Lvl1: Deal </text:span><text:span text:style-name="T30">10-18 (14)</text:span><text:span text:style-name="T15"> fire damage, removes afflictions, dealing </text:span><text:span text:style-name="T31">1</text:span><text:span text:style-name="T15"> extra for each one</text:span></text:p>
      <text:p text:style-name="P335" loext:marker-style-name="T15"><text:span text:style-name="T15">Lvl2: Deals </text:span><text:span text:style-name="T30">12-21 (16,5)</text:span><text:span text:style-name="T15"> fire damage, removes afflictions, dealing 1 extra for each one</text:span></text:p>
      <text:p text:style-name="P335" loext:marker-style-name="T15"><text:span text:style-name="T15">Lvl3: Deals </text:span><text:span text:style-name="T32">14-24 </text:span><text:span text:style-name="T30">(</text:span><text:span text:style-name="T32">19</text:span><text:span text:style-name="T30">)</text:span><text:span text:style-name="T15"> fire damage,, removes afflictions, dealing </text:span><text:span text:style-name="T31">2</text:span><text:span text:style-name="T15"> extra for each one</text:span></text:p>
      <text:p text:style-name="P335" loext:marker-style-name="T15"><text:span text:style-name="T15">Lvl4: Deals </text:span><text:span text:style-name="T32">16-28 (22)</text:span><text:span text:style-name="T15"> fire damage, removes afflictions, dealing </text:span><text:span text:style-name="T31">2</text:span><text:span text:style-name="T15"> extra for each one</text:span></text:p>
      <text:p text:style-name="P335" loext:marker-style-name="T15"><text:span text:style-name="T15">Lvl5: Deals </text:span><text:span text:style-name="T32">17-29 (23)</text:span><text:span text:style-name="T15"> fire damage, removes afflictions, dealing </text:span><text:span text:style-name="T31">3</text:span><text:span text:style-name="T15"> extra for each one</text:span></text:p>
      <text:p text:style-name="P22"/>
      <text:p text:style-name="P110">TAGS: SPELL | FIRE | <text:span text:style-name="T87">DIVINE</text:span><text:line-break/><text:span text:style-name="T77">GENERIC:<text:line-break/>Perks:</text:span></text:p>
      <text:p text:style-name="P111">Supposed to Rot: +0,2 dmg multi per necrotic limb</text:p>
      <text:p text:style-name="P111">Herald of salvation: -0,05 dmg multi</text:p>
      <text:p text:style-name="P141">Reckless: +0,05 dmg multi per cloth or empty armor slot</text:p>
      <text:p text:style-name="P310">Shatter: <text:s/>+0,05 dmg mult per turn enemy has been chilled</text:p>
      <text:p text:style-name="P179">Fatal Curse: +0,1 mult against cursed enemies</text:p>
      <text:p text:style-name="P179"/>
      <text:p text:style-name="P118">Weapons:</text:p>
      <text:p text:style-name="P125">Daevas capricionsouness: 10% to 25% of random fire/cold/light</text:p>
      <text:p text:style-name="P126">Demongrip: 25% as fire</text:p>
      <text:p text:style-name="P126">Hellsiege: 25% as fire</text:p>
      <text:p text:style-name="P126">Desert wind: 15% as fire</text:p>
      <text:p text:style-name="P126">Marids gift: 15% as cold</text:p>
      <text:p text:style-name="P126">Eventide: 35% as cold</text:p>
      <text:p text:style-name="P126">Thurizas: 35% as light</text:p>
      <text:p text:style-name="P126">Crescent Moon: 15% as magic</text:p>
      <text:p text:style-name="P126"><text:soft-page-break/>Cuchaviva: 15% as magic</text:p>
      <text:p text:style-name="P126"/>
      <text:p text:style-name="P111"><text:span text:style-name="T87">Equipment</text:span><text:span text:style-name="T77">:</text:span></text:p>
      <text:p text:style-name="P125">Cleanser of the unholy: 10% as fire</text:p>
      <text:p text:style-name="P126">Voice of the Storm: 15% as lightning</text:p>
      <text:p text:style-name="P136">Acolyte of the damned: 15% as magic</text:p>
      <text:p text:style-name="P126">Essence Spike: 8% as magic</text:p>
      <text:p text:style-name="P126">Hourglass of reshaping: 8% as magic</text:p>
      <text:p text:style-name="P111"><text:span text:style-name="T82">Zircon ring: 5% added as magic</text:span><text:span text:style-name="T77"><text:line-break/></text:span>Poisoner’s Precaution: 20% chance to poison</text:p>
      <text:p text:style-name="P91">The Stampede: +0,02 dmg multi per initiative higher than enemy</text:p>
      <text:p text:style-name="P99">ruby ring: 3% of dmg as fire per affliction on enemy</text:p>
      <text:p text:style-name="P99">amber ring: +0,07 mult if at full endurance</text:p>
      <text:p text:style-name="P99">soapstone ring: +0,08 mult if enemy restrained</text:p>
      <text:p text:style-name="P99">jet: +0,2 mult</text:p>
      <text:p text:style-name="P47"><text:span text:style-name="T77"><text:line-break/>---------------------------<text:line-break/>SPELL<text:line-break/>Perks:<text:line-break/></text:span>Destructor: +0.1 dmg multi</text:p>
      <text:p text:style-name="P47"/>
      <text:p text:style-name="P28"><text:span text:style-name="T90">Consumables</text:span><text:span text:style-name="T89">:</text:span></text:p>
      <text:p text:style-name="P28"><text:span text:style-name="T90">Potion</text:span><text:span text:style-name="T89"> </text:span><text:span text:style-name="T90">of</text:span><text:span text:style-name="T89"> </text:span><text:span text:style-name="T90">bitterness</text:span><text:span text:style-name="T89">: 10% </text:span><text:span text:style-name="T90">as</text:span><text:span text:style-name="T89"> </text:span><text:span text:style-name="T90">cold</text:span></text:p>
      <text:p text:style-name="P28"><text:span text:style-name="T89">G </text:span><text:span text:style-name="T90">potion</text:span><text:span text:style-name="T89"> of </text:span><text:span text:style-name="T90">bitterness</text:span><text:span text:style-name="T89">: 25% as cold</text:span></text:p>
      <text:p text:style-name="P85">Elixir of bitterness: 5% as cold per stack</text:p>
      <text:p text:style-name="P28"><text:span text:style-name="T90">Potion</text:span><text:span text:style-name="T89"> </text:span><text:span text:style-name="T90">of</text:span><text:span text:style-name="T89"> </text:span><text:span text:style-name="T91">wrath</text:span><text:span text:style-name="T89">: 10% </text:span><text:span text:style-name="T90">as</text:span><text:span text:style-name="T89"> f</text:span><text:span text:style-name="T91">ire</text:span></text:p>
      <text:p text:style-name="P28"><text:span text:style-name="T89">G </text:span><text:span text:style-name="T90">potion</text:span><text:span text:style-name="T89"> of </text:span><text:span text:style-name="T91">wrath</text:span><text:span text:style-name="T89">: 25% as fire</text:span></text:p>
      <text:p text:style-name="P152">Elixir of wrath: 5% as fire per stack</text:p>
      <text:p text:style-name="P28"><text:span text:style-name="T90">Potion</text:span><text:span text:style-name="T89"> </text:span><text:span text:style-name="T90">of</text:span><text:span text:style-name="T89"> </text:span><text:span text:style-name="T91">hatred</text:span><text:span text:style-name="T89">: 10% </text:span><text:span text:style-name="T90">as</text:span><text:span text:style-name="T89"> </text:span><text:span text:style-name="T91">light</text:span></text:p>
      <text:p text:style-name="P28"><text:span text:style-name="T89">G </text:span><text:span text:style-name="T90">potion</text:span><text:span text:style-name="T89"> of </text:span><text:span text:style-name="T91">hatred</text:span><text:span text:style-name="T89">: 25% as lightning</text:span></text:p>
      <text:p text:style-name="P152">Elixir of hatred: 5% as lightning per stack</text:p>
      <text:p text:style-name="P47"/>
      <text:p text:style-name="P78">Weapons:</text:p>
      <text:p text:style-name="P72">Crescent moon: After an attack crits, this deals +0,25 dmg multi</text:p>
      <text:p text:style-name="P72"/>
      <text:p text:style-name="P65"><text:span text:style-name="T78">Equipment</text:span>:</text:p>
      <text:p text:style-name="P47">Acolyte of the damned: spend 5% of currend end and half that to dmg</text:p>
      <text:p text:style-name="P72">Kinetic absorber: -1 to cd when you block</text:p>
      <text:p text:style-name="P54">Pledge of blood: if at max end, remove 10% of it and gain +4 rating</text:p>
      <text:p text:style-name="P54">Hourglass of reshaping: +0,05 dmg mult per spell on cd</text:p>
      <text:p text:style-name="P54">ancient puzzle box: if last use of spell, then +0,1 mult and +2 rating</text:p>
      <text:p text:style-name="P54">topaz ring: next attack deals 10% extra as lightning</text:p>
      <text:p text:style-name="P54">pearl ring: if first spell of combat, +3 rating</text:p>
      <text:p text:style-name="P54">nacre: 15% chance of not going into cd</text:p>
      <text:p text:style-name="P61">---------------------------</text:p>
      <text:p text:style-name="P187">FIRE</text:p>
      <text:p text:style-name="P186">Perks:</text:p>
      <text:p text:style-name="P195">Pyromancer: Minimum level 2</text:p>
      <text:p text:style-name="P195">Cremator: 15% chance to burn</text:p>
      <text:p text:style-name="P195"><text:soft-page-break/>Fan the flames: Burns deal +0.4 dmg multi and last 1 turn less</text:p>
      <text:p text:style-name="P196">Firewalker: +0,1 dmg multi</text:p>
      <text:p text:style-name="P195">Lich: -1 to maximum level</text:p>
      <text:p text:style-name="P195">Electromancer: -1 to maximum level</text:p>
      <text:p text:style-name="P202"/>
      <text:p text:style-name="P206">Weapons:</text:p>
      <text:p text:style-name="P202">Desert wind: next attack deals 30% extra dmg as fire</text:p>
      <text:p text:style-name="P202"/>
      <text:p text:style-name="P210"><text:span text:style-name="T78">Equipment</text:span>:</text:p>
      <text:p text:style-name="P202">Hand of the vizier: +1 to rating, next attack deals 10% extra dmg as fire</text:p>
      <text:p text:style-name="P214">ammo ring: burns deal 2% of targets max end per round</text:p>
      <text:p text:style-name="P215"/>
      <text:p text:style-name="P100">---------------------------</text:p>
      <text:p text:style-name="P261">DIVINE</text:p>
      <text:p text:style-name="P239">Perks:</text:p>
      <text:p text:style-name="P244"><text:span text:style-name="T87">Dominie</text:span>: +2 to rating</text:p>
      <text:p text:style-name="P244"/>
      <text:p text:style-name="P244"/>
      <text:p text:style-name="P234">Weapons:</text:p>
      <text:p text:style-name="P234"><text:span text:style-name="T87">Gandiva</text:span>: rating +1</text:p>
      <text:p text:style-name="P251"/>
      <text:p text:style-name="P256"><text:span text:style-name="T78">Equipment</text:span>:</text:p>
      <text:p text:style-name="P244">Sorcerer’s Pledge: <text:span text:style-name="T76">+1 to rating if </text:span><text:span text:style-name="T87">divine</text:span></text:p>
      <text:p text:style-name="P244">Sorcerer’s Pledge: -0,1 dmg multi <text:span text:style-name="T76">if not </text:span><text:span text:style-name="T87">divine</text:span></text:p>
      <text:p text:style-name="P234"><text:span text:style-name="T87">Hood of penitence</text:span>: +<text:span text:style-name="T87">3</text:span> rating</text:p>
      <text:p text:style-name="P234"><text:span text:style-name="T87">Sacred Oath</text:span> +<text:span text:style-name="T87">1</text:span> rating</text:p>
      <text:p text:style-name="P234"><text:span text:style-name="T87">Gilded icon</text:span>: +2 rating, <text:span text:style-name="T87">if Holy Fire remove CD and +1 use</text:span></text:p>
      <text:p text:style-name="P329" loext:marker-style-name="T15"/>
      <text:p text:style-name="P334" loext:marker-style-name="T2"><text:span text:style-name="T15"/></text:p>
      <text:p text:style-name="P334" loext:marker-style-name="T2"><text:span text:style-name="T15"/></text:p>
      <text:p text:style-name="P334" loext:marker-style-name="T2"><text:span text:style-name="T15"/></text:p>
      <text:p text:style-name="P334" loext:marker-style-name="T2"><text:span text:style-name="T15"/></text:p>
      <text:p text:style-name="P334" loext:marker-style-name="T2"><text:span text:style-name="T15"/></text:p>
      <text:p text:style-name="P334" loext:marker-style-name="T2"><text:span text:style-name="T15"/></text:p>
      <text:p text:style-name="P334" loext:marker-style-name="T2"><text:span text:style-name="T15"/></text:p>
      <text:p text:style-name="P334" loext:marker-style-name="T2"><text:span text:style-name="T15"/></text:p>
      <text:p text:style-name="P334" loext:marker-style-name="T2"><text:span text:style-name="T15"/></text:p>
      <text:p text:style-name="P334" loext:marker-style-name="T2"><text:span text:style-name="T15"/></text:p>
      <text:p text:style-name="P334" loext:marker-style-name="T2"><text:span text:style-name="T15">Boil Blood (</text:span><text:span text:style-name="T26">infernal</text:span><text:span text:style-name="T2">)</text:span></text:p>
      <text:p text:style-name="P334" loext:marker-style-name="T15"><text:span text:style-name="T15">Lvl1: Deal X fire damage, 10% extra for each wounded body part on target</text:span><text:span text:style-name="T15"/></text:p>
      <text:p text:style-name="P334" loext:marker-style-name="T15"><text:span text:style-name="T15">Lvl2: Deal X fire damage, 10% extra for each wounded body part on target</text:span><text:span text:style-name="T15"/></text:p>
      <text:p text:style-name="P334" loext:marker-style-name="T15"><text:span text:style-name="T15">Lvl3: Deal X fire damage, 15% extra for each wounded body part on target</text:span><text:span text:style-name="T15"/></text:p>
      <text:p text:style-name="P334" loext:marker-style-name="T15"><text:span text:style-name="T15">Lvl4: Deal X fire damage, 20% extra for each wounded body part on target</text:span><text:span text:style-name="T15"/></text:p>
      <text:p text:style-name="P334" loext:marker-style-name="T15"><text:span text:style-name="T15">Lvl5: Deal X fire damage, 25% extra for each wounded body part on target</text:span><text:span text:style-name="T15"/></text:p>
      <text:p text:style-name="P329" loext:marker-style-name="T15"/>
      <text:p text:style-name="P110">TAGS: SPELL | FIRE | <text:span text:style-name="T87">INFERNAL</text:span><text:line-break/><text:span text:style-name="T77">GENERIC:<text:line-break/>Perks:</text:span></text:p>
      <text:p text:style-name="P111">Supposed to Rot: +0,2 dmg multi per necrotic limb</text:p>
      <text:p text:style-name="P111"><text:soft-page-break/>Herald of salvation: -0,05 dmg multi</text:p>
      <text:p text:style-name="P141">Reckless: +0,05 dmg multi per cloth or empty armor slot</text:p>
      <text:p text:style-name="P310">Shatter: <text:s/>+0,05 dmg mult per turn enemy has been chilled</text:p>
      <text:p text:style-name="P179">Fatal Curse: +0,1 mult against cursed enemies</text:p>
      <text:p text:style-name="P179"/>
      <text:p text:style-name="P118">Weapons:</text:p>
      <text:p text:style-name="P125">Daevas capricionsouness: 10% to 25% of random fire/cold/light</text:p>
      <text:p text:style-name="P126">Demongrip: 25% as fire</text:p>
      <text:p text:style-name="P126">Hellsiege: 25% as fire</text:p>
      <text:p text:style-name="P126">Desert wind: 15% as fire</text:p>
      <text:p text:style-name="P126">Marids gift: 15% as cold</text:p>
      <text:p text:style-name="P126">Eventide: 35% as cold</text:p>
      <text:p text:style-name="P126">Thurizas: 35% as light</text:p>
      <text:p text:style-name="P126">Crescent Moon: 15% as magic</text:p>
      <text:p text:style-name="P126">Cuchaviva: 15% as magic</text:p>
      <text:p text:style-name="P126"/>
      <text:p text:style-name="P147">Items:</text:p>
      <text:p text:style-name="P125">Cleanser of the unholy: 10% as fire</text:p>
      <text:p text:style-name="P126">Voice of the Storm: 15% as lightning</text:p>
      <text:p text:style-name="P136">Acolyte of the damned: 15% as magic</text:p>
      <text:p text:style-name="P126">Essence Spike: 8% as magic</text:p>
      <text:p text:style-name="P126">Hourglass of reshaping: 8% as magic</text:p>
      <text:p text:style-name="P111"><text:span text:style-name="T82">Zircon ring: 5% added as magic</text:span><text:span text:style-name="T77"><text:line-break/></text:span>Poisoner’s Precaution: 20% chance to poison</text:p>
      <text:p text:style-name="P91">The Stampede: +0,02 dmg multi per initiative higher than enemy</text:p>
      <text:p text:style-name="P99">ruby ring: 3% of dmg as fire per affliction on enemy</text:p>
      <text:p text:style-name="P99">amber ring: +0,07 mult if at full endurance</text:p>
      <text:p text:style-name="P99">soapstone ring: +0,08 mult if enemy restrained</text:p>
      <text:p text:style-name="P99">jet: +0,2 mult</text:p>
      <text:p text:style-name="P47"><text:span text:style-name="T77"><text:line-break/>---------------------------<text:line-break/>SPELL<text:line-break/>Perks:<text:line-break/></text:span>Destructor: +0.1 dmg multi</text:p>
      <text:p text:style-name="P47"/>
      <text:p text:style-name="P28"><text:span text:style-name="T90">Consumables</text:span><text:span text:style-name="T89">:</text:span></text:p>
      <text:p text:style-name="P28"><text:span text:style-name="T90">Potion</text:span><text:span text:style-name="T89"> </text:span><text:span text:style-name="T90">of</text:span><text:span text:style-name="T89"> </text:span><text:span text:style-name="T90">bitterness</text:span><text:span text:style-name="T89">: 10% </text:span><text:span text:style-name="T90">as</text:span><text:span text:style-name="T89"> </text:span><text:span text:style-name="T90">cold</text:span></text:p>
      <text:p text:style-name="P28"><text:span text:style-name="T89">G </text:span><text:span text:style-name="T90">potion</text:span><text:span text:style-name="T89"> of </text:span><text:span text:style-name="T90">bitterness</text:span><text:span text:style-name="T89">: 25% as cold</text:span></text:p>
      <text:p text:style-name="P85">Elixir of bitterness: 5% as cold per stack</text:p>
      <text:p text:style-name="P28"><text:span text:style-name="T90">Potion</text:span><text:span text:style-name="T89"> </text:span><text:span text:style-name="T90">of</text:span><text:span text:style-name="T89"> </text:span><text:span text:style-name="T91">wrath</text:span><text:span text:style-name="T89">: 10% </text:span><text:span text:style-name="T90">as</text:span><text:span text:style-name="T89"> f</text:span><text:span text:style-name="T91">ire</text:span></text:p>
      <text:p text:style-name="P28"><text:span text:style-name="T89">G </text:span><text:span text:style-name="T90">potion</text:span><text:span text:style-name="T89"> of </text:span><text:span text:style-name="T91">wrath</text:span><text:span text:style-name="T89">: 25% as fire</text:span></text:p>
      <text:p text:style-name="P152">Elixir of wrath: 5% as fire per stack</text:p>
      <text:p text:style-name="P28"><text:span text:style-name="T90">Potion</text:span><text:span text:style-name="T89"> </text:span><text:span text:style-name="T90">of</text:span><text:span text:style-name="T89"> </text:span><text:span text:style-name="T91">hatred</text:span><text:span text:style-name="T89">: 10% </text:span><text:span text:style-name="T90">as</text:span><text:span text:style-name="T89"> </text:span><text:span text:style-name="T91">light</text:span></text:p>
      <text:p text:style-name="P28"><text:span text:style-name="T89">G </text:span><text:span text:style-name="T90">potion</text:span><text:span text:style-name="T89"> of </text:span><text:span text:style-name="T91">hatred</text:span><text:span text:style-name="T89">: 25% as lightning</text:span></text:p>
      <text:p text:style-name="P152">Elixir of hatred: 5% as lightning per stack</text:p>
      <text:p text:style-name="P47"/>
      <text:p text:style-name="P78">Weapons:</text:p>
      <text:p text:style-name="P72">Crescent moon: After an attack crits, this deals +0,25 dmg multi</text:p>
      <text:p text:style-name="P72"/>
      <text:p text:style-name="P65"><text:soft-page-break/><text:span text:style-name="T78">Equipment</text:span>:</text:p>
      <text:p text:style-name="P47">Acolyte of the damned: spend 5% of currend end and half that to dmg</text:p>
      <text:p text:style-name="P72">Kinetic absorber: -1 to cd when you block</text:p>
      <text:p text:style-name="P54">Pledge of blood:<text:span text:style-name="T87">+1 rating,</text:span> if at max end, remove 10% of it and gain +4 rating</text:p>
      <text:p text:style-name="P54">Hourglass of reshaping: +0,05 dmg mult per spell on cd</text:p>
      <text:p text:style-name="P54">ancient puzzle box: if last use of spell, then +0,1 mult and +2 rating</text:p>
      <text:p text:style-name="P54">topaz ring: next attack deals 10% extra as lightning</text:p>
      <text:p text:style-name="P54">pearl ring: if first spell of combat, +3 rating</text:p>
      <text:p text:style-name="P54">nacre: 15% chance of not going into cd</text:p>
      <text:p text:style-name="P61">---------------------------</text:p>
      <text:p text:style-name="P187">FIRE</text:p>
      <text:p text:style-name="P186">Perks:</text:p>
      <text:p text:style-name="P195">Pyromancer: Minimum level 2</text:p>
      <text:p text:style-name="P195">Cremator: 15% chance to burn</text:p>
      <text:p text:style-name="P195">Fan the flames: Burns deal +0.4 dmg multi and last 1 turn less</text:p>
      <text:p text:style-name="P196">Firewalker: +0,1 dmg multi</text:p>
      <text:p text:style-name="P195">Lich: -1 to maximum level</text:p>
      <text:p text:style-name="P195">Electromancer: -1 to maximum level</text:p>
      <text:p text:style-name="P202"/>
      <text:p text:style-name="P206">Weapons:</text:p>
      <text:p text:style-name="P202">Desert wind: next attack deals 30% extra dmg as fire</text:p>
      <text:p text:style-name="P202"/>
      <text:p text:style-name="P210"><text:span text:style-name="T78">Equipment</text:span>:</text:p>
      <text:p text:style-name="P202">Hand of the vizier: +1 to rating, next attack deals 10% extra dmg as fire</text:p>
      <text:p text:style-name="P214">ammo ring: burns deal 2% of targets max end per round</text:p>
      <text:p text:style-name="P215"/>
      <text:p text:style-name="P100">---------------------------</text:p>
      <text:p text:style-name="P265">INFERNAL</text:p>
      <text:p text:style-name="P268">Perks:</text:p>
      <text:p text:style-name="P271"><text:span text:style-name="T87">Demonologist</text:span>: +2 to rating</text:p>
      <text:p text:style-name="P271"/>
      <text:p text:style-name="P271"/>
      <text:p text:style-name="P274">Weapons:</text:p>
      <text:p text:style-name="P274"/>
      <text:p text:style-name="P277"/>
      <text:p text:style-name="P280"><text:span text:style-name="T78">Equipment</text:span>:</text:p>
      <text:p text:style-name="P271">Sorcerer’s Pledge: <text:span text:style-name="T76">+1 to rating if </text:span><text:span text:style-name="T87">infernal</text:span></text:p>
      <text:p text:style-name="P271">Sorcerer’s Pledge: -0,1 dmg multi <text:span text:style-name="T76">if not </text:span><text:span text:style-name="T87">infernal</text:span></text:p>
      <text:p text:style-name="P274"><text:span text:style-name="T87">Chained heart</text:span>: +<text:span text:style-name="T87">2</text:span> rating, <text:span text:style-name="T87">+0,15 mult, consumes 5% of current endurance, restores all spent endu at end of combat</text:span></text:p>
      <text:p text:style-name="P283">Crown of horns: +2 rating, +0,4 mult while cursed</text:p>
      <text:p text:style-name="P329" loext:marker-style-name="T15"/>
      <text:p text:style-name="P329" loext:marker-style-name="T15"/>
      <text:p text:style-name="P334" loext:marker-style-name="T2"><text:span text:style-name="T15"/></text:p>
      <text:p text:style-name="P334" loext:marker-style-name="T2"><text:span text:style-name="T15"/></text:p>
      <text:p text:style-name="P334" loext:marker-style-name="T2"><text:span text:style-name="T15"/></text:p>
      <text:p text:style-name="P334" loext:marker-style-name="T2"><text:span text:style-name="T15"/></text:p>
      <text:p text:style-name="P334" loext:marker-style-name="T2"><text:span text:style-name="T15"/></text:p>
      <text:p text:style-name="P334" loext:marker-style-name="T2"><text:span text:style-name="T15"/></text:p>
      <text:p text:style-name="P334" loext:marker-style-name="T2"><text:span text:style-name="T15">Blackfire (</text:span><text:span text:style-name="T2">Eldritch)</text:span></text:p>
      <text:p text:style-name="P334" loext:marker-style-name="T15"><text:soft-page-break/><text:span text:style-name="T15">Lvl1: Deal X fire damage, has a 30% to chill</text:span><text:span text:style-name="T15"/></text:p>
      <text:p text:style-name="P334" loext:marker-style-name="T15"><text:span text:style-name="T15">Lvl2: Deal X fire damage, has a 40% to chill</text:span><text:span text:style-name="T15"/></text:p>
      <text:p text:style-name="P334" loext:marker-style-name="T15"><text:span text:style-name="T15">Lvl3: Deal X fire damage, has a 50% to chill and a 10% to curse</text:span><text:span text:style-name="T15"/></text:p>
      <text:p text:style-name="P334" loext:marker-style-name="T15"><text:span text:style-name="T15">Lvl4: Deal X fire damage, has a 50% to chill and a 20% to curse</text:span><text:span text:style-name="T15"/></text:p>
      <text:p text:style-name="P334" loext:marker-style-name="T15"><text:span text:style-name="T15">Lvl5: Deal X fire damage, has a 50% to chill and a 30% to curse</text:span><text:span text:style-name="T15"/></text:p>
      <text:p text:style-name="P329" loext:marker-style-name="T15"/>
      <text:p text:style-name="P112">TAGS: SPELL | FIRE | <text:span text:style-name="T88">ELDRITCH </text:span><text:span text:style-name="T92">| CHILL | CURSE</text:span><text:line-break/><text:span text:style-name="T77">GENERIC:<text:line-break/>Perks:</text:span></text:p>
      <text:p text:style-name="P113">Supposed to Rot: +0,2 dmg multi per necrotic limb</text:p>
      <text:p text:style-name="P113">Herald of salvation: -0,05 dmg multi</text:p>
      <text:p text:style-name="P142">Reckless: +0,05 dmg multi per cloth or empty armor slot</text:p>
      <text:p text:style-name="P310">Shatter: <text:s/>+0,05 dmg mult per turn enemy has been chilled</text:p>
      <text:p text:style-name="P179">Fatal Curse: +0,1 mult against cursed enemies</text:p>
      <text:p text:style-name="P179"/>
      <text:p text:style-name="P119">Weapons:</text:p>
      <text:p text:style-name="P127">Daevas capricionsouness: 10% to 25% of random fire/cold/light</text:p>
      <text:p text:style-name="P128">Demongrip: 25% as fire</text:p>
      <text:p text:style-name="P128">Hellsiege: 25% as fire</text:p>
      <text:p text:style-name="P128">Desert wind: 15% as fire</text:p>
      <text:p text:style-name="P128">Marids gift: 15% as cold</text:p>
      <text:p text:style-name="P128">Eventide: 35% as cold</text:p>
      <text:p text:style-name="P128">Thurizas: 35% as light</text:p>
      <text:p text:style-name="P128">Crescent Moon: 15% as magic</text:p>
      <text:p text:style-name="P128">Cuchaviva: 15% as magic</text:p>
      <text:p text:style-name="P128"/>
      <text:p text:style-name="P148">Items:</text:p>
      <text:p text:style-name="P127">Cleanser of the unholy: 10% as fire</text:p>
      <text:p text:style-name="P128">Voice of the Storm: 15% as lightning</text:p>
      <text:p text:style-name="P137">Acolyte of the damned: 15% as magic</text:p>
      <text:p text:style-name="P128">Essence Spike: 8% as magic</text:p>
      <text:p text:style-name="P128">Hourglass of reshaping: 8% as magic</text:p>
      <text:p text:style-name="P113"><text:span text:style-name="T82">Zircon ring: 5% added as magic</text:span><text:span text:style-name="T77"><text:line-break/></text:span>Poisoner’s Precaution: 20% chance to poison</text:p>
      <text:p text:style-name="P92">The Stampede: +0,02 dmg multi per initiative higher than enemy</text:p>
      <text:p text:style-name="P101">ruby ring: 3% of dmg as fire per affliction on enemy</text:p>
      <text:p text:style-name="P101">amber ring: +0,07 mult if at full endurance</text:p>
      <text:p text:style-name="P101">soapstone ring: +0,08 mult if enemy restrained</text:p>
      <text:p text:style-name="P101">jet: +0,2 mult</text:p>
      <text:p text:style-name="P48"><text:span text:style-name="T77"><text:line-break/>---------------------------<text:line-break/>SPELL<text:line-break/>Perks:<text:line-break/></text:span>Destructor: +0.1 dmg multi</text:p>
      <text:p text:style-name="P48"/>
      <text:p text:style-name="P28"><text:span text:style-name="T90">Consumables</text:span><text:span text:style-name="T89">:</text:span></text:p>
      <text:p text:style-name="P28"><text:span text:style-name="T90">Potion</text:span><text:span text:style-name="T89"> </text:span><text:span text:style-name="T90">of</text:span><text:span text:style-name="T89"> </text:span><text:span text:style-name="T90">bitterness</text:span><text:span text:style-name="T89">: 10% </text:span><text:span text:style-name="T90">as</text:span><text:span text:style-name="T89"> </text:span><text:span text:style-name="T90">cold</text:span></text:p>
      <text:p text:style-name="P28"><text:span text:style-name="T89">G </text:span><text:span text:style-name="T90">potion</text:span><text:span text:style-name="T89"> of </text:span><text:span text:style-name="T90">bitterness</text:span><text:span text:style-name="T89">: 25% as cold</text:span></text:p>
      <text:p text:style-name="P85">Elixir of bitterness: 5% as cold per stack</text:p>
      <text:p text:style-name="P28"><text:soft-page-break/><text:span text:style-name="T90">Potion</text:span><text:span text:style-name="T89"> </text:span><text:span text:style-name="T90">of</text:span><text:span text:style-name="T89"> </text:span><text:span text:style-name="T91">wrath</text:span><text:span text:style-name="T89">: 10% </text:span><text:span text:style-name="T90">as</text:span><text:span text:style-name="T89"> f</text:span><text:span text:style-name="T91">ire</text:span></text:p>
      <text:p text:style-name="P28"><text:span text:style-name="T89">G </text:span><text:span text:style-name="T90">potion</text:span><text:span text:style-name="T89"> of </text:span><text:span text:style-name="T91">wrath</text:span><text:span text:style-name="T89">: 25% as fire</text:span></text:p>
      <text:p text:style-name="P152">Elixir of wrath: 5% as fire per stack</text:p>
      <text:p text:style-name="P28"><text:span text:style-name="T90">Potion</text:span><text:span text:style-name="T89"> </text:span><text:span text:style-name="T90">of</text:span><text:span text:style-name="T89"> </text:span><text:span text:style-name="T91">hatred</text:span><text:span text:style-name="T89">: 10% </text:span><text:span text:style-name="T90">as</text:span><text:span text:style-name="T89"> </text:span><text:span text:style-name="T91">light</text:span></text:p>
      <text:p text:style-name="P28"><text:span text:style-name="T89">G </text:span><text:span text:style-name="T90">potion</text:span><text:span text:style-name="T89"> of </text:span><text:span text:style-name="T91">hatred</text:span><text:span text:style-name="T89">: 25% as lightning</text:span></text:p>
      <text:p text:style-name="P152">Elixir of hatred: 5% as lightning per stack</text:p>
      <text:p text:style-name="P48"/>
      <text:p text:style-name="P48"/>
      <text:p text:style-name="P79">Weapons:</text:p>
      <text:p text:style-name="P73">Crescent moon: After an attack crits, this deals +0,25 dmg multi</text:p>
      <text:p text:style-name="P73"/>
      <text:p text:style-name="P66"><text:span text:style-name="T78">Equipment</text:span>:</text:p>
      <text:p text:style-name="P48">Acolyte of the damned: spend 5% of currend end and half that to dmg</text:p>
      <text:p text:style-name="P73">Kinetic absorber: -1 to cd when you block</text:p>
      <text:p text:style-name="P55">Pledge of blood:<text:span text:style-name="T87">+1 rating,</text:span> if at max end, remove 10% of it and gain +4 rating</text:p>
      <text:p text:style-name="P55">Hourglass of reshaping: +0,05 dmg mult per spell on cd</text:p>
      <text:p text:style-name="P55">ancient puzzle box: if last use of spell, then +0,1 mult and +2 rating</text:p>
      <text:p text:style-name="P55">topaz ring: next attack deals 10% extra as lightning</text:p>
      <text:p text:style-name="P55">pearl ring: if first spell of combat, +3 rating</text:p>
      <text:p text:style-name="P55">nacre: 15% chance of not going into cd</text:p>
      <text:p text:style-name="P62">---------------------------</text:p>
      <text:p text:style-name="P189">FIRE</text:p>
      <text:p text:style-name="P188">Perks:</text:p>
      <text:p text:style-name="P197">Pyromancer: Minimum level 2</text:p>
      <text:p text:style-name="P197">Cremator: 15% chance to burn</text:p>
      <text:p text:style-name="P197">Fan the flames: Burns deal +0.4 dmg multi and last 1 turn less</text:p>
      <text:p text:style-name="P198">Firewalker: +0,1 dmg multi</text:p>
      <text:p text:style-name="P197">Lich: -1 to maximum level</text:p>
      <text:p text:style-name="P197">Electromancer: -1 to maximum level</text:p>
      <text:p text:style-name="P203"/>
      <text:p text:style-name="P207">Weapons:</text:p>
      <text:p text:style-name="P203">Desert wind: next attack deals 30% extra dmg as fire</text:p>
      <text:p text:style-name="P203"/>
      <text:p text:style-name="P211"><text:span text:style-name="T78">Equipment</text:span>:</text:p>
      <text:p text:style-name="P203">Hand of the vizier: +1 to rating, next attack deals 10% extra dmg as fire</text:p>
      <text:p text:style-name="P216">ammo ring: burns deal 2% of targets max end per round</text:p>
      <text:p text:style-name="P217"/>
      <text:p text:style-name="P102">---------------------------</text:p>
      <text:p text:style-name="P301">ELDRITCH</text:p>
      <text:p text:style-name="P286">Perks:</text:p>
      <text:p text:style-name="P289"><text:span text:style-name="T88">Occultist</text:span>: +2 to rating</text:p>
      <text:p text:style-name="P301">Toying with madness: -2 to +4 rating (at random)</text:p>
      <text:p text:style-name="P289"/>
      <text:p text:style-name="P292">Weapons:</text:p>
      <text:p text:style-name="P292"/>
      <text:p text:style-name="P295"/>
      <text:p text:style-name="P298"><text:span text:style-name="T78">Equipment</text:span>:</text:p>
      <text:p text:style-name="P289">Sorcerer’s Pledge: <text:span text:style-name="T76">+1 to rating if </text:span><text:span text:style-name="T88">eldritch</text:span></text:p>
      <text:p text:style-name="P289">Sorcerer’s Pledge: -0,1 dmg multi <text:span text:style-name="T76">if not </text:span><text:span text:style-name="T88">eldritch</text:span></text:p>
      <text:p text:style-name="P292"><text:soft-page-break/><text:span text:style-name="T88">forbidden tome</text:span>: +<text:span text:style-name="T87">2</text:span> rating, <text:span text:style-name="T88">applies random affliction to you and enemy</text:span></text:p>
      <text:p text:style-name="P304">mirror mask: +2 rating, removes afflictions and copies onto enemy</text:p>
      <text:p text:style-name="P292">-------------------</text:p>
      <text:p text:style-name="P310">CHILL</text:p>
      <text:p text:style-name="P310">Perks:<text:line-break/>Chilled to the bone: Chills last twice as long<text:line-break/></text:p>
      <text:p text:style-name="P310">Weapons:</text:p>
      <text:p text:style-name="P310"/>
      <text:p text:style-name="P310">Equipment:</text:p>
      <text:p text:style-name="P310">aquamarine ring: Chilled enemies cannot recover endurace</text:p>
      <text:p text:style-name="P103">---------------------</text:p>
      <text:p text:style-name="P179">CURSE</text:p>
      <text:p text:style-name="P179">Perks:<text:line-break/><text:line-break/></text:p>
      <text:p text:style-name="P179">Weapons:</text:p>
      <text:p text:style-name="P179"/>
      <text:p text:style-name="P179">Equipment:</text:p>
      <text:p text:style-name="P179">amethyst ring: cursed enemies have -50% reduced extra damage for crits</text:p>
      <text:p text:style-name="P309"/>
      <text:p text:style-name="P334" loext:marker-style-name="T15"><text:span text:style-name="T1">Fire Rituals</text:span><text:span text:style-name="T15">:<text:line-break/><text:line-break/>Create Bonfire (</text:span><text:span text:style-name="T2">nature)</text:span><text:span text:style-name="T15">:<text:line-break/>Lvl1: Create a bonfire that lasts for 4 hours. Mishap: Take fire damage<text:line-break/>Lvl2: Create a bonfire that lasts for 6 hours. Mishap: Take fire damage<text:line-break/>Lvl3: Create a bonfire that lasts for 8 hours. Cooking rotten food removes the rot. <text:s/>Mishap: Take fire damage<text:line-break/>Lvl4: Create a bonfire that lasts for 10 hours. <text:s/>Cooking rotten food removes the rot. <text:s/>Mishap: Take fire damage<text:line-break/>Lvl5: Create a bonfire that lasts for 12 hours. <text:s/>Cooking rotten food removes the rot. <text:s/>Mishap: Take fire damage<text:line-break/><text:line-break/>Fire Wall (</text:span><text:span text:style-name="T2">arcane)</text:span><text:span text:style-name="T15">:<text:line-break/>Lvl1: Surround your camp with a wall of fire, causing ambushing enemies to take X fire damage during the first round of combat. Mishap: Take fire damage<text:line-break/>Lvl2: Surround your camp with a wall of fire, causing ambushing enemies to take X fire damage during the first round of combat. Mishap: Take fire damage<text:line-break/>Lvl3: Surround your camp with a wall of fire, causing ambushing enemies to take X fire damage and have a 30% chance to be burned during the first round of combat. Mishap: Take fire damage<text:line-break/>Lvl4: Surround your camp with a wall of fire, causing ambushing enemies to take X fire damage and have a 45% chance to be burned during the first round of combat. Mishap: Take fire damage<text:line-break/>Lvl5: Surround your camp with a wall of fire, causing ambushing enemies to take X fire damage and have a 60% chance to be burned during the first round of combat. Mishap: Take fire damage<text:line-break/><text:line-break/>Aura of Incineration (</text:span><text:span text:style-name="T2">divine)</text:span><text:span text:style-name="T15">:<text:line-break/>Lvl1: At the end of your turn, deal X fire damage to enemies. Only one aura can be active at a time. Lasts until next rest. Mishap: Take fire damage<text:line-break/>Lvl1: At the end of your turn, deal X fire damage to enemies. Only one aura can be active at a time. </text:span><text:soft-page-break/><text:span text:style-name="T15">Lasts until next rest Mishap: Take fire damage<text:line-break/>Lvl1: At the end of your turn, deal X fire damage to enemies with a 10% chance to burn. Only one aura can be active at a time. Lasts until next rest Mishap: Take fire damage<text:line-break/>Lvl1: At the end of your turn, deal X fire damage to enemies with a 15% chance to burn. Only one aura can be active at a time. Lasts until next rest Mishap: Take fire damage<text:line-break/>Lvl1: At the end of your turn, deal X fire damage to enemies with a 20% chance to burn. Only one aura can be active at a time. Lasts until next rest Mishap: Take fire damage<text:line-break/><text:line-break/><text:line-break/><text:line-break/>Volcanic Glyph (</text:span><text:span text:style-name="T2">arcane)</text:span><text:span text:style-name="T15">:<text:line-break/>Lvl1: Inscribe a weapon with fire magic, causing your attacks and skills with it to deal an additional 10% damage as fire and granting it +1 maximum damage. Only one glyph can be active per weapon at a time. Lasts until the next rest. Mishap: Destroy weapon<text:line-break/>Lvl2: Inscribe a weapon with fire magic, causing your attacks and skills with it to deal an additional 15% damage as fire and granting it +1 maximum damage. Only one glyph can be active per weapon at a time. Lasts until the next rest. Mishap: Destroy weapon<text:line-break/>Lvl3: Inscribe a weapon with fire magic, causing your attacks and skills with it to deal an additional 20% damage as fire and granting it +2 maximum damage. Only one glyph can be active per weapon at a time. Lasts until the next rest. Mishap: Destroy weapon</text:span></text:p>
      <text:p text:style-name="P334" loext:marker-style-name="T15"><text:span text:style-name="T15">Lvl4: Inscribe a weapon with fire magic, causing your attacks and skills with it to deal an additional 25% damage as fire and granting it +3 maximum damage. Only one glyph can be active per weapon at a time. Lasts until the next rest. Mishap: Destroy weapon</text:span><text:span text:style-name="T15"/></text:p>
      <text:p text:style-name="P334" loext:marker-style-name="T15"><text:span text:style-name="T15">Lvl5: Inscribe a weapon with fire magic, causing your attacks and skills with it to deal an additional 30% damage as fire and granting it +4 maximum damage. Only one glyph can be active per weapon at a time. Lasts until the next rest. Mishap: Destroy weapon</text:span><text:span text:style-name="T15"/></text:p>
      <text:p text:style-name="P334" loext:marker-style-name="T15"><text:span text:style-name="T15"><text:line-break/>Molten Aegis (</text:span><text:span text:style-name="T2">arcane)</text:span><text:span text:style-name="T15">:<text:line-break/>Lvl1: Cover yourself with burning coals, reducing all incoming damage by 1 and granting you X fire thorns. Only one aegis can be active at a time. Lasts until the next rest. Mishap: Reduce fire resistance<text:line-break/>Lvl2: Cover yourself with burning coals, reducing all incoming damage by 1 and granting you X fire thorns. Only one aegis can be active at a time. Lasts until the next rest. Mishap: Reduce fire resistance<text:line-break/>Lvl3: Cover yourself with burning coals, reducing all incoming damage by 2 and granting you X fire thorns. Only one aegis can be active at a time. Lasts until the next rest. Mishap: Reduce fire resistance<text:line-break/>Lvl4: Cover yourself with burning coals, reducing all incoming damage by 3 and granting you X fire thorns. Only one aegis can be active at a time. Lasts until the next rest. Mishap: Reduce fire resistance<text:line-break/>Lvl5: Cover yourself with burning coals, reducing all incoming damage by 4 and granting you X fire thorns. Only one aegis can be active at a time. Lasts until the next rest. Mishap: Reduce fire resistance<text:line-break/><text:line-break/>Archdemon Form </text:span><text:span text:style-name="T2">(switches body parts to a new set) (eldritch)</text:span><text:span text:style-name="T15">:<text:line-break/>Lvl1: Does nothing. Mishap: Summon hostile demon<text:line-break/>Lvl2: Does nothing. Mishap: Summon hostile demon<text:line-break/>Lvl3: Transform yourself into an Archdemon. Only one form can be active at a time. Mishap: Summon hostile demon<text:line-break/></text:span><text:soft-page-break/><text:span text:style-name="T15">Lvl4: Transform yourself into an Archdemon. Only one form can be active at a time. 5% of permanent changes. Mishap: Summon hostile demon<text:line-break/>Lvl5: Transform yourself into an Archdemon. Only one form can be active at a time. 10% of permanent changes. Mishap: Summon hostile demon<text:line-break/></text:span></text:p>
      <text:p text:style-name="P331" loext:marker-style-name="T15">Hellish Might (<text:span text:style-name="T53">infernal)<text:line-break/></text:span><text:span text:style-name="T54">Lvl1: Does nothing. Misshap: Permanently reduce one random stat.</text:span></text:p>
      <text:p text:style-name="P331" loext:marker-style-name="T15"><text:span text:style-name="T54">Lvl2: Does nothing. Misshap: Permanently reduce one random stat.<text:line-break/>Lvl3: Permanently gain 1 strenght (up to 18). Misshap: Permanently reduce one random stat.<text:line-break/>Lvl4: Permanently gain 1 strenght (up to 20) Misshap: Permanently reduce one random stat.<text:line-break/>Lvl5: Permanently gain 1 strenght (up to 22) Misshap: Permanently reduce one random stat.</text:span></text:p>
      <text:p text:style-name="P334" loext:marker-style-name="T15"><text:span text:style-name="T1"/></text:p>
      <text:p text:style-name="P334" loext:marker-style-name="T15"><text:span text:style-name="T1"/></text:p>
      <text:p text:style-name="P334" loext:marker-style-name="T15"><text:span text:style-name="T1">Cold spells</text:span><text:span text:style-name="T15">:<text:line-break/><text:line-break/>Freezing Ray (</text:span><text:span text:style-name="T2">Arcane</text:span><text:span text:style-name="T15">):<text:line-break/>Lvl1: Deal X frost damage, 5% to paralyze targeted body part<text:line-break/>Lvl2: Deal X frost damage, 5% to paralyze targeted body part<text:line-break/>Lvl3: Deal X frost damage, 6% to paralyze targeted body part<text:line-break/>Lvl4: Deal X frost damage, 7% to paralyze targeted body part<text:line-break/>Lvl5: Deal X frost damage, 8% to paralyze targeted body part</text:span></text:p>
      <text:p text:style-name="P329" loext:marker-style-name="T15"/>
      <text:p text:style-name="P114">TAGS: SPELL | <text:span text:style-name="T93">COLD</text:span> | ARCANE<text:line-break/><text:span text:style-name="T77">GENERIC:<text:line-break/>Perks:</text:span></text:p>
      <text:p text:style-name="P114">Supposed to Rot: +0,2 dmg multi per necrotic limb</text:p>
      <text:p text:style-name="P114">Herald of salvation: -0,05 dmg multi</text:p>
      <text:p text:style-name="P143">Reckless: +0,05 dmg multi per cloth or empty armor slot</text:p>
      <text:p text:style-name="P311">Shatter: <text:s/>+0,05 dmg mult per turn enemy has been chilled</text:p>
      <text:p text:style-name="P180">Fatal Curse: +0,1 mult against cursed enemies</text:p>
      <text:p text:style-name="P180"/>
      <text:p text:style-name="P120">Weapons:</text:p>
      <text:p text:style-name="P129">Daevas capricionsouness: 10% to 25% of random fire/cold/light</text:p>
      <text:p text:style-name="P130">Demongrip: 25% as fire</text:p>
      <text:p text:style-name="P130">Hellsiege: 25% as fire</text:p>
      <text:p text:style-name="P130">Desert wind: 15% as fire</text:p>
      <text:p text:style-name="P130">Marids gift: 15% as cold</text:p>
      <text:p text:style-name="P130">Eventide: 35% as cold</text:p>
      <text:p text:style-name="P130">Thurizas: 35% as light</text:p>
      <text:p text:style-name="P130">Crescent Moon: 15% as magic</text:p>
      <text:p text:style-name="P130">Cuchaviva: 15% as magic</text:p>
      <text:p text:style-name="P130"/>
      <text:p text:style-name="P149">Items:</text:p>
      <text:p text:style-name="P129">Cleanser of the unholy: 10% as fire</text:p>
      <text:p text:style-name="P130">Voice of the Storm: 15% as lightning</text:p>
      <text:p text:style-name="P138">Acolyte of the damned: 15% as magic</text:p>
      <text:p text:style-name="P130">Essence Spike: 8% as magic</text:p>
      <text:p text:style-name="P130">Hourglass of reshaping: 8% as magic</text:p>
      <text:p text:style-name="P114"><text:span text:style-name="T82">Zircon ring: 5% added as magic</text:span><text:span text:style-name="T77"><text:line-break/></text:span><text:soft-page-break/>Poisoner’s Precaution: 20% chance to poison</text:p>
      <text:p text:style-name="P93">The Stampede: +0,02 dmg multi per initiative higher than enemy</text:p>
      <text:p text:style-name="P104">ruby ring: 3% of dmg as fire per affliction on enemy</text:p>
      <text:p text:style-name="P104">amber ring: +0,07 mult if at full endurance</text:p>
      <text:p text:style-name="P104">soapstone ring: +0,08 mult if enemy restrained</text:p>
      <text:p text:style-name="P104">jet: +0,2 mult</text:p>
      <text:p text:style-name="P49"><text:span text:style-name="T77"><text:line-break/>---------------------------<text:line-break/>SPELL<text:line-break/>Perks:<text:line-break/></text:span>Destructor: +0.1 dmg multi</text:p>
      <text:p text:style-name="P49"/>
      <text:p text:style-name="P30"><text:span text:style-name="T90">Consumables</text:span><text:span text:style-name="T89">:</text:span></text:p>
      <text:p text:style-name="P30"><text:span text:style-name="T90">Potion</text:span><text:span text:style-name="T89"> </text:span><text:span text:style-name="T90">of</text:span><text:span text:style-name="T89"> </text:span><text:span text:style-name="T90">bitterness</text:span><text:span text:style-name="T89">: 10% </text:span><text:span text:style-name="T90">as</text:span><text:span text:style-name="T89"> </text:span><text:span text:style-name="T90">cold</text:span></text:p>
      <text:p text:style-name="P30"><text:span text:style-name="T89">G </text:span><text:span text:style-name="T90">potion</text:span><text:span text:style-name="T89"> of </text:span><text:span text:style-name="T90">bitterness</text:span><text:span text:style-name="T89">: 25% as cold</text:span></text:p>
      <text:p text:style-name="P86">Elixir of bitterness: 5% as cold per stack</text:p>
      <text:p text:style-name="P30"><text:span text:style-name="T90">Potion</text:span><text:span text:style-name="T89"> </text:span><text:span text:style-name="T90">of</text:span><text:span text:style-name="T89"> </text:span><text:span text:style-name="T91">wrath</text:span><text:span text:style-name="T89">: 10% </text:span><text:span text:style-name="T90">as</text:span><text:span text:style-name="T89"> f</text:span><text:span text:style-name="T91">ire</text:span></text:p>
      <text:p text:style-name="P30"><text:span text:style-name="T89">G </text:span><text:span text:style-name="T90">potion</text:span><text:span text:style-name="T89"> of </text:span><text:span text:style-name="T91">wrath</text:span><text:span text:style-name="T89">: 25% as fire</text:span></text:p>
      <text:p text:style-name="P153">Elixir of wrath: 5% as fire per stack</text:p>
      <text:p text:style-name="P30"><text:span text:style-name="T90">Potion</text:span><text:span text:style-name="T89"> </text:span><text:span text:style-name="T90">of</text:span><text:span text:style-name="T89"> </text:span><text:span text:style-name="T91">hatred</text:span><text:span text:style-name="T89">: 10% </text:span><text:span text:style-name="T90">as</text:span><text:span text:style-name="T89"> </text:span><text:span text:style-name="T91">light</text:span></text:p>
      <text:p text:style-name="P30"><text:span text:style-name="T89">G </text:span><text:span text:style-name="T90">potion</text:span><text:span text:style-name="T89"> of </text:span><text:span text:style-name="T91">hatred</text:span><text:span text:style-name="T89">: 25% as lightning</text:span></text:p>
      <text:p text:style-name="P153">Elixir of hatred: 5% as lightning per stack</text:p>
      <text:p text:style-name="P30"><text:span text:style-name="T89"/></text:p>
      <text:p text:style-name="P80">Weapons:</text:p>
      <text:p text:style-name="P74">Crescent moon: After an attack crits, this deals +0,25 dmg multi</text:p>
      <text:p text:style-name="P74"/>
      <text:p text:style-name="P67"><text:span text:style-name="T78">Equipment</text:span>:</text:p>
      <text:p text:style-name="P49">Acolyte of the damned: spend 5% of currend end and half that to dmg</text:p>
      <text:p text:style-name="P74">Kinetic absorber: -1 to cd when you block</text:p>
      <text:p text:style-name="P56">Pledge of blood: if at max end, remove 10% of it and gain +4 rating</text:p>
      <text:p text:style-name="P56">Hourglass of reshaping: +0,05 dmg mult per spell on cd</text:p>
      <text:p text:style-name="P56">ancient puzzle box: if last use of spell, then +0,1 mult and +2 rating</text:p>
      <text:p text:style-name="P56">topaz ring: next attack deals 10% extra as lightning</text:p>
      <text:p text:style-name="P56">pearl ring: if first spell of combat, +3 rating</text:p>
      <text:p text:style-name="P56">nacre: 15% chance of not going into cd</text:p>
      <text:p text:style-name="P329" loext:marker-style-name="T15">………………………</text:p>
      <text:p text:style-name="P324">COLD</text:p>
      <text:p text:style-name="P315">Perks:</text:p>
      <text:p text:style-name="P316"><text:span text:style-name="T93">Lich</text:span>: Minimum level 2</text:p>
      <text:p text:style-name="P317"><text:span text:style-name="T93">Blizzard</text:span>walker: +0,1 dmg multi</text:p>
      <text:p text:style-name="P316"><text:span text:style-name="T93">Pyromancer</text:span>: -1 to maximum level</text:p>
      <text:p text:style-name="P316">Electromancer: -1 to maximum level</text:p>
      <text:p text:style-name="P318"/>
      <text:p text:style-name="P321">Weapons:</text:p>
      <text:p text:style-name="P318"/>
      <text:p text:style-name="P318"/>
      <text:p text:style-name="P322"><text:span text:style-name="T78">Equipment</text:span>:</text:p>
      <text:p text:style-name="P318">Hand of the vizier: +1 to rating, next attack deals 10% extra dmg as <text:span text:style-name="T93">cold</text:span></text:p>
      <text:p text:style-name="P323">-------------------------------------------------</text:p>
      <text:p text:style-name="P158"><text:soft-page-break/>ARCANE</text:p>
      <text:p text:style-name="P157">Perks:</text:p>
      <text:p text:style-name="P164">Arcanist: +2 to rating</text:p>
      <text:p text:style-name="P164">Scroll Savant: +4 to rating if cast from a scroll</text:p>
      <text:p text:style-name="P164"/>
      <text:p text:style-name="P167">Weapons:</text:p>
      <text:p text:style-name="P170">Tool of creation: +1 to rating/+2 if ToC has a glyph</text:p>
      <text:p text:style-name="P170">Magisters rod: +1 to rating/ armor pen converted to rating at 2:1</text:p>
      <text:p text:style-name="P170">Shimmerstaff: +1 to rating</text:p>
      <text:p text:style-name="P170"/>
      <text:p text:style-name="P173"><text:span text:style-name="T78">Equipment</text:span>:</text:p>
      <text:p text:style-name="P164">Sorcerer’s Pledge: <text:span text:style-name="T76">+1 to rating if arcane</text:span></text:p>
      <text:p text:style-name="P164">Sorcerer’s Pledge: -0,1 dmg multi <text:span text:style-name="T76">if not arcane</text:span></text:p>
      <text:p text:style-name="P177">great icosahedron: +2 to rating, unlocks lvl 6</text:p>
      <text:p text:style-name="P329" loext:marker-style-name="T15"/>
      <text:p text:style-name="P334" loext:marker-style-name="T15"><text:span text:style-name="T15">Cold Wave (</text:span><text:span text:style-name="T2">Nature):<text:line-break/></text:span><text:span text:style-name="T15">Lvl1: Deal X frost damage to all body parts<text:line-break/>Lvl2: Deal X frost damage to all body parts</text:span></text:p>
      <text:p text:style-name="P334" loext:marker-style-name="T15"><text:span text:style-name="T15">Lvl3: Deal X frost damage to all body parts, 30% chance to chill</text:span><text:span text:style-name="T15"/></text:p>
      <text:p text:style-name="P334" loext:marker-style-name="T15"><text:span text:style-name="T15">Lvl4: Deal X frost damage to all body parts, 40% chance to chill</text:span><text:span text:style-name="T15"/></text:p>
      <text:p text:style-name="P30" loext:marker-style-name="T15"><text:span text:style-name="T15">Lvl5: Deal X frost damage to all body parts, 50% chance to chill<text:line-break/></text:span></text:p>
      <text:p text:style-name="P114">TAGS: SPELL | <text:span text:style-name="T93">COLD</text:span> | <text:span text:style-name="T93">NATURE | CHILL</text:span><text:line-break/><text:span text:style-name="T77">GENERIC:<text:line-break/>Perks:</text:span></text:p>
      <text:p text:style-name="P114">Supposed to Rot: +0,2 dmg multi per necrotic limb</text:p>
      <text:p text:style-name="P114">Herald of salvation: -0,05 dmg multi</text:p>
      <text:p text:style-name="P143">Reckless: +0,05 dmg multi per cloth or empty armor slot</text:p>
      <text:p text:style-name="P311">Shatter: <text:s/>+0,05 dmg mult per turn enemy has been chilled</text:p>
      <text:p text:style-name="P180">Fatal Curse: +0,1 mult against cursed enemies</text:p>
      <text:p text:style-name="P180"/>
      <text:p text:style-name="P120">Weapons:</text:p>
      <text:p text:style-name="P129">Daevas capricionsouness: 10% to 25% of random fire/cold/light</text:p>
      <text:p text:style-name="P130">Demongrip: 25% as fire</text:p>
      <text:p text:style-name="P130">Hellsiege: 25% as fire</text:p>
      <text:p text:style-name="P130">Desert wind: 15% as fire</text:p>
      <text:p text:style-name="P130">Marids gift: 15% as cold</text:p>
      <text:p text:style-name="P130">Eventide: 35% as cold</text:p>
      <text:p text:style-name="P130">Thurizas: 35% as light</text:p>
      <text:p text:style-name="P130">Crescent Moon: 15% as magic</text:p>
      <text:p text:style-name="P130">Cuchaviva: 15% as magic</text:p>
      <text:p text:style-name="P130"/>
      <text:p text:style-name="P149">Items:</text:p>
      <text:p text:style-name="P129">Cleanser of the unholy: 10% as fire</text:p>
      <text:p text:style-name="P130">Voice of the Storm: 15% as lightning</text:p>
      <text:p text:style-name="P138">Acolyte of the damned: 15% as magic</text:p>
      <text:p text:style-name="P130">Essence Spike: 8% as magic</text:p>
      <text:p text:style-name="P130">Hourglass of reshaping: 8% as magic</text:p>
      <text:p text:style-name="P114"><text:span text:style-name="T82">Zircon ring: 5% added as magic</text:span><text:span text:style-name="T77"><text:line-break/></text:span><text:soft-page-break/>Poisoner’s Precaution: 20% chance to poison</text:p>
      <text:p text:style-name="P93">The Stampede: +0,02 dmg multi per initiative higher than enemy</text:p>
      <text:p text:style-name="P104">ruby ring: 3% of dmg as fire per affliction on enemy</text:p>
      <text:p text:style-name="P104">amber ring: +0,07 mult if at full endurance</text:p>
      <text:p text:style-name="P104">soapstone ring: +0,08 mult if enemy restrained</text:p>
      <text:p text:style-name="P104">jet: +0,2 mult</text:p>
      <text:p text:style-name="P49"><text:span text:style-name="T77"><text:line-break/>---------------------------<text:line-break/>SPELL<text:line-break/>Perks:<text:line-break/></text:span>Destructor: +0.1 dmg multi</text:p>
      <text:p text:style-name="P49"/>
      <text:p text:style-name="P30"><text:span text:style-name="T90">Consumables</text:span><text:span text:style-name="T89">:</text:span></text:p>
      <text:p text:style-name="P30"><text:span text:style-name="T90">Potion</text:span><text:span text:style-name="T89"> </text:span><text:span text:style-name="T90">of</text:span><text:span text:style-name="T89"> </text:span><text:span text:style-name="T90">bitterness</text:span><text:span text:style-name="T89">: 10% </text:span><text:span text:style-name="T90">as</text:span><text:span text:style-name="T89"> </text:span><text:span text:style-name="T90">cold</text:span></text:p>
      <text:p text:style-name="P30"><text:span text:style-name="T89">G </text:span><text:span text:style-name="T90">potion</text:span><text:span text:style-name="T89"> of </text:span><text:span text:style-name="T90">bitterness</text:span><text:span text:style-name="T89">: 25% as cold</text:span></text:p>
      <text:p text:style-name="P86">Elixir of bitterness: 5% as cold per stack</text:p>
      <text:p text:style-name="P30"><text:span text:style-name="T90">Potion</text:span><text:span text:style-name="T89"> </text:span><text:span text:style-name="T90">of</text:span><text:span text:style-name="T89"> </text:span><text:span text:style-name="T91">wrath</text:span><text:span text:style-name="T89">: 10% </text:span><text:span text:style-name="T90">as</text:span><text:span text:style-name="T89"> f</text:span><text:span text:style-name="T91">ire</text:span></text:p>
      <text:p text:style-name="P30"><text:span text:style-name="T89">G </text:span><text:span text:style-name="T90">potion</text:span><text:span text:style-name="T89"> of </text:span><text:span text:style-name="T91">wrath</text:span><text:span text:style-name="T89">: 25% as fire</text:span></text:p>
      <text:p text:style-name="P153">Elixir of wrath: 5% as fire per stack</text:p>
      <text:p text:style-name="P30"><text:span text:style-name="T90">Potion</text:span><text:span text:style-name="T89"> </text:span><text:span text:style-name="T90">of</text:span><text:span text:style-name="T89"> </text:span><text:span text:style-name="T91">hatred</text:span><text:span text:style-name="T89">: 10% </text:span><text:span text:style-name="T90">as</text:span><text:span text:style-name="T89"> </text:span><text:span text:style-name="T91">light</text:span></text:p>
      <text:p text:style-name="P30"><text:span text:style-name="T89">G </text:span><text:span text:style-name="T90">potion</text:span><text:span text:style-name="T89"> of </text:span><text:span text:style-name="T91">hatred</text:span><text:span text:style-name="T89">: 25% as lightning</text:span></text:p>
      <text:p text:style-name="P153">Elixir of hatred: 5% as lightning per stack</text:p>
      <text:p text:style-name="P30"><text:span text:style-name="T89"/></text:p>
      <text:p text:style-name="P80">Weapons:</text:p>
      <text:p text:style-name="P74">Crescent moon: After an attack crits, this deals +0,25 dmg multi</text:p>
      <text:p text:style-name="P74"/>
      <text:p text:style-name="P67"><text:span text:style-name="T78">Equipment</text:span>:</text:p>
      <text:p text:style-name="P49">Acolyte of the damned: spend 5% of currend end and half that to dmg</text:p>
      <text:p text:style-name="P74">Kinetic absorber: -1 to cd when you block</text:p>
      <text:p text:style-name="P56">Pledge of blood: if at max end, remove 10% of it and gain +4 rating</text:p>
      <text:p text:style-name="P56">Hourglass of reshaping: +0,05 dmg mult per spell on cd</text:p>
      <text:p text:style-name="P56">ancient puzzle box: if last use of spell, then +0,1 mult and +2 rating</text:p>
      <text:p text:style-name="P56">topaz ring: next attack deals 10% extra as lightning</text:p>
      <text:p text:style-name="P56">pearl ring: if first spell of combat, +3 rating</text:p>
      <text:p text:style-name="P56">nacre: 15% chance of not going into cd</text:p>
      <text:p text:style-name="P330" loext:marker-style-name="T15">………………………</text:p>
      <text:p text:style-name="P324">COLD</text:p>
      <text:p text:style-name="P315">Perks:</text:p>
      <text:p text:style-name="P316"><text:span text:style-name="T93">Lich</text:span>: Minimum level 2</text:p>
      <text:p text:style-name="P317"><text:span text:style-name="T93">Blizzard</text:span>walker: +0,1 dmg multi</text:p>
      <text:p text:style-name="P316"><text:span text:style-name="T93">Pyromancer</text:span>: -1 to maximum level</text:p>
      <text:p text:style-name="P316">Electromancer: -1 to maximum level</text:p>
      <text:p text:style-name="P318"/>
      <text:p text:style-name="P321">Weapons:</text:p>
      <text:p text:style-name="P318"/>
      <text:p text:style-name="P318"/>
      <text:p text:style-name="P322"><text:span text:style-name="T78">Equipment</text:span>:</text:p>
      <text:p text:style-name="P318">Hand of the vizier: +1 to rating, next attack deals 10% extra dmg as <text:span text:style-name="T93">cold</text:span></text:p>
      <text:p text:style-name="P23">-------------------------------------------------</text:p>
      <text:p text:style-name="P226"><text:soft-page-break/>NATURE</text:p>
      <text:p text:style-name="P223">Perks:</text:p>
      <text:p text:style-name="P220"><text:span text:style-name="T78">Shaman</text:span>: +2 to rating</text:p>
      <text:p text:style-name="P220"/>
      <text:p text:style-name="P220"/>
      <text:p text:style-name="P226">Weapons:</text:p>
      <text:p text:style-name="P226">Desert wind: rating +1</text:p>
      <text:p text:style-name="P229"/>
      <text:p text:style-name="P232"><text:span text:style-name="T78">Equipment</text:span>:</text:p>
      <text:p text:style-name="P220">Sorcerer’s Pledge: <text:span text:style-name="T76">+1 to rating if </text:span><text:span text:style-name="T87">nature</text:span></text:p>
      <text:p text:style-name="P220">Sorcerer’s Pledge: -0,1 dmg multi <text:span text:style-name="T76">if not </text:span><text:span text:style-name="T87">nature</text:span></text:p>
      <text:p text:style-name="P226">Coralweave: +1 rating</text:p>
      <text:p text:style-name="P226">Voice of the storm: +2 rating</text:p>
      <text:p text:style-name="P30" loext:marker-style-name="T15"><text:span text:style-name="T94">Calamity conflux: +2 rating, 5% extra as </text:span><text:span text:style-name="T95">fire</text:span><text:span text:style-name="T94"> and light</text:span></text:p>
      <text:p text:style-name="P30" loext:marker-style-name="T15"><text:span text:style-name="T94">--------------------------------------------------------------</text:span></text:p>
      <text:p text:style-name="P311">CHILL</text:p>
      <text:p text:style-name="P311">Perks:<text:line-break/>Chilled to the bone: Chills last twice as long<text:line-break/></text:p>
      <text:p text:style-name="P311">Weapons:</text:p>
      <text:p text:style-name="P311"/>
      <text:p text:style-name="P311">Equipment:</text:p>
      <text:p text:style-name="P30" loext:marker-style-name="T15"><text:span text:style-name="T98">aquamarine ring: Chilled enemies cannot recover endurace</text:span></text:p>
      <text:p text:style-name="P348" loext:marker-style-name="T15"><text:span text:style-name="T15"><text:line-break/></text:span><text:span text:style-name="T27">Winter</text:span><text:span text:style-name="T15"> Breath (</text:span><text:span text:style-name="T2">Divine):</text:span></text:p>
      <text:p text:style-name="P348" loext:marker-style-name="T15"><text:span text:style-name="T2"/></text:p>
      <text:p text:style-name="P348" loext:marker-style-name="T15"><text:span text:style-name="T8">Tooltip: Deals </text:span><text:span text:style-name="T12">minor cold damage to an enemy and chills them</text:span><text:span text:style-name="T10">. </text:span><text:span text:style-name="T12">At higher levels, deals greatly increased damage to already chilled enemies.</text:span><text:span text:style-name="T8"><text:line-break/><text:line-break/>On use: (Casted </text:span><text:span text:style-name="T12">Winter Breath</text:span><text:span text:style-name="T8"> at Y level) </text:span><text:span text:style-name="T12">Your breath becomes ice and blasts</text:span><text:span text:style-name="T8"> &lt;enemy&gt; </text:span><text:span text:style-name="T12">for</text:span><text:span text:style-name="T8"> X </text:span><text:span text:style-name="T11">cold </text:span><text:span text:style-name="T8">damage. &lt;if </text:span><text:span text:style-name="T12">already chilled</text:span><text:span text:style-name="T8">&gt; </text:span><text:span text:style-name="T12">The air coalesces into frozen daggers dealing an additional Z cold damage.</text:span><text:span text:style-name="T8"><text:line-break/><text:line-break/></text:span><text:span text:style-name="T9">Formula: base </text:span><text:span text:style-name="T11">-</text:span><text:span text:style-name="T12">50%</text:span><text:span text:style-name="T2"><text:line-break/></text:span><text:span text:style-name="T15">Lvl1: Chill enemy, deal </text:span><text:span text:style-name="T34">3-8</text:span><text:span text:style-name="T45"> (5.5)</text:span><text:span text:style-name="T44"> </text:span><text:span text:style-name="T15">frost damage<text:line-break/>Lvl2: Chill enemy, deal </text:span><text:span text:style-name="T45">4-9 (6.5)</text:span><text:span text:style-name="T15"> frost damage<text:line-break/>Lvl3: Chill enemy, deal </text:span><text:span text:style-name="T45">5-10 (7.5)</text:span><text:span text:style-name="T15"> frost damage. Deals </text:span><text:span text:style-name="T45">8</text:span><text:span text:style-name="T15"> extra if enemy is already chilled<text:line-break/>Lvl4: Chill enemy, deal </text:span><text:span text:style-name="T45">6-11 (8.5)</text:span><text:span text:style-name="T15"> frost damage. Deals </text:span><text:span text:style-name="T45">10</text:span><text:span text:style-name="T15"> extra if enemy is already chilled<text:line-break/>Lvl5: Chill enemy, deal </text:span><text:span text:style-name="T45">6-12 (9)</text:span><text:span text:style-name="T15"> frost damage. Deals </text:span><text:span text:style-name="T45">14</text:span><text:span text:style-name="T15"> extra if enemy is already chilled</text:span></text:p>
      <text:p text:style-name="P329" loext:marker-style-name="T15"/>
      <text:p text:style-name="P333"><text:span text:style-name="T58">1 →</text:span><text:span text:style-name="T59">11</text:span><text:span text:style-name="T58"><text:line-break/>2 → </text:span><text:span text:style-name="T59">13</text:span><text:span text:style-name="T58"><text:line-break/>3 → </text:span><text:span text:style-name="T59">15</text:span><text:span text:style-name="T58"><text:line-break/>4 → </text:span><text:span text:style-name="T59">17</text:span><text:span text:style-name="T58"><text:line-break/>5 → </text:span><text:span text:style-name="T59">18</text:span><text:span text:style-name="T58"><text:line-break/></text:span><text:span text:style-name="T59">6 → 19</text:span></text:p>
      <text:p text:style-name="P329" loext:marker-style-name="T15"/>
      <text:p text:style-name="P114">TAGS: SPELL | <text:span text:style-name="T93">COLD</text:span> | <text:span text:style-name="T93">DIVINE | CHILL</text:span><text:line-break/><text:span text:style-name="T77">GENERIC:<text:line-break/></text:span><text:soft-page-break/><text:span text:style-name="T77">Perks:</text:span></text:p>
      <text:p text:style-name="P114">Supposed to Rot: +0,2 dmg multi per necrotic limb</text:p>
      <text:p text:style-name="P114">Herald of salvation: -0,05 dmg multi</text:p>
      <text:p text:style-name="P143">Reckless: +0,05 dmg multi per cloth or empty armor slot</text:p>
      <text:p text:style-name="P311">Shatter: <text:s/>+0,05 dmg mult per turn enemy has been chilled</text:p>
      <text:p text:style-name="P180">Fatal Curse: +0,1 mult against cursed enemies</text:p>
      <text:p text:style-name="P180"/>
      <text:p text:style-name="P120">Weapons:</text:p>
      <text:p text:style-name="P129">Daevas capricionsouness: 10% to 25% of random fire/cold/light</text:p>
      <text:p text:style-name="P130">Demongrip: 25% as fire</text:p>
      <text:p text:style-name="P130">Hellsiege: 25% as fire</text:p>
      <text:p text:style-name="P130">Desert wind: 15% as fire</text:p>
      <text:p text:style-name="P130">Marids gift: 15% as cold</text:p>
      <text:p text:style-name="P130">Eventide: 35% as cold</text:p>
      <text:p text:style-name="P130">Thurizas: 35% as light</text:p>
      <text:p text:style-name="P130">Crescent Moon: 15% as magic</text:p>
      <text:p text:style-name="P130">Cuchaviva: 15% as magic</text:p>
      <text:p text:style-name="P130"/>
      <text:p text:style-name="P149">Items:</text:p>
      <text:p text:style-name="P129">Cleanser of the unholy: 10% as fire</text:p>
      <text:p text:style-name="P130">Voice of the Storm: 15% as lightning</text:p>
      <text:p text:style-name="P138">Acolyte of the damned: 15% as magic</text:p>
      <text:p text:style-name="P130">Essence Spike: 8% as magic</text:p>
      <text:p text:style-name="P130">Hourglass of reshaping: 8% as magic</text:p>
      <text:p text:style-name="P114"><text:span text:style-name="T82">Zircon ring: 5% added as magic</text:span><text:span text:style-name="T77"><text:line-break/></text:span>Poisoner’s Precaution: 20% chance to poison</text:p>
      <text:p text:style-name="P93">The Stampede: +0,02 dmg multi per initiative higher than enemy</text:p>
      <text:p text:style-name="P104">ruby ring: 3% of dmg as fire per affliction on enemy</text:p>
      <text:p text:style-name="P104">amber ring: +0,07 mult if at full endurance</text:p>
      <text:p text:style-name="P104">soapstone ring: +0,08 mult if enemy restrained</text:p>
      <text:p text:style-name="P104">jet: +0,2 mult</text:p>
      <text:p text:style-name="P49"><text:span text:style-name="T77"><text:line-break/>---------------------------<text:line-break/>SPELL<text:line-break/>Perks:<text:line-break/></text:span>Destructor: +0.1 dmg multi</text:p>
      <text:p text:style-name="P49"/>
      <text:p text:style-name="P30"><text:span text:style-name="T90">Consumables</text:span><text:span text:style-name="T89">:</text:span></text:p>
      <text:p text:style-name="P30"><text:span text:style-name="T90">Potion</text:span><text:span text:style-name="T89"> </text:span><text:span text:style-name="T90">of</text:span><text:span text:style-name="T89"> </text:span><text:span text:style-name="T90">bitterness</text:span><text:span text:style-name="T89">: 10% </text:span><text:span text:style-name="T90">as</text:span><text:span text:style-name="T89"> </text:span><text:span text:style-name="T90">cold</text:span></text:p>
      <text:p text:style-name="P30"><text:span text:style-name="T89">G </text:span><text:span text:style-name="T90">potion</text:span><text:span text:style-name="T89"> of </text:span><text:span text:style-name="T90">bitterness</text:span><text:span text:style-name="T89">: 25% as cold</text:span></text:p>
      <text:p text:style-name="P86">Elixir of bitterness: 5% as cold per stack</text:p>
      <text:p text:style-name="P30"><text:span text:style-name="T90">Potion</text:span><text:span text:style-name="T89"> </text:span><text:span text:style-name="T90">of</text:span><text:span text:style-name="T89"> </text:span><text:span text:style-name="T91">wrath</text:span><text:span text:style-name="T89">: 10% </text:span><text:span text:style-name="T90">as</text:span><text:span text:style-name="T89"> f</text:span><text:span text:style-name="T91">ire</text:span></text:p>
      <text:p text:style-name="P30"><text:span text:style-name="T89">G </text:span><text:span text:style-name="T90">potion</text:span><text:span text:style-name="T89"> of </text:span><text:span text:style-name="T91">wrath</text:span><text:span text:style-name="T89">: 25% as fire</text:span></text:p>
      <text:p text:style-name="P153">Elixir of wrath: 5% as fire per stack</text:p>
      <text:p text:style-name="P30"><text:span text:style-name="T90">Potion</text:span><text:span text:style-name="T89"> </text:span><text:span text:style-name="T90">of</text:span><text:span text:style-name="T89"> </text:span><text:span text:style-name="T91">hatred</text:span><text:span text:style-name="T89">: 10% </text:span><text:span text:style-name="T90">as</text:span><text:span text:style-name="T89"> </text:span><text:span text:style-name="T91">light</text:span></text:p>
      <text:p text:style-name="P30"><text:span text:style-name="T89">G </text:span><text:span text:style-name="T90">potion</text:span><text:span text:style-name="T89"> of </text:span><text:span text:style-name="T91">hatred</text:span><text:span text:style-name="T89">: 25% as lightning</text:span></text:p>
      <text:p text:style-name="P153">Elixir of hatred: 5% as lightning per stack</text:p>
      <text:p text:style-name="P30"><text:span text:style-name="T89"/></text:p>
      <text:p text:style-name="P80">Weapons:</text:p>
      <text:p text:style-name="P74"><text:soft-page-break/>Crescent moon: After an attack crits, this deals +0,25 dmg multi</text:p>
      <text:p text:style-name="P74"/>
      <text:p text:style-name="P67"><text:span text:style-name="T78">Equipment</text:span>:</text:p>
      <text:p text:style-name="P49">Acolyte of the damned: spend 5% of currend end and half that to dmg</text:p>
      <text:p text:style-name="P74">Kinetic absorber: -1 to cd when you block</text:p>
      <text:p text:style-name="P56">Pledge of blood: if at max end, remove 10% of it and gain +4 rating</text:p>
      <text:p text:style-name="P56">Hourglass of reshaping: +0,05 dmg mult per spell on cd</text:p>
      <text:p text:style-name="P56">ancient puzzle box: if last use of spell, then +0,1 mult and +2 rating</text:p>
      <text:p text:style-name="P56">topaz ring: next attack deals 10% extra as lightning</text:p>
      <text:p text:style-name="P56">pearl ring: if first spell of combat, +3 rating</text:p>
      <text:p text:style-name="P56">nacre: 15% chance of not going into cd</text:p>
      <text:p text:style-name="P330" loext:marker-style-name="T15">………………………</text:p>
      <text:p text:style-name="P324">COLD</text:p>
      <text:p text:style-name="P315">Perks:</text:p>
      <text:p text:style-name="P316"><text:span text:style-name="T93">Lich</text:span>: Minimum level 2</text:p>
      <text:p text:style-name="P317"><text:span text:style-name="T93">Blizzard</text:span>walker: +0,1 dmg multi</text:p>
      <text:p text:style-name="P316"><text:span text:style-name="T93">Pyromancer</text:span>: -1 to maximum level</text:p>
      <text:p text:style-name="P316">Electromancer: -1 to maximum level</text:p>
      <text:p text:style-name="P318"/>
      <text:p text:style-name="P321">Weapons:</text:p>
      <text:p text:style-name="P318"/>
      <text:p text:style-name="P318"/>
      <text:p text:style-name="P322"><text:span text:style-name="T78">Equipment</text:span>:</text:p>
      <text:p text:style-name="P318">Hand of the vizier: +1 to rating, next attack deals 10% extra dmg as <text:span text:style-name="T93">cold</text:span></text:p>
      <text:p text:style-name="P23">-------------------------------------------------</text:p>
      <text:p text:style-name="P262">DIVINE</text:p>
      <text:p text:style-name="P240">Perks:</text:p>
      <text:p text:style-name="P245"><text:span text:style-name="T87">Dominie</text:span>: +2 to rating</text:p>
      <text:p text:style-name="P245"/>
      <text:p text:style-name="P245"/>
      <text:p text:style-name="P235">Weapons:</text:p>
      <text:p text:style-name="P235"><text:span text:style-name="T87">Gandiva</text:span>: rating +1</text:p>
      <text:p text:style-name="P252"/>
      <text:p text:style-name="P257"><text:span text:style-name="T78">Equipment</text:span>:</text:p>
      <text:p text:style-name="P245">Sorcerer’s Pledge: <text:span text:style-name="T76">+1 to rating if </text:span><text:span text:style-name="T87">divine</text:span></text:p>
      <text:p text:style-name="P245">Sorcerer’s Pledge: -0,1 dmg multi <text:span text:style-name="T76">if not </text:span><text:span text:style-name="T87">divine</text:span></text:p>
      <text:p text:style-name="P235"><text:span text:style-name="T87">Hood of penitence</text:span>: +<text:span text:style-name="T87">3</text:span> rating</text:p>
      <text:p text:style-name="P235"><text:span text:style-name="T87">Sacred Oath</text:span> +<text:span text:style-name="T87">1</text:span> rating</text:p>
      <text:p text:style-name="P235"><text:span text:style-name="T87">Gilded icon</text:span>: +2 rating, <text:span text:style-name="T87">if </text:span><text:span text:style-name="T93">Winter Breath</text:span><text:span text:style-name="T87"> remove CD and +1 use</text:span></text:p>
      <text:p text:style-name="P330" loext:marker-style-name="T15"><text:span text:style-name="T94"/></text:p>
      <text:p text:style-name="P30" loext:marker-style-name="T15"><text:span text:style-name="T94">--------------------------------------------------------------</text:span></text:p>
      <text:p text:style-name="P311">CHILL</text:p>
      <text:p text:style-name="P311">Perks:<text:line-break/>Chilled to the bone: Chills last twice as long<text:line-break/></text:p>
      <text:p text:style-name="P311">Weapons:</text:p>
      <text:p text:style-name="P311"/>
      <text:p text:style-name="P311">Equipment:</text:p>
      <text:p text:style-name="P30" loext:marker-style-name="T15"><text:span text:style-name="T99">aquamarine ring: Chilled enemies cannot recover endurace</text:span></text:p>
      <text:p text:style-name="P329" loext:marker-style-name="T15"><text:soft-page-break/></text:p>
      <text:p text:style-name="P337" loext:marker-style-name="T15"><text:span text:style-name="T15">Chant of Caina (</text:span><text:span text:style-name="T2">Infernal):</text:span></text:p>
      <text:p text:style-name="P337" loext:marker-style-name="T15"><text:span text:style-name="T2"/></text:p>
      <text:p text:style-name="P35"><text:span text:style-name="T8">Tooltip: Deals </text:span><text:span text:style-name="T10">cold</text:span><text:span text:style-name="T8"> damage to one </text:span><text:span text:style-name="T10">enemy</text:span><text:span text:style-name="T8">. </text:span><text:span text:style-name="T10">If the enemy’s remaining endurance is below a threshold, it dies instantly.</text:span><text:span text:style-name="T8"><text:line-break/><text:line-break/>On use: (Casted </text:span><text:span text:style-name="T11">Chant of Caina</text:span><text:span text:style-name="T8"> at Y level) You </text:span><text:span text:style-name="T11">sing words of unholy power causing</text:span><text:span text:style-name="T8"> &lt;enemy&gt; </text:span><text:span text:style-name="T11">to take</text:span><text:span text:style-name="T8"> X </text:span><text:span text:style-name="T11">cold </text:span><text:span text:style-name="T8">damage. &lt;if </text:span><text:span text:style-name="T11">threshold</text:span><text:span text:style-name="T8">&gt; </text:span><text:span text:style-name="T11">The &lt;enemy&gt; freezes and shatters into tiny pieces.</text:span><text:span text:style-name="T8"><text:line-break/><text:line-break/></text:span><text:span text:style-name="T9">Formula: base </text:span><text:span text:style-name="T11">+0%</text:span></text:p>
      <text:p text:style-name="P337" loext:marker-style-name="T15"><text:span text:style-name="T2"><text:line-break/></text:span><text:span text:style-name="T15">Lvl1: Deal </text:span><text:span text:style-name="T33">8-14 (11)</text:span><text:span text:style-name="T15"> frost damage. If target is left below 5% Endurance, it dies.<text:line-break/>Lvl</text:span><text:span text:style-name="T45">2</text:span><text:span text:style-name="T15">: Deal </text:span><text:span text:style-name="T33">10-16 (13)</text:span><text:span text:style-name="T15"> frost damage. If target is left below 5% Endurance, it dies.<text:line-break/>Lvl</text:span><text:span text:style-name="T45">3</text:span><text:span text:style-name="T15">: Deal </text:span><text:span text:style-name="T33">12-18 (15)</text:span><text:span text:style-name="T15"> frost damage. If target is left below 6% Endurance, it dies.<text:line-break/>Lvl</text:span><text:span text:style-name="T45">4</text:span><text:span text:style-name="T15">: Deal </text:span><text:span text:style-name="T33">14-20 (17)</text:span><text:span text:style-name="T15"> frost damage. If target is left below 7% Endurance, it dies.<text:line-break/>Lvl</text:span><text:span text:style-name="T45">5</text:span><text:span text:style-name="T15">: Deal </text:span><text:span text:style-name="T33">14-22 (18)</text:span><text:span text:style-name="T15"> frost damage. If target is left below 8% Endurance, it dies.</text:span></text:p>
      <text:p text:style-name="P25"><text:span text:style-name="T59"/></text:p>
      <text:p text:style-name="P114">TAGS: SPELL | <text:span text:style-name="T93">COLD</text:span> | <text:span text:style-name="T93">INFERNAL </text:span><text:line-break/><text:span text:style-name="T77">GENERIC:<text:line-break/>Perks:</text:span></text:p>
      <text:p text:style-name="P114">Supposed to Rot: +0,2 dmg multi per necrotic limb</text:p>
      <text:p text:style-name="P114">Herald of salvation: -0,05 dmg multi</text:p>
      <text:p text:style-name="P143">Reckless: +0,05 dmg multi per cloth or empty armor slot</text:p>
      <text:p text:style-name="P311">Shatter: <text:s/>+0,05 dmg mult per turn enemy has been chilled</text:p>
      <text:p text:style-name="P180">Fatal Curse: +0,1 mult against cursed enemies</text:p>
      <text:p text:style-name="P180"/>
      <text:p text:style-name="P120">Weapons:</text:p>
      <text:p text:style-name="P129">Daevas capricionsouness: 10% to 25% of random fire/cold/light</text:p>
      <text:p text:style-name="P130">Demongrip: 25% as fire</text:p>
      <text:p text:style-name="P130">Hellsiege: 25% as fire</text:p>
      <text:p text:style-name="P130">Desert wind: 15% as fire</text:p>
      <text:p text:style-name="P130">Marids gift: 15% as cold</text:p>
      <text:p text:style-name="P130">Eventide: 35% as cold</text:p>
      <text:p text:style-name="P130">Thurizas: 35% as light</text:p>
      <text:p text:style-name="P130">Crescent Moon: 15% as magic</text:p>
      <text:p text:style-name="P130">Cuchaviva: 15% as magic</text:p>
      <text:p text:style-name="P130"/>
      <text:p text:style-name="P149">Items:</text:p>
      <text:p text:style-name="P129">Cleanser of the unholy: 10% as fire</text:p>
      <text:p text:style-name="P130">Voice of the Storm: 15% as lightning</text:p>
      <text:p text:style-name="P138">Acolyte of the damned: 15% as magic</text:p>
      <text:p text:style-name="P130">Essence Spike: 8% as magic</text:p>
      <text:p text:style-name="P130">Hourglass of reshaping: 8% as magic</text:p>
      <text:p text:style-name="P114"><text:span text:style-name="T82">Zircon ring: 5% added as magic</text:span><text:span text:style-name="T77"><text:line-break/></text:span>Poisoner’s Precaution: 20% chance to poison</text:p>
      <text:p text:style-name="P93">The Stampede: +0,02 dmg multi per initiative higher than enemy</text:p>
      <text:p text:style-name="P104">ruby ring: 3% of dmg as fire per affliction on enemy</text:p>
      <text:p text:style-name="P104">amber ring: +0,07 mult if at full endurance</text:p>
      <text:p text:style-name="P104">soapstone ring: +0,08 mult if enemy restrained</text:p>
      <text:p text:style-name="P104"><text:soft-page-break/>jet: +0,2 mult</text:p>
      <text:p text:style-name="P49"><text:span text:style-name="T77"><text:line-break/>---------------------------<text:line-break/>SPELL<text:line-break/>Perks:<text:line-break/></text:span>Destructor: +0.1 dmg multi</text:p>
      <text:p text:style-name="P49"/>
      <text:p text:style-name="P30"><text:span text:style-name="T90">Consumables</text:span><text:span text:style-name="T89">:</text:span></text:p>
      <text:p text:style-name="P30"><text:span text:style-name="T90">Potion</text:span><text:span text:style-name="T89"> </text:span><text:span text:style-name="T90">of</text:span><text:span text:style-name="T89"> </text:span><text:span text:style-name="T90">bitterness</text:span><text:span text:style-name="T89">: 10% </text:span><text:span text:style-name="T90">as</text:span><text:span text:style-name="T89"> </text:span><text:span text:style-name="T90">cold</text:span></text:p>
      <text:p text:style-name="P30"><text:span text:style-name="T89">G </text:span><text:span text:style-name="T90">potion</text:span><text:span text:style-name="T89"> of </text:span><text:span text:style-name="T90">bitterness</text:span><text:span text:style-name="T89">: 25% as cold</text:span></text:p>
      <text:p text:style-name="P86">Elixir of bitterness: 5% as cold per stack</text:p>
      <text:p text:style-name="P30"><text:span text:style-name="T90">Potion</text:span><text:span text:style-name="T89"> </text:span><text:span text:style-name="T90">of</text:span><text:span text:style-name="T89"> </text:span><text:span text:style-name="T91">wrath</text:span><text:span text:style-name="T89">: 10% </text:span><text:span text:style-name="T90">as</text:span><text:span text:style-name="T89"> f</text:span><text:span text:style-name="T91">ire</text:span></text:p>
      <text:p text:style-name="P30"><text:span text:style-name="T89">G </text:span><text:span text:style-name="T90">potion</text:span><text:span text:style-name="T89"> of </text:span><text:span text:style-name="T91">wrath</text:span><text:span text:style-name="T89">: 25% as fire</text:span></text:p>
      <text:p text:style-name="P153">Elixir of wrath: 5% as fire per stack</text:p>
      <text:p text:style-name="P30"><text:span text:style-name="T90">Potion</text:span><text:span text:style-name="T89"> </text:span><text:span text:style-name="T90">of</text:span><text:span text:style-name="T89"> </text:span><text:span text:style-name="T91">hatred</text:span><text:span text:style-name="T89">: 10% </text:span><text:span text:style-name="T90">as</text:span><text:span text:style-name="T89"> </text:span><text:span text:style-name="T91">light</text:span></text:p>
      <text:p text:style-name="P30"><text:span text:style-name="T89">G </text:span><text:span text:style-name="T90">potion</text:span><text:span text:style-name="T89"> of </text:span><text:span text:style-name="T91">hatred</text:span><text:span text:style-name="T89">: 25% as lightning</text:span></text:p>
      <text:p text:style-name="P153">Elixir of hatred: 5% as lightning per stack</text:p>
      <text:p text:style-name="P30"><text:span text:style-name="T89"/></text:p>
      <text:p text:style-name="P80">Weapons:</text:p>
      <text:p text:style-name="P74">Crescent moon: After an attack crits, this deals +0,25 dmg multi</text:p>
      <text:p text:style-name="P74"/>
      <text:p text:style-name="P67"><text:span text:style-name="T78">Equipment</text:span>:</text:p>
      <text:p text:style-name="P49">Acolyte of the damned: spend 5% of currend end and half that to dmg</text:p>
      <text:p text:style-name="P74">Kinetic absorber: -1 to cd when you block</text:p>
      <text:p text:style-name="P56">Pledge of blood: if at max end, remove 10% of it and gain +4 rating</text:p>
      <text:p text:style-name="P56">Hourglass of reshaping: +0,05 dmg mult per spell on cd</text:p>
      <text:p text:style-name="P56">ancient puzzle box: if last use of spell, then +0,1 mult and +2 rating</text:p>
      <text:p text:style-name="P56">topaz ring: next attack deals 10% extra as lightning</text:p>
      <text:p text:style-name="P56">pearl ring: if first spell of combat, +3 rating</text:p>
      <text:p text:style-name="P56">nacre: 15% chance of not going into cd</text:p>
      <text:p text:style-name="P330" loext:marker-style-name="T15">………………………</text:p>
      <text:p text:style-name="P324">COLD</text:p>
      <text:p text:style-name="P315">Perks:</text:p>
      <text:p text:style-name="P316"><text:span text:style-name="T93">Lich</text:span>: Minimum level 2</text:p>
      <text:p text:style-name="P317"><text:span text:style-name="T93">Blizzard</text:span>walker: +0,1 dmg multi</text:p>
      <text:p text:style-name="P316"><text:span text:style-name="T93">Pyromancer</text:span>: -1 to maximum level</text:p>
      <text:p text:style-name="P316">Electromancer: -1 to maximum level</text:p>
      <text:p text:style-name="P318"/>
      <text:p text:style-name="P321">Weapons:</text:p>
      <text:p text:style-name="P318"/>
      <text:p text:style-name="P318"/>
      <text:p text:style-name="P322"><text:span text:style-name="T78">Equipment</text:span>:</text:p>
      <text:p text:style-name="P318">Hand of the vizier: +1 to rating, next attack deals 10% extra dmg as <text:span text:style-name="T93">cold</text:span></text:p>
      <text:p text:style-name="P23">-------------------------------------------------</text:p>
      <text:p text:style-name="P266">INFERNAL</text:p>
      <text:p text:style-name="P269">Perks:</text:p>
      <text:p text:style-name="P272"><text:span text:style-name="T87">Demonologist</text:span>: +2 to rating</text:p>
      <text:p text:style-name="P272"/>
      <text:p text:style-name="P272"/>
      <text:p text:style-name="P275"><text:soft-page-break/>Weapons:</text:p>
      <text:p text:style-name="P275"/>
      <text:p text:style-name="P278"/>
      <text:p text:style-name="P281"><text:span text:style-name="T78">Equipment</text:span>:</text:p>
      <text:p text:style-name="P272">Sorcerer’s Pledge: <text:span text:style-name="T76">+1 to rating if </text:span><text:span text:style-name="T87">infernal</text:span></text:p>
      <text:p text:style-name="P272">Sorcerer’s Pledge: -0,1 dmg multi <text:span text:style-name="T76">if not </text:span><text:span text:style-name="T87">infernal</text:span></text:p>
      <text:p text:style-name="P275"><text:span text:style-name="T87">Chained heart</text:span>: +<text:span text:style-name="T87">2</text:span> rating, <text:span text:style-name="T87">+0,15 mult, consumes 5% of current endurance, restores all spent endu at end of combat</text:span></text:p>
      <text:p text:style-name="P284">Crown of horns: +2 rating, +0,4 mult while cursed</text:p>
      <text:p text:style-name="P323"/>
      <text:p text:style-name="P323"/>
      <text:p text:style-name="P323"/>
      <text:p text:style-name="P323"/>
      <text:p text:style-name="P329" loext:marker-style-name="T15"/>
      <text:p text:style-name="P334" loext:marker-style-name="T15"><text:span text:style-name="T15">Drain Body Heat (</text:span><text:span text:style-name="T2">Eldritch):<text:line-break/></text:span><text:span text:style-name="T15">Lvl1: Deal X frost damage. Has a 5% chance to chill per every 10% of endurance the enemy is missing<text:line-break/>Lvl2: Deal X frost damage. Has a 6% chance to chill per every 10% of endurance the enemy is missing<text:line-break/>Lvl3: Deal X frost damage. Has a 8% chance to chill per every 9% of endurance the enemy is missing<text:line-break/>Lvl4: Deal X frost damage. Has a 9% chance to chill per every 8% of endurance the enemy is missing<text:line-break/>Lvl5: Deal X frost damage. Has a 10% chance to chill per every 8% of endurance the enemy is missing</text:span></text:p>
      <text:p text:style-name="P329" loext:marker-style-name="T15"/>
      <text:p text:style-name="P114">TAGS: SPELL | <text:span text:style-name="T93">COLD</text:span> | <text:span text:style-name="T93">ELDRITCH | CHILL</text:span><text:line-break/><text:span text:style-name="T77">GENERIC:<text:line-break/>Perks:</text:span></text:p>
      <text:p text:style-name="P114">Supposed to Rot: +0,2 dmg multi per necrotic limb</text:p>
      <text:p text:style-name="P114">Herald of salvation: -0,05 dmg multi</text:p>
      <text:p text:style-name="P143">Reckless: +0,05 dmg multi per cloth or empty armor slot</text:p>
      <text:p text:style-name="P311">Shatter: <text:s/>+0,05 dmg mult per turn enemy has been chilled</text:p>
      <text:p text:style-name="P180">Fatal Curse: +0,1 mult against cursed enemies</text:p>
      <text:p text:style-name="P180"/>
      <text:p text:style-name="P120">Weapons:</text:p>
      <text:p text:style-name="P129">Daevas capricionsouness: 10% to 25% of random fire/cold/light</text:p>
      <text:p text:style-name="P130">Demongrip: 25% as fire</text:p>
      <text:p text:style-name="P130">Hellsiege: 25% as fire</text:p>
      <text:p text:style-name="P130">Desert wind: 15% as fire</text:p>
      <text:p text:style-name="P130">Marids gift: 15% as cold</text:p>
      <text:p text:style-name="P130">Eventide: 35% as cold</text:p>
      <text:p text:style-name="P130">Thurizas: 35% as light</text:p>
      <text:p text:style-name="P130">Crescent Moon: 15% as magic</text:p>
      <text:p text:style-name="P130">Cuchaviva: 15% as magic</text:p>
      <text:p text:style-name="P130"/>
      <text:p text:style-name="P149">Items:</text:p>
      <text:p text:style-name="P129">Cleanser of the unholy: 10% as fire</text:p>
      <text:p text:style-name="P130">Voice of the Storm: 15% as lightning</text:p>
      <text:p text:style-name="P138">Acolyte of the damned: 15% as magic</text:p>
      <text:p text:style-name="P130">Essence Spike: 8% as magic</text:p>
      <text:p text:style-name="P130">Hourglass of reshaping: 8% as magic</text:p>
      <text:p text:style-name="P114"><text:soft-page-break/><text:span text:style-name="T82">Zircon ring: 5% added as magic</text:span><text:span text:style-name="T77"><text:line-break/></text:span>Poisoner’s Precaution: 20% chance to poison</text:p>
      <text:p text:style-name="P93">The Stampede: +0,02 dmg multi per initiative higher than enemy</text:p>
      <text:p text:style-name="P104">ruby ring: 3% of dmg as fire per affliction on enemy</text:p>
      <text:p text:style-name="P104">amber ring: +0,07 mult if at full endurance</text:p>
      <text:p text:style-name="P104">soapstone ring: +0,08 mult if enemy restrained</text:p>
      <text:p text:style-name="P104">jet: +0,2 mult</text:p>
      <text:p text:style-name="P49"><text:span text:style-name="T77"><text:line-break/>---------------------------<text:line-break/>SPELL<text:line-break/>Perks:<text:line-break/></text:span>Destructor: +0.1 dmg multi</text:p>
      <text:p text:style-name="P49"/>
      <text:p text:style-name="P30"><text:span text:style-name="T90">Consumables</text:span><text:span text:style-name="T89">:</text:span></text:p>
      <text:p text:style-name="P30"><text:span text:style-name="T90">Potion</text:span><text:span text:style-name="T89"> </text:span><text:span text:style-name="T90">of</text:span><text:span text:style-name="T89"> </text:span><text:span text:style-name="T90">bitterness</text:span><text:span text:style-name="T89">: 10% </text:span><text:span text:style-name="T90">as</text:span><text:span text:style-name="T89"> </text:span><text:span text:style-name="T90">cold</text:span></text:p>
      <text:p text:style-name="P30"><text:span text:style-name="T89">G </text:span><text:span text:style-name="T90">potion</text:span><text:span text:style-name="T89"> of </text:span><text:span text:style-name="T90">bitterness</text:span><text:span text:style-name="T89">: 25% as cold</text:span></text:p>
      <text:p text:style-name="P86">Elixir of bitterness: 5% as cold per stack</text:p>
      <text:p text:style-name="P30"><text:span text:style-name="T90">Potion</text:span><text:span text:style-name="T89"> </text:span><text:span text:style-name="T90">of</text:span><text:span text:style-name="T89"> </text:span><text:span text:style-name="T91">wrath</text:span><text:span text:style-name="T89">: 10% </text:span><text:span text:style-name="T90">as</text:span><text:span text:style-name="T89"> f</text:span><text:span text:style-name="T91">ire</text:span></text:p>
      <text:p text:style-name="P30"><text:span text:style-name="T89">G </text:span><text:span text:style-name="T90">potion</text:span><text:span text:style-name="T89"> of </text:span><text:span text:style-name="T91">wrath</text:span><text:span text:style-name="T89">: 25% as fire</text:span></text:p>
      <text:p text:style-name="P153">Elixir of wrath: 5% as fire per stack</text:p>
      <text:p text:style-name="P30"><text:span text:style-name="T90">Potion</text:span><text:span text:style-name="T89"> </text:span><text:span text:style-name="T90">of</text:span><text:span text:style-name="T89"> </text:span><text:span text:style-name="T91">hatred</text:span><text:span text:style-name="T89">: 10% </text:span><text:span text:style-name="T90">as</text:span><text:span text:style-name="T89"> </text:span><text:span text:style-name="T91">light</text:span></text:p>
      <text:p text:style-name="P30"><text:span text:style-name="T89">G </text:span><text:span text:style-name="T90">potion</text:span><text:span text:style-name="T89"> of </text:span><text:span text:style-name="T91">hatred</text:span><text:span text:style-name="T89">: 25% as lightning</text:span></text:p>
      <text:p text:style-name="P153">Elixir of hatred: 5% as lightning per stack</text:p>
      <text:p text:style-name="P30"><text:span text:style-name="T89"/></text:p>
      <text:p text:style-name="P80">Weapons:</text:p>
      <text:p text:style-name="P74">Crescent moon: After an attack crits, this deals +0,25 dmg multi</text:p>
      <text:p text:style-name="P74"/>
      <text:p text:style-name="P67"><text:span text:style-name="T78">Equipment</text:span>:</text:p>
      <text:p text:style-name="P49">Acolyte of the damned: spend 5% of currend end and half that to dmg</text:p>
      <text:p text:style-name="P74">Kinetic absorber: -1 to cd when you block</text:p>
      <text:p text:style-name="P56">Pledge of blood: if at max end, remove 10% of it and gain +4 rating</text:p>
      <text:p text:style-name="P56">Hourglass of reshaping: +0,05 dmg mult per spell on cd</text:p>
      <text:p text:style-name="P56">ancient puzzle box: if last use of spell, then +0,1 mult and +2 rating</text:p>
      <text:p text:style-name="P56">topaz ring: next attack deals 10% extra as lightning</text:p>
      <text:p text:style-name="P56">pearl ring: if first spell of combat, +3 rating</text:p>
      <text:p text:style-name="P56">nacre: 15% chance of not going into cd</text:p>
      <text:p text:style-name="P330" loext:marker-style-name="T15">………………………</text:p>
      <text:p text:style-name="P324">COLD</text:p>
      <text:p text:style-name="P315">Perks:</text:p>
      <text:p text:style-name="P316"><text:span text:style-name="T93">Lich</text:span>: Minimum level 2</text:p>
      <text:p text:style-name="P317"><text:span text:style-name="T93">Blizzard</text:span>walker: +0,1 dmg multi</text:p>
      <text:p text:style-name="P316"><text:span text:style-name="T93">Pyromancer</text:span>: -1 to maximum level</text:p>
      <text:p text:style-name="P316">Electromancer: -1 to maximum level</text:p>
      <text:p text:style-name="P318"/>
      <text:p text:style-name="P321">Weapons:</text:p>
      <text:p text:style-name="P318"/>
      <text:p text:style-name="P318"/>
      <text:p text:style-name="P322"><text:span text:style-name="T78">Equipment</text:span>:</text:p>
      <text:p text:style-name="P318">Hand of the vizier: +1 to rating, next attack deals 10% extra dmg as <text:span text:style-name="T93">cold</text:span></text:p>
      <text:p text:style-name="P23"><text:soft-page-break/>-------------------------------------------------</text:p>
      <text:p text:style-name="P302">ELDRITCH</text:p>
      <text:p text:style-name="P287">Perks:</text:p>
      <text:p text:style-name="P290"><text:span text:style-name="T88">Occultist</text:span>: +2 to rating</text:p>
      <text:p text:style-name="P302">Toying with madness: -2 to +4 rating (at random)</text:p>
      <text:p text:style-name="P290"/>
      <text:p text:style-name="P293">Weapons:</text:p>
      <text:p text:style-name="P293"/>
      <text:p text:style-name="P296"/>
      <text:p text:style-name="P299"><text:span text:style-name="T78">Equipment</text:span>:</text:p>
      <text:p text:style-name="P290">Sorcerer’s Pledge: <text:span text:style-name="T76">+1 to rating if </text:span><text:span text:style-name="T88">eldritch</text:span></text:p>
      <text:p text:style-name="P290">Sorcerer’s Pledge: -0,1 dmg multi <text:span text:style-name="T76">if not </text:span><text:span text:style-name="T88">eldritch</text:span></text:p>
      <text:p text:style-name="P293"><text:span text:style-name="T88">forbidden tome</text:span>: +<text:span text:style-name="T87">2</text:span> rating, <text:span text:style-name="T88">applies random affliction to you and enemy</text:span></text:p>
      <text:p text:style-name="P305">mirror mask: +2 rating, removes afflictions and copies onto enemy</text:p>
      <text:p text:style-name="P293">-------------------</text:p>
      <text:p text:style-name="P312">CHILL</text:p>
      <text:p text:style-name="P312">Perks:<text:line-break/>Chilled to the bone: Chills last twice as long<text:line-break/></text:p>
      <text:p text:style-name="P312">Weapons:</text:p>
      <text:p text:style-name="P312"/>
      <text:p text:style-name="P312">Equipment:</text:p>
      <text:p text:style-name="P312">aquamarine ring: Chilled enemies cannot recover endurace</text:p>
      <text:p text:style-name="P329" loext:marker-style-name="T15"/>
      <text:p text:style-name="P329" loext:marker-style-name="T15"/>
      <text:p text:style-name="P329" loext:marker-style-name="T15"/>
      <text:p text:style-name="P334" loext:marker-style-name="T15"><text:span text:style-name="T1">Cold rituals</text:span><text:span text:style-name="T15">:</text:span></text:p>
      <text:p text:style-name="P329" loext:marker-style-name="T15"/>
      <text:p text:style-name="P329" loext:marker-style-name="T15"/>
      <text:p text:style-name="P334" loext:marker-style-name="T2"><text:span text:style-name="T15">Snowy Mist (</text:span><text:span text:style-name="T2">Nature)</text:span></text:p>
      <text:p text:style-name="P334" loext:marker-style-name="T15"><text:span text:style-name="T15">Lvl1: Conceals your camp, reducing chance of ambushes. Lasts 4 hours. Misshap: Call enemy to your location<text:line-break/>Lvl2: Conceals your camp, reducing chance of ambushes Lasts 4 hours Misshap: Call enemy to your location<text:line-break/>Lvl3: Conceals your camp, reducing chance of ambushes Lasts 6 hours Misshap: Call enemy to your location<text:line-break/>Lvl4: Conceals your camp, reducing chance of ambushes Lasts 8 hours Misshap: Call enemy to your location</text:span><text:span text:style-name="T15"/></text:p>
      <text:p text:style-name="P334" loext:marker-style-name="T15"><text:span text:style-name="T15">Lvl5: Conceals your camp, reducing chance of ambushes. Lasts 10 hours Misshap: Call enemy to your location<text:line-break/><text:line-break/>Black Ice (</text:span><text:span text:style-name="T2">arcane)<text:line-break/></text:span><text:span text:style-name="T15">Lvl1: Surround your camp with jagged patches of ice, causing ambushing enemies to take X frost damage and be chilled. Misshap: Take cold damage<text:line-break/>Lvl2: Surround your camp with jagged patches of ice, causing ambushing enemies to take X frost damage and be chilled. Misshap: Take cold damage<text:line-break/>Lvl3: Surround your camp with jagged patches of ice, causing ambushing enemies to take X frost damage and be chilled. Misshap: Take cold damage<text:line-break/>Lvl4: Surround your camp with jagged patches of ice, causing ambushing enemies to take X frost </text:span><text:soft-page-break/><text:span text:style-name="T15">damage and be chilled. Misshap: Take cold damage<text:line-break/>Lvl5: Surround your camp with jagged patches of ice, causing ambushing enemies to take X frost damage and be chilled. Misshap: Take cold damage<text:line-break/></text:span></text:p>
      <text:p text:style-name="P334" loext:marker-style-name="T15"><text:span text:style-name="T15">Aura of Rime (</text:span><text:span text:style-name="T2">Divine)<text:line-break/></text:span><text:span text:style-name="T15">Lvl1: At the end of your turn, deal X frost damage to enemies. Only one aura can be active at a time. Lasts until next rest. Mishap: Take cold damage</text:span></text:p>
      <text:p text:style-name="P334" loext:marker-style-name="T15"><text:span text:style-name="T15">Lvl2: At the end of your turn, deal X frost damage to enemies. Only one aura can be active at a time. Lasts until next rest. Mishap: Take cold damage</text:span><text:span text:style-name="T15"/></text:p>
      <text:p text:style-name="P334" loext:marker-style-name="T15"><text:span text:style-name="T15">Lvl3: At the end of your turn, deal X frost damage to enemies with a 30% chance to chill. Only one aura can be active at a time. Lasts until next rest. Mishap: Take cold damage</text:span><text:span text:style-name="T2"><text:line-break/></text:span><text:span text:style-name="T15">Lvl4: At the end of your turn, deal X frost damage to enemies with a 40% chance to chill. Only one aura can be active at a time. Lasts until next rest. Mishap: Take cold damage</text:span><text:span text:style-name="T2"><text:line-break/></text:span><text:span text:style-name="T15">Lvl5: At the end of your turn, deal X frost damage to enemies with a 50% chance to chill. Only one aura can be active at a time. Lasts until next rest. Mishap: Take cold damage</text:span></text:p>
      <text:p text:style-name="P329" loext:marker-style-name="T15"/>
      <text:p text:style-name="P334" loext:marker-style-name="T15"><text:span text:style-name="T15">Glacial Glyph (</text:span><text:span text:style-name="T2">arcane)<text:line-break/></text:span><text:span text:style-name="T15">Lvl1: Inscribe a weapon with cold magic, causing your attacks and skills with it to deal an additional 10% damage as cold and granting it +2% crit chance. Only one glyph can be active per weapon at a time. Lasts until the next rest. Mishap: Destroy weapon<text:line-break/>Lvl2: Inscribe a weapon with cold magic, causing your attacks and skills with it to deal an additional 15% damage as cold and granting it +2% crit chance. Only one glyph can be active per weapon at a time. Lasts until the next rest. Mishap: Destroy weapon<text:line-break/>Lvl3: Inscribe a weapon with cold magic, causing your attacks and skills with it to deal an additional 20% damage as cold and granting it +2.5% crit chance. Only one glyph can be active per weapon at a time. Lasts until the next rest. Mishap: Destroy weapon<text:line-break/>Lvl4: Inscribe a weapon with cold magic, causing your attacks and skills with it to deal an additional 25% damage as cold and granting it +3% crit chance. Only one glyph can be active per weapon at a time. Lasts until the next rest. Mishap: Destroy weapon</text:span></text:p>
      <text:p text:style-name="P334" loext:marker-style-name="T15"><text:span text:style-name="T15">Lvl5: Inscribe a weapon with cold magic, causing your attacks and skills with it to deal an additional 30% damage as cold and granting it +3.5% crit chance. Only one glyph can be active per weapon at a time. Lasts until the next rest. Mishap: Destroy weapon</text:span><text:span text:style-name="T15"/></text:p>
      <text:p text:style-name="P329" loext:marker-style-name="T15"/>
      <text:p text:style-name="P334" loext:marker-style-name="T15"><text:span text:style-name="T15">Polar Aegis (</text:span><text:span text:style-name="T2">arcane</text:span><text:span text:style-name="T15">)</text:span></text:p>
      <text:p text:style-name="P334" loext:marker-style-name="T15"><text:span text:style-name="T15">Lvl1: Cover yourself with a layer of frost that has X hit points. 50% of all damage taken is absorbed by Polar Aegis instead . Only one aegis can be active at a time. Lasts until the next rest. Mishap: Reduce cold resistance</text:span><text:span text:style-name="T15"/></text:p>
      <text:p text:style-name="P334" loext:marker-style-name="T15"><text:span text:style-name="T15">Lvl2: Cover yourself with a layer of frost that has X hit points. 50% of all damage taken is absorbed by Polar Aegis instead . Only one aegis can be active at a time. Lasts until the next rest. Mishap: Reduce cold resistance</text:span><text:span text:style-name="T15"/></text:p>
      <text:p text:style-name="P334" loext:marker-style-name="T15"><text:span text:style-name="T15">Lvl3: Cover yourself with a layer of frost that has X hit points. 55% of all damage taken is absorbed by Polar Aegis instead . Only one aegis can be active at a time. Lasts until the next rest. Mishap: Reduce cold resistance</text:span><text:span text:style-name="T15"/></text:p>
      <text:p text:style-name="P334" loext:marker-style-name="T15"><text:span text:style-name="T15">Lvl4: Cover yourself with a layer of frost that has X hit points. 60% of all damage taken is absorbed by Polar Aegis instead . Only one aegis can be active at a time. Lasts until the next rest. Mishap: Reduce cold resistance</text:span><text:span text:style-name="T15"/></text:p>
      <text:p text:style-name="P334" loext:marker-style-name="T15"><text:span text:style-name="T15">Lvl5: Cover yourself with a layer of frost that has X hit points. 65% of all damage taken is absorbed by Polar Aegis instead . Only one aegis can be active at a time. Lasts until the next rest. Mishap: Reduce cold resistance</text:span><text:span text:style-name="T15"/></text:p>
      <text:p text:style-name="P329" loext:marker-style-name="T15"><text:soft-page-break/></text:p>
      <text:p text:style-name="P334" loext:marker-style-name="T15"><text:span text:style-name="T15">Mi-go Form </text:span><text:span text:style-name="T2">(switches body parts to a new set) (eldritch)</text:span><text:span text:style-name="T15">:<text:line-break/>Lvl1: Does nothing. Mishap: Summon hostile troglodyte<text:line-break/>Lvl2: Does nothing. Mishap: Summon hostile troglodyte<text:line-break/>Lvl3: Transform yourself into a Mi-go. Only one form can be active at a time. Mishap: Summon hostile troglodyte<text:line-break/>Lvl4: Transform yourself into a Mi-go. Only one form can be active at a time. 5% of permanent changes. Mishap: Summon hostile troglodyte<text:line-break/>Lvl5: Transform yourself into a Mi-go. Only one form can be active at a time. 10% of permanent changes. Mishap: Summon hostile troglodyte<text:line-break/></text:span></text:p>
      <text:p text:style-name="P331" loext:marker-style-name="T15">Abyssal Cunning (<text:span text:style-name="T53">infernal)<text:line-break/></text:span><text:span text:style-name="T54">Lvl1: Does nothing. Misshap: Permanently reduce one random stat.</text:span></text:p>
      <text:p text:style-name="P331" loext:marker-style-name="T15"><text:span text:style-name="T54">Lvl2: Does nothing. Misshap: Permanently reduce one random stat.<text:line-break/>Lvl3: Permanently gain 1 dex (up to 18). Misshap: Permanently reduce one random stat.<text:line-break/>Lvl4: Permanently gain 1 dex (up to 20) Misshap: Permanently reduce one random stat.<text:line-break/>Lvl5: Permanently gain 1 dex (up to 22) Misshap: Permanently reduce one random stat.</text:span></text:p>
      <text:p text:style-name="P338" loext:marker-style-name="T15"><text:span text:style-name="T1"/></text:p>
      <text:p text:style-name="P329" loext:marker-style-name="T15"/>
      <text:p text:style-name="P334" loext:marker-style-name="T2"><text:span text:style-name="T1">Lightning spells:<text:line-break/><text:line-break/></text:span><text:span text:style-name="T15">Arcing Bolt (</text:span><text:span text:style-name="T2">arcane)</text:span></text:p>
      <text:p text:style-name="P334" loext:marker-style-name="T2"><text:span text:style-name="T2"/></text:p>
      <text:p text:style-name="P350" loext:marker-style-name="T15"><text:span text:style-name="T8">Tooltip: Deals </text:span><text:span text:style-name="T52">heavy</text:span><text:span text:style-name="T12"> </text:span><text:span text:style-name="T52">lightning</text:span><text:span text:style-name="T12"> damage to an enemy </text:span><text:span text:style-name="T52">body part</text:span><text:span text:style-name="T12">.</text:span><text:span text:style-name="T10"> </text:span><text:span text:style-name="T12">At higher levels, </text:span><text:span text:style-name="T52">it has a chance to leap to another random body part.</text:span><text:span text:style-name="T8"><text:line-break/><text:line-break/>On use: (Casted </text:span><text:span text:style-name="T52">Arcing Bolt</text:span><text:span text:style-name="T8"> at Y level) </text:span><text:span text:style-name="T52">You weave electrical energy towards</text:span><text:span text:style-name="T8"> &lt;enemy&gt; </text:span><text:span text:style-name="T52">hitting their &lt;bodypart&gt; for</text:span><text:span text:style-name="T8"> X </text:span><text:span text:style-name="T52">lightning</text:span><text:span text:style-name="T11"> </text:span><text:span text:style-name="T8">damage. &lt;if </text:span><text:span text:style-name="T52">leaps</text:span><text:span text:style-name="T8">&gt; </text:span><text:span text:style-name="T12">The </text:span><text:span text:style-name="T52">bolt leaps towards their &lt;bodypart&gt; dealing Z damage</text:span><text:span text:style-name="T12">.</text:span><text:span text:style-name="T8"><text:line-break/><text:line-break/></text:span><text:span text:style-name="T9">Formula: base </text:span><text:span text:style-name="T52">+3</text:span><text:span text:style-name="T12">0%</text:span></text:p>
      <text:p text:style-name="P351"><text:span text:style-name="T2"/></text:p>
      <text:p text:style-name="P334" loext:marker-style-name="T15"><text:span text:style-name="T15">Lvl1: Deal </text:span><text:span text:style-name="T46">8-20 (14)</text:span><text:span text:style-name="T15"> lightning damage<text:line-break/>Lvl2: Deal </text:span><text:span text:style-name="T46">9-24 (16,5)</text:span><text:span text:style-name="T15"> lightning damage</text:span></text:p>
      <text:p text:style-name="P334" loext:marker-style-name="T15"><text:span text:style-name="T15">Lvl3: Deal </text:span><text:span text:style-name="T46">11-27 (19)</text:span><text:span text:style-name="T15"> lightning damage, 15% chance to repeat on another body part for </text:span><text:span text:style-name="T46">5-14</text:span><text:span text:style-name="T15"> damage</text:span></text:p>
      <text:p text:style-name="P334" loext:marker-style-name="T15"><text:span text:style-name="T15">Lvl4: Deal </text:span><text:span text:style-name="T46">13-31 (22)</text:span><text:span text:style-name="T15"> lightning damage, 20% chance to repeat on another body part for </text:span><text:span text:style-name="T46">6</text:span><text:span text:style-name="T15">-</text:span><text:span text:style-name="T46">16</text:span><text:span text:style-name="T15"> damage</text:span></text:p>
      <text:p text:style-name="P334" loext:marker-style-name="T15"><text:span text:style-name="T15">Lvl5: Deal </text:span><text:span text:style-name="T46">15-31 (23)</text:span><text:span text:style-name="T15"> lightning damage, 25% chance to repeat on another body part for </text:span><text:span text:style-name="T46">7-16</text:span><text:span text:style-name="T15"> </text:span></text:p>
      <text:p text:style-name="P334" loext:marker-style-name="T15"><text:span text:style-name="T15">damage</text:span></text:p>
      <text:p text:style-name="P350" loext:marker-style-name="T15"><text:span text:style-name="T15">Lvl</text:span><text:span text:style-name="T46">6</text:span><text:span text:style-name="T15">: Deal </text:span><text:span text:style-name="T46">17-34 (25.5)</text:span><text:span text:style-name="T15"> lightning damage, 25% chance to repeat on another body part for </text:span><text:span text:style-name="T46">8-17</text:span><text:span text:style-name="T15"> </text:span></text:p>
      <text:p text:style-name="P350" loext:marker-style-name="T15"><text:span text:style-name="T15">damage</text:span></text:p>
      <text:p text:style-name="P350" loext:marker-style-name="T15"><text:span text:style-name="T15"/></text:p>
      <text:p text:style-name="P355"><text:span text:style-name="T84">TAGS: SPELL | </text:span><text:span text:style-name="T85">LIGHTNING</text:span><text:span text:style-name="T84"> | ARCANE<text:line-break/></text:span><text:span text:style-name="T86">GENERIC:<text:line-break/>Perks:</text:span></text:p>
      <text:p text:style-name="P115">Supposed to Rot: +0,2 dmg multi per necrotic limb</text:p>
      <text:p text:style-name="P115">Herald of salvation: -0,05 dmg multi</text:p>
      <text:p text:style-name="P144">Reckless: +0,05 dmg multi per cloth or empty armor slot</text:p>
      <text:p text:style-name="P313">Shatter: <text:s/>+0,05 dmg mult per turn enemy has been chilled</text:p>
      <text:p text:style-name="P181">Fatal Curse: +0,1 mult against cursed enemies</text:p>
      <text:p text:style-name="P181"><text:soft-page-break/></text:p>
      <text:p text:style-name="P121">Weapons:</text:p>
      <text:p text:style-name="P131">Daevas capricionsouness: 10% to 25% of random fire/cold/light</text:p>
      <text:p text:style-name="P132">Demongrip: 25% as fire</text:p>
      <text:p text:style-name="P132">Hellsiege: 25% as fire</text:p>
      <text:p text:style-name="P132">Desert wind: 15% as fire</text:p>
      <text:p text:style-name="P132">Marids gift: 15% as cold</text:p>
      <text:p text:style-name="P132">Eventide: 35% as cold</text:p>
      <text:p text:style-name="P132">Thurizas: 35% as light</text:p>
      <text:p text:style-name="P132">Crescent Moon: 15% as magic</text:p>
      <text:p text:style-name="P132">Cuchaviva: 15% as magic</text:p>
      <text:p text:style-name="P132"/>
      <text:p text:style-name="P150">Items:</text:p>
      <text:p text:style-name="P131">Cleanser of the unholy: 10% as fire</text:p>
      <text:p text:style-name="P132">Voice of the Storm: 15% as lightning</text:p>
      <text:p text:style-name="P139">Acolyte of the damned: 15% as magic</text:p>
      <text:p text:style-name="P132">Essence Spike: 8% as magic</text:p>
      <text:p text:style-name="P132">Hourglass of reshaping: 8% as magic</text:p>
      <text:p text:style-name="P115"><text:span text:style-name="T82">Zircon ring: 5% added as magic</text:span><text:span text:style-name="T77"><text:line-break/></text:span>Poisoner’s Precaution: 20% chance to poison</text:p>
      <text:p text:style-name="P94">The Stampede: +0,02 dmg multi per initiative higher than enemy</text:p>
      <text:p text:style-name="P105">ruby ring: 3% of dmg as fire per affliction on enemy</text:p>
      <text:p text:style-name="P105">amber ring: +0,07 mult if at full endurance</text:p>
      <text:p text:style-name="P105">soapstone ring: +0,08 mult if enemy restrained</text:p>
      <text:p text:style-name="P105">jet: +0,2 mult</text:p>
      <text:p text:style-name="P50"><text:span text:style-name="T77"><text:line-break/>---------------------------<text:line-break/>SPELL<text:line-break/>Perks:<text:line-break/></text:span>Destructor: +0.1 dmg multi</text:p>
      <text:p text:style-name="P50"/>
      <text:p text:style-name="P31"><text:span text:style-name="T90">Consumables</text:span><text:span text:style-name="T89">:</text:span></text:p>
      <text:p text:style-name="P31"><text:span text:style-name="T90">Potion</text:span><text:span text:style-name="T89"> </text:span><text:span text:style-name="T90">of</text:span><text:span text:style-name="T89"> </text:span><text:span text:style-name="T90">bitterness</text:span><text:span text:style-name="T89">: 10% </text:span><text:span text:style-name="T90">as</text:span><text:span text:style-name="T89"> </text:span><text:span text:style-name="T90">cold</text:span></text:p>
      <text:p text:style-name="P31"><text:span text:style-name="T89">G </text:span><text:span text:style-name="T90">potion</text:span><text:span text:style-name="T89"> of </text:span><text:span text:style-name="T90">bitterness</text:span><text:span text:style-name="T89">: 25% as cold</text:span></text:p>
      <text:p text:style-name="P87">Elixir of bitterness: 5% as cold per stack</text:p>
      <text:p text:style-name="P31"><text:span text:style-name="T90">Potion</text:span><text:span text:style-name="T89"> </text:span><text:span text:style-name="T90">of</text:span><text:span text:style-name="T89"> </text:span><text:span text:style-name="T91">wrath</text:span><text:span text:style-name="T89">: 10% </text:span><text:span text:style-name="T90">as</text:span><text:span text:style-name="T89"> f</text:span><text:span text:style-name="T91">ire</text:span></text:p>
      <text:p text:style-name="P31"><text:span text:style-name="T89">G </text:span><text:span text:style-name="T90">potion</text:span><text:span text:style-name="T89"> of </text:span><text:span text:style-name="T91">wrath</text:span><text:span text:style-name="T89">: 25% as fire</text:span></text:p>
      <text:p text:style-name="P154">Elixir of wrath: 5% as fire per stack</text:p>
      <text:p text:style-name="P31"><text:span text:style-name="T90">Potion</text:span><text:span text:style-name="T89"> </text:span><text:span text:style-name="T90">of</text:span><text:span text:style-name="T89"> </text:span><text:span text:style-name="T91">hatred</text:span><text:span text:style-name="T89">: 10% </text:span><text:span text:style-name="T90">as</text:span><text:span text:style-name="T89"> </text:span><text:span text:style-name="T91">light</text:span></text:p>
      <text:p text:style-name="P31"><text:span text:style-name="T89">G </text:span><text:span text:style-name="T90">potion</text:span><text:span text:style-name="T89"> of </text:span><text:span text:style-name="T91">hatred</text:span><text:span text:style-name="T89">: 25% as lightning</text:span></text:p>
      <text:p text:style-name="P154">Elixir of hatred: 5% as lightning per stack</text:p>
      <text:p text:style-name="P31"><text:span text:style-name="T89"/></text:p>
      <text:p text:style-name="P81">Weapons:</text:p>
      <text:p text:style-name="P75">Crescent moon: After an attack crits, this deals +0,25 dmg multi</text:p>
      <text:p text:style-name="P75"/>
      <text:p text:style-name="P68"><text:span text:style-name="T78">Equipment</text:span>:</text:p>
      <text:p text:style-name="P50">Acolyte of the damned: spend 5% of currend end and half that to dmg</text:p>
      <text:p text:style-name="P75">Kinetic absorber: -1 to cd when you block</text:p>
      <text:p text:style-name="P57">Pledge of blood: if at max end, remove 10% of it and gain +4 rating</text:p>
      <text:p text:style-name="P57"><text:soft-page-break/>Hourglass of reshaping: +0,05 dmg mult per spell on cd</text:p>
      <text:p text:style-name="P57">ancient puzzle box: if last use of spell, then +0,1 mult and +2 rating</text:p>
      <text:p text:style-name="P57">topaz ring: next attack deals 10% extra as lightning</text:p>
      <text:p text:style-name="P57">pearl ring: if first spell of combat, +3 rating</text:p>
      <text:p text:style-name="P57">nacre: 15% chance of not going into cd</text:p>
      <text:p text:style-name="P57">-------------------------------------------------------------</text:p>
      <text:p text:style-name="P264">LIGHTNING</text:p>
      <text:p text:style-name="P241">Perks:</text:p>
      <text:p text:style-name="P246"><text:span text:style-name="T101">Electromancer</text:span>: Minimum level 2</text:p>
      <text:p text:style-name="P247"><text:span text:style-name="T101">Storm</text:span>walker: +0,1 dmg multi</text:p>
      <text:p text:style-name="P246"><text:span text:style-name="T93">Pyromancer</text:span>: -1 to maximum level</text:p>
      <text:p text:style-name="P246"><text:span text:style-name="T101">Lich:</text:span> -1 to maximum level</text:p>
      <text:p text:style-name="P253"/>
      <text:p text:style-name="P236">Weapons:</text:p>
      <text:p text:style-name="P253"/>
      <text:p text:style-name="P253"/>
      <text:p text:style-name="P258"><text:span text:style-name="T78">Equipment</text:span>:</text:p>
      <text:p text:style-name="P253">Hand of the vizier: +1 to rating, next attack deals 10% extra dmg as <text:span text:style-name="T101">light</text:span></text:p>
      <text:p text:style-name="P319">-------------------------------------------------</text:p>
      <text:p text:style-name="P159">ARCANE</text:p>
      <text:p text:style-name="P160">Perks:</text:p>
      <text:p text:style-name="P165">Arcanist: +2 to rating</text:p>
      <text:p text:style-name="P165">Scroll Savant: +4 to rating if cast from a scroll</text:p>
      <text:p text:style-name="P165"/>
      <text:p text:style-name="P168">Weapons:</text:p>
      <text:p text:style-name="P171">Tool of creation: +1 to rating/+2 if ToC has a glyph</text:p>
      <text:p text:style-name="P171">Magisters rod: +1 to rating/ armor pen converted to rating at 2:1</text:p>
      <text:p text:style-name="P171">Shimmerstaff: +1 to rating</text:p>
      <text:p text:style-name="P171"/>
      <text:p text:style-name="P174"><text:span text:style-name="T78">Equipment</text:span>:</text:p>
      <text:p text:style-name="P165">Sorcerer’s Pledge: <text:span text:style-name="T76">+1 to rating if arcane</text:span></text:p>
      <text:p text:style-name="P165">Sorcerer’s Pledge: -0,1 dmg multi <text:span text:style-name="T76">if not arcane</text:span></text:p>
      <text:p text:style-name="P178">great icosahedron: +2 to rating, unlocks lvl 6</text:p>
      <text:p text:style-name="P334" loext:marker-style-name="T2"><text:span text:style-name="T15">Lightning Strike (</text:span><text:span text:style-name="T2">nature)</text:span></text:p>
      <text:p text:style-name="P334" loext:marker-style-name="T15"><text:span text:style-name="T15">Lvl1: Deal X lightning damage to all body parts, 5% chance to stun<text:line-break/>Lvl2: Deal X lightning damage to all body parts, 5% chance to stun</text:span><text:span text:style-name="T15"/></text:p>
      <text:p text:style-name="P334" loext:marker-style-name="T15"><text:span text:style-name="T15">Lvl3: Deal X lightning damage to all body parts, 6% chance to stun</text:span><text:span text:style-name="T15"/></text:p>
      <text:p text:style-name="P334" loext:marker-style-name="T15"><text:span text:style-name="T15">Lvl4: Deal X lightning damage to all body parts, 7% chance to stun</text:span><text:span text:style-name="T15"/></text:p>
      <text:p text:style-name="P334" loext:marker-style-name="T1"><text:span text:style-name="T15">Lvl5: Deal X lightning damage to all body parts, 8% chance to stun</text:span><text:span text:style-name="T1"/></text:p>
      <text:p text:style-name="P332" loext:marker-style-name="T1"/>
      <text:p text:style-name="P116">TAGS: SPELL | <text:span text:style-name="T100">LIGHTNING</text:span> | <text:span text:style-name="T101">NATURE</text:span><text:line-break/><text:span text:style-name="T77">GENERIC:<text:line-break/>Perks:</text:span></text:p>
      <text:p text:style-name="P116">Supposed to Rot: +0,2 dmg multi per necrotic limb</text:p>
      <text:p text:style-name="P116">Herald of salvation: -0,05 dmg multi</text:p>
      <text:p text:style-name="P145">Reckless: +0,05 dmg multi per cloth or empty armor slot</text:p>
      <text:p text:style-name="P314">Shatter: <text:s/>+0,05 dmg mult per turn enemy has been chilled</text:p>
      <text:p text:style-name="P182">Fatal Curse: +0,1 mult against cursed enemies</text:p>
      <text:p text:style-name="P182"/>
      <text:p text:style-name="P122"><text:soft-page-break/>Weapons:</text:p>
      <text:p text:style-name="P133">Daevas capricionsouness: 10% to 25% of random fire/cold/light</text:p>
      <text:p text:style-name="P134">Demongrip: 25% as fire</text:p>
      <text:p text:style-name="P134">Hellsiege: 25% as fire</text:p>
      <text:p text:style-name="P134">Desert wind: 15% as fire</text:p>
      <text:p text:style-name="P134">Marids gift: 15% as cold</text:p>
      <text:p text:style-name="P134">Eventide: 35% as cold</text:p>
      <text:p text:style-name="P134">Thurizas: 35% as light</text:p>
      <text:p text:style-name="P134">Crescent Moon: 15% as magic</text:p>
      <text:p text:style-name="P134">Cuchaviva: 15% as magic</text:p>
      <text:p text:style-name="P134"/>
      <text:p text:style-name="P151">Items:</text:p>
      <text:p text:style-name="P133">Cleanser of the unholy: 10% as fire</text:p>
      <text:p text:style-name="P134">Voice of the Storm: 15% as lightning</text:p>
      <text:p text:style-name="P140">Acolyte of the damned: 15% as magic</text:p>
      <text:p text:style-name="P134">Essence Spike: 8% as magic</text:p>
      <text:p text:style-name="P134">Hourglass of reshaping: 8% as magic</text:p>
      <text:p text:style-name="P116"><text:span text:style-name="T82">Zircon ring: 5% added as magic</text:span><text:span text:style-name="T77"><text:line-break/></text:span>Poisoner’s Precaution: 20% chance to poison</text:p>
      <text:p text:style-name="P95">The Stampede: +0,02 dmg multi per initiative higher than enemy</text:p>
      <text:p text:style-name="P106">ruby ring: 3% of dmg as fire per affliction on enemy</text:p>
      <text:p text:style-name="P106">amber ring: +0,07 mult if at full endurance</text:p>
      <text:p text:style-name="P106">soapstone ring: +0,08 mult if enemy restrained</text:p>
      <text:p text:style-name="P106">jet: +0,2 mult</text:p>
      <text:p text:style-name="P51"><text:span text:style-name="T77"><text:line-break/>---------------------------<text:line-break/>SPELL<text:line-break/>Perks:<text:line-break/></text:span>Destructor: +0.1 dmg multi</text:p>
      <text:p text:style-name="P51"/>
      <text:p text:style-name="P32"><text:span text:style-name="T90">Consumables</text:span><text:span text:style-name="T89">:</text:span></text:p>
      <text:p text:style-name="P32"><text:span text:style-name="T90">Potion</text:span><text:span text:style-name="T89"> </text:span><text:span text:style-name="T90">of</text:span><text:span text:style-name="T89"> </text:span><text:span text:style-name="T90">bitterness</text:span><text:span text:style-name="T89">: 10% </text:span><text:span text:style-name="T90">as</text:span><text:span text:style-name="T89"> </text:span><text:span text:style-name="T90">cold</text:span></text:p>
      <text:p text:style-name="P32"><text:span text:style-name="T89">G </text:span><text:span text:style-name="T90">potion</text:span><text:span text:style-name="T89"> of </text:span><text:span text:style-name="T90">bitterness</text:span><text:span text:style-name="T89">: 25% as cold</text:span></text:p>
      <text:p text:style-name="P88">Elixir of bitterness: 5% as cold per stack</text:p>
      <text:p text:style-name="P32"><text:span text:style-name="T90">Potion</text:span><text:span text:style-name="T89"> </text:span><text:span text:style-name="T90">of</text:span><text:span text:style-name="T89"> </text:span><text:span text:style-name="T91">wrath</text:span><text:span text:style-name="T89">: 10% </text:span><text:span text:style-name="T90">as</text:span><text:span text:style-name="T89"> f</text:span><text:span text:style-name="T91">ire</text:span></text:p>
      <text:p text:style-name="P32"><text:span text:style-name="T89">G </text:span><text:span text:style-name="T90">potion</text:span><text:span text:style-name="T89"> of </text:span><text:span text:style-name="T91">wrath</text:span><text:span text:style-name="T89">: 25% as fire</text:span></text:p>
      <text:p text:style-name="P155">Elixir of wrath: 5% as fire per stack</text:p>
      <text:p text:style-name="P32"><text:span text:style-name="T90">Potion</text:span><text:span text:style-name="T89"> </text:span><text:span text:style-name="T90">of</text:span><text:span text:style-name="T89"> </text:span><text:span text:style-name="T91">hatred</text:span><text:span text:style-name="T89">: 10% </text:span><text:span text:style-name="T90">as</text:span><text:span text:style-name="T89"> </text:span><text:span text:style-name="T91">light</text:span></text:p>
      <text:p text:style-name="P32"><text:span text:style-name="T89">G </text:span><text:span text:style-name="T90">potion</text:span><text:span text:style-name="T89"> of </text:span><text:span text:style-name="T91">hatred</text:span><text:span text:style-name="T89">: 25% as lightning</text:span></text:p>
      <text:p text:style-name="P155">Elixir of hatred: 5% as lightning per stack</text:p>
      <text:p text:style-name="P32"><text:span text:style-name="T89"/></text:p>
      <text:p text:style-name="P82">Weapons:</text:p>
      <text:p text:style-name="P76">Crescent moon: After an attack crits, this deals +0,25 dmg multi</text:p>
      <text:p text:style-name="P76"/>
      <text:p text:style-name="P69"><text:span text:style-name="T78">Equipment</text:span>:</text:p>
      <text:p text:style-name="P51">Acolyte of the damned: spend 5% of currend end and half that to dmg</text:p>
      <text:p text:style-name="P76">Kinetic absorber: -1 to cd when you block</text:p>
      <text:p text:style-name="P58">Pledge of blood: if at max end, remove 10% of it and gain +4 rating</text:p>
      <text:p text:style-name="P58">Hourglass of reshaping: +0,05 dmg mult per spell on cd</text:p>
      <text:p text:style-name="P58"><text:soft-page-break/>ancient puzzle box: if last use of spell, then +0,1 mult and +2 rating</text:p>
      <text:p text:style-name="P58">topaz ring: next attack deals 10% extra as lightning</text:p>
      <text:p text:style-name="P58">pearl ring: if first spell of combat, +3 rating</text:p>
      <text:p text:style-name="P58">nacre: 15% chance of not going into cd</text:p>
      <text:p text:style-name="P58">-------------------------------------------------------------</text:p>
      <text:p text:style-name="P264">LIGHTNING</text:p>
      <text:p text:style-name="P242">Perks:</text:p>
      <text:p text:style-name="P248"><text:span text:style-name="T101">Electromancer</text:span>: Minimum level 2</text:p>
      <text:p text:style-name="P249"><text:span text:style-name="T101">Storm</text:span>walker: +0,1 dmg multi</text:p>
      <text:p text:style-name="P248"><text:span text:style-name="T93">Pyromancer</text:span>: -1 to maximum level</text:p>
      <text:p text:style-name="P248"><text:span text:style-name="T101">Lich:</text:span> -1 to maximum level</text:p>
      <text:p text:style-name="P254"/>
      <text:p text:style-name="P237">Weapons:</text:p>
      <text:p text:style-name="P254"/>
      <text:p text:style-name="P254"/>
      <text:p text:style-name="P259"><text:span text:style-name="T78">Equipment</text:span>:</text:p>
      <text:p text:style-name="P254">Hand of the vizier: +1 to rating, next attack deals 10% extra dmg as <text:span text:style-name="T101">light</text:span></text:p>
      <text:p text:style-name="P320">-------------------------------------------------</text:p>
      <text:p text:style-name="P227">NATURE</text:p>
      <text:p text:style-name="P224">Perks:</text:p>
      <text:p text:style-name="P221"><text:span text:style-name="T78">Shaman</text:span>: +2 to rating</text:p>
      <text:p text:style-name="P221"/>
      <text:p text:style-name="P221"/>
      <text:p text:style-name="P227">Weapons:</text:p>
      <text:p text:style-name="P227">Desert wind: rating +1</text:p>
      <text:p text:style-name="P230"/>
      <text:p text:style-name="P233"><text:span text:style-name="T78">Equipment</text:span>:</text:p>
      <text:p text:style-name="P221">Sorcerer’s Pledge: <text:span text:style-name="T76">+1 to rating if </text:span><text:span text:style-name="T87">nature</text:span></text:p>
      <text:p text:style-name="P221">Sorcerer’s Pledge: -0,1 dmg multi <text:span text:style-name="T76">if not </text:span><text:span text:style-name="T87">nature</text:span></text:p>
      <text:p text:style-name="P227">Coralweave: +1 rating</text:p>
      <text:p text:style-name="P227">Voice of the storm: +2 rating</text:p>
      <text:p text:style-name="P32" loext:marker-style-name="T15"><text:span text:style-name="T94">Calamity conflux: +2 rating, 5% extra as </text:span><text:span text:style-name="T95">fire</text:span><text:span text:style-name="T94"> and </text:span><text:span text:style-name="T96">cold</text:span></text:p>
      <text:p text:style-name="P32" loext:marker-style-name="T15"><text:span text:style-name="T97">--------------------------------------------------------------</text:span></text:p>
      <text:p text:style-name="P334" loext:marker-style-name="T2"><text:span text:style-name="T15">Sky Spear (</text:span><text:span text:style-name="T2">divine)</text:span></text:p>
      <text:p text:style-name="P32" loext:marker-style-name="T15"><text:span text:style-name="T15">Lvl1: Deal X lightning damage, 20% extra per every </text:span><text:span text:style-name="T28">time it was casted this combat</text:span><text:span text:style-name="T15"><text:line-break/>Lvl2: Deal X lightning damage, 20% extra per every </text:span><text:span text:style-name="T28">time it was casted this combat</text:span></text:p>
      <text:p text:style-name="P32" loext:marker-style-name="T15"><text:span text:style-name="T15">Lvl3: Deal X lightning damage, 25% extra per every </text:span><text:span text:style-name="T28">time it was casted this combat</text:span></text:p>
      <text:p text:style-name="P32" loext:marker-style-name="T15"><text:span text:style-name="T15">Lvl4: Deal X lightning damage, 30% extra per every </text:span><text:span text:style-name="T28">time it was casted this combat</text:span></text:p>
      <text:p text:style-name="P32" loext:marker-style-name="T1"><text:span text:style-name="T15">Lvl5: Deal X lightning damage, 35% extra per every </text:span><text:span text:style-name="T28">time it was casted this combat</text:span></text:p>
      <text:p text:style-name="P332" loext:marker-style-name="T1"/>
      <text:p text:style-name="P116">TAGS: SPELL | <text:span text:style-name="T100">LIGHTNING</text:span> | <text:span text:style-name="T101">DIVINE</text:span><text:line-break/><text:span text:style-name="T77">GENERIC:<text:line-break/>Perks:</text:span></text:p>
      <text:p text:style-name="P116">Supposed to Rot: +0,2 dmg multi per necrotic limb</text:p>
      <text:p text:style-name="P116">Herald of salvation: -0,05 dmg multi</text:p>
      <text:p text:style-name="P145">Reckless: +0,05 dmg multi per cloth or empty armor slot</text:p>
      <text:p text:style-name="P314">Shatter: <text:s/>+0,05 dmg mult per turn enemy has been chilled</text:p>
      <text:p text:style-name="P182">Fatal Curse: +0,1 mult against cursed enemies</text:p>
      <text:p text:style-name="P182"/>
      <text:p text:style-name="P122"><text:soft-page-break/>Weapons:</text:p>
      <text:p text:style-name="P133">Daevas capricionsouness: 10% to 25% of random fire/cold/light</text:p>
      <text:p text:style-name="P134">Demongrip: 25% as fire</text:p>
      <text:p text:style-name="P134">Hellsiege: 25% as fire</text:p>
      <text:p text:style-name="P134">Desert wind: 15% as fire</text:p>
      <text:p text:style-name="P134">Marids gift: 15% as cold</text:p>
      <text:p text:style-name="P134">Eventide: 35% as cold</text:p>
      <text:p text:style-name="P134">Thurizas: 35% as light</text:p>
      <text:p text:style-name="P134">Crescent Moon: 15% as magic</text:p>
      <text:p text:style-name="P134">Cuchaviva: 15% as magic</text:p>
      <text:p text:style-name="P134"/>
      <text:p text:style-name="P151">Items:</text:p>
      <text:p text:style-name="P133">Cleanser of the unholy: 10% as fire</text:p>
      <text:p text:style-name="P134">Voice of the Storm: 15% as lightning</text:p>
      <text:p text:style-name="P140">Acolyte of the damned: 15% as magic</text:p>
      <text:p text:style-name="P134">Essence Spike: 8% as magic</text:p>
      <text:p text:style-name="P134">Hourglass of reshaping: 8% as magic</text:p>
      <text:p text:style-name="P116"><text:span text:style-name="T82">Zircon ring: 5% added as magic</text:span><text:span text:style-name="T77"><text:line-break/></text:span>Poisoner’s Precaution: 20% chance to poison</text:p>
      <text:p text:style-name="P95">The Stampede: +0,02 dmg multi per initiative higher than enemy</text:p>
      <text:p text:style-name="P106">ruby ring: 3% of dmg as fire per affliction on enemy</text:p>
      <text:p text:style-name="P106">amber ring: +0,07 mult if at full endurance</text:p>
      <text:p text:style-name="P106">soapstone ring: +0,08 mult if enemy restrained</text:p>
      <text:p text:style-name="P106">jet: +0,2 mult</text:p>
      <text:p text:style-name="P51"><text:span text:style-name="T77"><text:line-break/>---------------------------<text:line-break/>SPELL<text:line-break/>Perks:<text:line-break/></text:span>Destructor: +0.1 dmg multi</text:p>
      <text:p text:style-name="P51"/>
      <text:p text:style-name="P32"><text:span text:style-name="T90">Consumables</text:span><text:span text:style-name="T89">:</text:span></text:p>
      <text:p text:style-name="P32"><text:span text:style-name="T90">Potion</text:span><text:span text:style-name="T89"> </text:span><text:span text:style-name="T90">of</text:span><text:span text:style-name="T89"> </text:span><text:span text:style-name="T90">bitterness</text:span><text:span text:style-name="T89">: 10% </text:span><text:span text:style-name="T90">as</text:span><text:span text:style-name="T89"> </text:span><text:span text:style-name="T90">cold</text:span></text:p>
      <text:p text:style-name="P32"><text:span text:style-name="T89">G </text:span><text:span text:style-name="T90">potion</text:span><text:span text:style-name="T89"> of </text:span><text:span text:style-name="T90">bitterness</text:span><text:span text:style-name="T89">: 25% as cold</text:span></text:p>
      <text:p text:style-name="P88">Elixir of bitterness: 5% as cold per stack</text:p>
      <text:p text:style-name="P32"><text:span text:style-name="T90">Potion</text:span><text:span text:style-name="T89"> </text:span><text:span text:style-name="T90">of</text:span><text:span text:style-name="T89"> </text:span><text:span text:style-name="T91">wrath</text:span><text:span text:style-name="T89">: 10% </text:span><text:span text:style-name="T90">as</text:span><text:span text:style-name="T89"> f</text:span><text:span text:style-name="T91">ire</text:span></text:p>
      <text:p text:style-name="P32"><text:span text:style-name="T89">G </text:span><text:span text:style-name="T90">potion</text:span><text:span text:style-name="T89"> of </text:span><text:span text:style-name="T91">wrath</text:span><text:span text:style-name="T89">: 25% as fire</text:span></text:p>
      <text:p text:style-name="P155">Elixir of wrath: 5% as fire per stack</text:p>
      <text:p text:style-name="P32"><text:span text:style-name="T90">Potion</text:span><text:span text:style-name="T89"> </text:span><text:span text:style-name="T90">of</text:span><text:span text:style-name="T89"> </text:span><text:span text:style-name="T91">hatred</text:span><text:span text:style-name="T89">: 10% </text:span><text:span text:style-name="T90">as</text:span><text:span text:style-name="T89"> </text:span><text:span text:style-name="T91">light</text:span></text:p>
      <text:p text:style-name="P32"><text:span text:style-name="T89">G </text:span><text:span text:style-name="T90">potion</text:span><text:span text:style-name="T89"> of </text:span><text:span text:style-name="T91">hatred</text:span><text:span text:style-name="T89">: 25% as lightning</text:span></text:p>
      <text:p text:style-name="P155">Elixir of hatred: 5% as lightning per stack</text:p>
      <text:p text:style-name="P32"><text:span text:style-name="T89"/></text:p>
      <text:p text:style-name="P82">Weapons:</text:p>
      <text:p text:style-name="P76">Crescent moon: After an attack crits, this deals +0,25 dmg multi</text:p>
      <text:p text:style-name="P76"/>
      <text:p text:style-name="P69"><text:span text:style-name="T78">Equipment</text:span>:</text:p>
      <text:p text:style-name="P51">Acolyte of the damned: spend 5% of currend end and half that to dmg</text:p>
      <text:p text:style-name="P76">Kinetic absorber: -1 to cd when you block</text:p>
      <text:p text:style-name="P58">Pledge of blood: if at max end, remove 10% of it and gain +4 rating</text:p>
      <text:p text:style-name="P58">Hourglass of reshaping: +0,05 dmg mult per spell on cd</text:p>
      <text:p text:style-name="P58"><text:soft-page-break/>ancient puzzle box: if last use of spell, then +0,1 mult and +2 rating</text:p>
      <text:p text:style-name="P58">topaz ring: next attack deals 10% extra as lightning</text:p>
      <text:p text:style-name="P58">pearl ring: if first spell of combat, +3 rating</text:p>
      <text:p text:style-name="P58">nacre: 15% chance of not going into cd</text:p>
      <text:p text:style-name="P58">-------------------------------------------------------------</text:p>
      <text:p text:style-name="P264">LIGHTNING</text:p>
      <text:p text:style-name="P242">Perks:</text:p>
      <text:p text:style-name="P248"><text:span text:style-name="T101">Electromancer</text:span>: Minimum level 2</text:p>
      <text:p text:style-name="P249"><text:span text:style-name="T101">Storm</text:span>walker: +0,1 dmg multi</text:p>
      <text:p text:style-name="P248"><text:span text:style-name="T93">Pyromancer</text:span>: -1 to maximum level</text:p>
      <text:p text:style-name="P248"><text:span text:style-name="T101">Lich:</text:span> -1 to maximum level</text:p>
      <text:p text:style-name="P254"/>
      <text:p text:style-name="P237">Weapons:</text:p>
      <text:p text:style-name="P254"/>
      <text:p text:style-name="P254"/>
      <text:p text:style-name="P259"><text:span text:style-name="T78">Equipment</text:span>:</text:p>
      <text:p text:style-name="P254">Hand of the vizier: +1 to rating, next attack deals 10% extra dmg as <text:span text:style-name="T101">light</text:span></text:p>
      <text:p text:style-name="P18">--------------------------------------------------------</text:p>
      <text:p text:style-name="P263">DIVINE</text:p>
      <text:p text:style-name="P243">Perks:</text:p>
      <text:p text:style-name="P250"><text:span text:style-name="T87">Dominie</text:span>: +2 to rating</text:p>
      <text:p text:style-name="P250"/>
      <text:p text:style-name="P250"/>
      <text:p text:style-name="P238">Weapons:</text:p>
      <text:p text:style-name="P238"><text:span text:style-name="T87">Gandiva</text:span>: rating +1</text:p>
      <text:p text:style-name="P255"/>
      <text:p text:style-name="P260"><text:span text:style-name="T78">Equipment</text:span>:</text:p>
      <text:p text:style-name="P250">Sorcerer’s Pledge: <text:span text:style-name="T76">+1 to rating if </text:span><text:span text:style-name="T87">divine</text:span></text:p>
      <text:p text:style-name="P250">Sorcerer’s Pledge: -0,1 dmg multi <text:span text:style-name="T76">if not </text:span><text:span text:style-name="T87">divine</text:span></text:p>
      <text:p text:style-name="P238"><text:span text:style-name="T87">Hood of penitence</text:span>: +<text:span text:style-name="T87">3</text:span> rating</text:p>
      <text:p text:style-name="P238"><text:span text:style-name="T87">Sacred Oath</text:span> +<text:span text:style-name="T87">1</text:span> rating</text:p>
      <text:p text:style-name="P238"><text:span text:style-name="T87">Gilded icon</text:span>: +2 rating, <text:span text:style-name="T87">if </text:span><text:span text:style-name="T101">Sky Spear</text:span><text:span text:style-name="T87"> remove CD and +1 use</text:span></text:p>
      <text:p text:style-name="P238"/>
      <text:p text:style-name="P334" loext:marker-style-name="T2"><text:span text:style-name="T15">Red Lightning (</text:span><text:span text:style-name="T2">infernal)</text:span></text:p>
      <text:p text:style-name="P334" loext:marker-style-name="T15"><text:span text:style-name="T15">Lvl1: Deal X lightning damage, 33% chance to burn<text:line-break/>Lvl2: Deal X lightning damage, 33% chance to burn</text:span><text:span text:style-name="T15"/></text:p>
      <text:p text:style-name="P334" loext:marker-style-name="T15"><text:span text:style-name="T15">Lvl3: Deal X lightning damage, 45% chance to burn</text:span><text:span text:style-name="T15"/></text:p>
      <text:p text:style-name="P334" loext:marker-style-name="T15"><text:span text:style-name="T15">Lvl4: Deal X lightning damage, 57% chance to burn</text:span><text:span text:style-name="T15"/></text:p>
      <text:p text:style-name="P334" loext:marker-style-name="T15"><text:span text:style-name="T15">Lvl5: Deal X lightning damage, 70% chance to burn</text:span><text:span text:style-name="T15"/></text:p>
      <text:p text:style-name="P116">TAGS: SPELL | <text:span text:style-name="T100">LIGHTNING</text:span> | <text:span text:style-name="T101">INFERNAL | BURN<text:line-break/></text:span><text:span text:style-name="T77">GENERIC:<text:line-break/>Perks:</text:span></text:p>
      <text:p text:style-name="P116">Supposed to Rot: +0,2 dmg multi per necrotic limb</text:p>
      <text:p text:style-name="P116">Herald of salvation: -0,05 dmg multi</text:p>
      <text:p text:style-name="P145">Reckless: +0,05 dmg multi per cloth or empty armor slot</text:p>
      <text:p text:style-name="P314">Shatter: <text:s/>+0,05 dmg mult per turn enemy has been chilled</text:p>
      <text:p text:style-name="P182">Fatal Curse: +0,1 mult against cursed enemies</text:p>
      <text:p text:style-name="P182"/>
      <text:p text:style-name="P122">Weapons:</text:p>
      <text:p text:style-name="P133"><text:soft-page-break/>Daevas capricionsouness: 10% to 25% of random fire/cold/light</text:p>
      <text:p text:style-name="P134">Demongrip: 25% as fire</text:p>
      <text:p text:style-name="P134">Hellsiege: 25% as fire</text:p>
      <text:p text:style-name="P134">Desert wind: 15% as fire</text:p>
      <text:p text:style-name="P134">Marids gift: 15% as cold</text:p>
      <text:p text:style-name="P134">Eventide: 35% as cold</text:p>
      <text:p text:style-name="P134">Thurizas: 35% as light</text:p>
      <text:p text:style-name="P134">Crescent Moon: 15% as magic</text:p>
      <text:p text:style-name="P134">Cuchaviva: 15% as magic</text:p>
      <text:p text:style-name="P134"/>
      <text:p text:style-name="P151">Items:</text:p>
      <text:p text:style-name="P133">Cleanser of the unholy: 10% as fire</text:p>
      <text:p text:style-name="P134">Voice of the Storm: 15% as lightning</text:p>
      <text:p text:style-name="P140">Acolyte of the damned: 15% as magic</text:p>
      <text:p text:style-name="P134">Essence Spike: 8% as magic</text:p>
      <text:p text:style-name="P134">Hourglass of reshaping: 8% as magic</text:p>
      <text:p text:style-name="P116"><text:span text:style-name="T82">Zircon ring: 5% added as magic</text:span><text:span text:style-name="T77"><text:line-break/></text:span>Poisoner’s Precaution: 20% chance to poison</text:p>
      <text:p text:style-name="P95">The Stampede: +0,02 dmg multi per initiative higher than enemy</text:p>
      <text:p text:style-name="P106">ruby ring: 3% of dmg as fire per affliction on enemy</text:p>
      <text:p text:style-name="P106">amber ring: +0,07 mult if at full endurance</text:p>
      <text:p text:style-name="P106">soapstone ring: +0,08 mult if enemy restrained</text:p>
      <text:p text:style-name="P106">jet: +0,2 mult</text:p>
      <text:p text:style-name="P51"><text:span text:style-name="T77"><text:line-break/>---------------------------<text:line-break/>SPELL<text:line-break/>Perks:<text:line-break/></text:span>Destructor: +0.1 dmg multi</text:p>
      <text:p text:style-name="P51"/>
      <text:p text:style-name="P32"><text:span text:style-name="T90">Consumables</text:span><text:span text:style-name="T89">:</text:span></text:p>
      <text:p text:style-name="P32"><text:span text:style-name="T90">Potion</text:span><text:span text:style-name="T89"> </text:span><text:span text:style-name="T90">of</text:span><text:span text:style-name="T89"> </text:span><text:span text:style-name="T90">bitterness</text:span><text:span text:style-name="T89">: 10% </text:span><text:span text:style-name="T90">as</text:span><text:span text:style-name="T89"> </text:span><text:span text:style-name="T90">cold</text:span></text:p>
      <text:p text:style-name="P32"><text:span text:style-name="T89">G </text:span><text:span text:style-name="T90">potion</text:span><text:span text:style-name="T89"> of </text:span><text:span text:style-name="T90">bitterness</text:span><text:span text:style-name="T89">: 25% as cold</text:span></text:p>
      <text:p text:style-name="P88">Elixir of bitterness: 5% as cold per stack</text:p>
      <text:p text:style-name="P32"><text:span text:style-name="T90">Potion</text:span><text:span text:style-name="T89"> </text:span><text:span text:style-name="T90">of</text:span><text:span text:style-name="T89"> </text:span><text:span text:style-name="T91">wrath</text:span><text:span text:style-name="T89">: 10% </text:span><text:span text:style-name="T90">as</text:span><text:span text:style-name="T89"> f</text:span><text:span text:style-name="T91">ire</text:span></text:p>
      <text:p text:style-name="P32"><text:span text:style-name="T89">G </text:span><text:span text:style-name="T90">potion</text:span><text:span text:style-name="T89"> of </text:span><text:span text:style-name="T91">wrath</text:span><text:span text:style-name="T89">: 25% as fire</text:span></text:p>
      <text:p text:style-name="P155">Elixir of wrath: 5% as fire per stack</text:p>
      <text:p text:style-name="P32"><text:span text:style-name="T90">Potion</text:span><text:span text:style-name="T89"> </text:span><text:span text:style-name="T90">of</text:span><text:span text:style-name="T89"> </text:span><text:span text:style-name="T91">hatred</text:span><text:span text:style-name="T89">: 10% </text:span><text:span text:style-name="T90">as</text:span><text:span text:style-name="T89"> </text:span><text:span text:style-name="T91">light</text:span></text:p>
      <text:p text:style-name="P32"><text:span text:style-name="T89">G </text:span><text:span text:style-name="T90">potion</text:span><text:span text:style-name="T89"> of </text:span><text:span text:style-name="T91">hatred</text:span><text:span text:style-name="T89">: 25% as lightning</text:span></text:p>
      <text:p text:style-name="P155">Elixir of hatred: 5% as lightning per stack</text:p>
      <text:p text:style-name="P32"><text:span text:style-name="T89"/></text:p>
      <text:p text:style-name="P82">Weapons:</text:p>
      <text:p text:style-name="P76">Crescent moon: After an attack crits, this deals +0,25 dmg multi</text:p>
      <text:p text:style-name="P76"/>
      <text:p text:style-name="P69"><text:span text:style-name="T78">Equipment</text:span>:</text:p>
      <text:p text:style-name="P51">Acolyte of the damned: spend 5% of currend end and half that to dmg</text:p>
      <text:p text:style-name="P76">Kinetic absorber: -1 to cd when you block</text:p>
      <text:p text:style-name="P58">Pledge of blood: if at max end, remove 10% of it and gain +4 rating</text:p>
      <text:p text:style-name="P58">Hourglass of reshaping: +0,05 dmg mult per spell on cd</text:p>
      <text:p text:style-name="P58">ancient puzzle box: if last use of spell, then +0,1 mult and +2 rating</text:p>
      <text:p text:style-name="P58"><text:soft-page-break/>topaz ring: next attack deals 10% extra as lightning</text:p>
      <text:p text:style-name="P58">pearl ring: if first spell of combat, +3 rating</text:p>
      <text:p text:style-name="P58">nacre: 15% chance of not going into cd</text:p>
      <text:p text:style-name="P58">-------------------------------------------------------------</text:p>
      <text:p text:style-name="P264">LIGHTNING</text:p>
      <text:p text:style-name="P242">Perks:</text:p>
      <text:p text:style-name="P248"><text:span text:style-name="T101">Electromancer</text:span>: Minimum level 2</text:p>
      <text:p text:style-name="P249"><text:span text:style-name="T101">Storm</text:span>walker: +0,1 dmg multi</text:p>
      <text:p text:style-name="P248"><text:span text:style-name="T93">Pyromancer</text:span>: -1 to maximum level</text:p>
      <text:p text:style-name="P248"><text:span text:style-name="T101">Lich:</text:span> -1 to maximum level</text:p>
      <text:p text:style-name="P254"/>
      <text:p text:style-name="P237">Weapons:</text:p>
      <text:p text:style-name="P254"/>
      <text:p text:style-name="P254"/>
      <text:p text:style-name="P259"><text:span text:style-name="T78">Equipment</text:span>:</text:p>
      <text:p text:style-name="P254">Hand of the vizier: +1 to rating, next attack deals 10% extra dmg as <text:span text:style-name="T101">light</text:span></text:p>
      <text:p text:style-name="P254">-----------------------------------------------------------</text:p>
      <text:p text:style-name="P267">INFERNAL</text:p>
      <text:p text:style-name="P270">Perks:</text:p>
      <text:p text:style-name="P273"><text:span text:style-name="T87">Demonologist</text:span>: +2 to rating</text:p>
      <text:p text:style-name="P273"/>
      <text:p text:style-name="P273"/>
      <text:p text:style-name="P276">Weapons:</text:p>
      <text:p text:style-name="P276"/>
      <text:p text:style-name="P279"/>
      <text:p text:style-name="P282"><text:span text:style-name="T78">Equipment</text:span>:</text:p>
      <text:p text:style-name="P273">Sorcerer’s Pledge: <text:span text:style-name="T76">+1 to rating if </text:span><text:span text:style-name="T87">infernal</text:span></text:p>
      <text:p text:style-name="P273">Sorcerer’s Pledge: -0,1 dmg multi <text:span text:style-name="T76">if not </text:span><text:span text:style-name="T87">infernal</text:span></text:p>
      <text:p text:style-name="P276"><text:span text:style-name="T87">Chained heart</text:span>: +<text:span text:style-name="T87">2</text:span> rating, <text:span text:style-name="T87">+0,15 mult, consumes 5% of current endurance, restores all spent endu at end of combat</text:span></text:p>
      <text:p text:style-name="P285">Crown of horns: +2 rating, +0,4 mult while cursed</text:p>
      <text:p text:style-name="P325">--------------------------------------------</text:p>
      <text:p text:style-name="P326">BURN</text:p>
      <text:p text:style-name="P326">Perks:<text:line-break/><text:span text:style-name="T102">Fan the flames: Burns deal +0.4 dmg multi and last 1 turn less</text:span></text:p>
      <text:p text:style-name="P326"><text:span text:style-name="T102">W</text:span>eapons:</text:p>
      <text:p text:style-name="P326"/>
      <text:p text:style-name="P326"><text:span text:style-name="T102">E</text:span>quipment:</text:p>
      <text:p text:style-name="P328">ammo ring: burns deal 2% of targets max end per round</text:p>
      <text:p text:style-name="P327"/>
      <text:p text:style-name="P327"/>
      <text:p text:style-name="P334" loext:marker-style-name="T2"><text:span text:style-name="T15"/></text:p>
      <text:p text:style-name="P334" loext:marker-style-name="T2"><text:span text:style-name="T15"/></text:p>
      <text:p text:style-name="P334" loext:marker-style-name="T2"><text:span text:style-name="T15"/></text:p>
      <text:p text:style-name="P334" loext:marker-style-name="T2"><text:span text:style-name="T15"/></text:p>
      <text:p text:style-name="P334" loext:marker-style-name="T2"><text:span text:style-name="T15"/></text:p>
      <text:p text:style-name="P334" loext:marker-style-name="T2"><text:span text:style-name="T15"/></text:p>
      <text:p text:style-name="P334" loext:marker-style-name="T2"><text:span text:style-name="T15"/></text:p>
      <text:p text:style-name="P334" loext:marker-style-name="T2"><text:span text:style-name="T15"/></text:p>
      <text:p text:style-name="P334" loext:marker-style-name="T2"><text:span text:style-name="T15"/></text:p>
      <text:p text:style-name="P334" loext:marker-style-name="T2"><text:soft-page-break/><text:span text:style-name="T15">Ball Lightning (</text:span><text:span text:style-name="T2">eldritch)</text:span></text:p>
      <text:p text:style-name="P352"><text:span text:style-name="T42">1 →</text:span><text:span text:style-name="T43">11</text:span><text:span text:style-name="T42"><text:line-break/>2 → </text:span><text:span text:style-name="T43">13</text:span><text:span text:style-name="T42"><text:line-break/>3 → </text:span><text:span text:style-name="T43">15</text:span><text:span text:style-name="T42"><text:line-break/>4 → </text:span><text:span text:style-name="T43">17</text:span><text:span text:style-name="T42"><text:line-break/>5 → </text:span><text:span text:style-name="T43">18</text:span><text:span text:style-name="T15"><text:line-break/></text:span><text:span text:style-name="T29">Tooltip: Deals </text:span><text:span text:style-name="T48">moderate</text:span><text:span text:style-name="T29"> </text:span><text:span text:style-name="T48">lightning</text:span><text:span text:style-name="T29"> damage to one body part </text:span><text:span text:style-name="T48">with a chance to overload the enemy</text:span><text:span text:style-name="T29"><text:line-break/><text:line-break/>On use: (Casted </text:span><text:span text:style-name="T48">Ball Lightning</text:span><text:span text:style-name="T29"> at Y level) </text:span><text:span text:style-name="T48">You call a living orb of lightning to assault &lt;enemy&gt;</text:span><text:span text:style-name="T29">, dealing X </text:span><text:span text:style-name="T48">lightning </text:span><text:span text:style-name="T29">damage t</text:span><text:span text:style-name="T30">o &lt;bodypart&gt;</text:span><text:span text:style-name="T29">. &lt;if </text:span><text:span text:style-name="T48">overcharge</text:span><text:span text:style-name="T29">&gt; </text:span><text:span text:style-name="T48">&lt;enemy&gt; becomes charged with harmful energy!</text:span><text:span text:style-name="T29"><text:line-break/><text:line-break/></text:span><text:span text:style-name="T30">Formula: base +</text:span><text:span text:style-name="T48">0%</text:span><text:span text:style-name="T30"> </text:span><text:span text:style-name="T29"><text:line-break/></text:span></text:p>
      <text:p text:style-name="P334" loext:marker-style-name="T2"><text:span text:style-name="T2"/></text:p>
      <text:p text:style-name="P334" loext:marker-style-name="T15"><text:span text:style-name="T15">Lvl1: Deal </text:span><text:span text:style-name="T35">6</text:span><text:span text:style-name="T48">-16</text:span><text:span text:style-name="T15"> </text:span><text:span text:style-name="T48">(11) </text:span><text:span text:style-name="T15">lightning damage, 10% chance to overcharge<text:line-break/>Lvl2: Deal </text:span><text:span text:style-name="T48">7-19 (13)</text:span><text:span text:style-name="T15"> lightning damage, 10% chance to overcharge</text:span></text:p>
      <text:p text:style-name="P334" loext:marker-style-name="T15"><text:span text:style-name="T15">Lvl3: Deal </text:span><text:span text:style-name="T48">9-21 (15)</text:span><text:span text:style-name="T15"> lightning damage, 15% chance to overcharge</text:span></text:p>
      <text:p text:style-name="P334" loext:marker-style-name="T15"><text:span text:style-name="T15">Lvl4: Deal </text:span><text:span text:style-name="T48">11-23 (17)</text:span><text:span text:style-name="T15"> lightning damage, 20% chance to overcharge</text:span></text:p>
      <text:p text:style-name="P334" loext:marker-style-name="T15"><text:span text:style-name="T15">Lvl5: Deal </text:span><text:span text:style-name="T48">12-24 (18)</text:span><text:span text:style-name="T15"> lightning damage, 25% chance to overcharge</text:span></text:p>
      <text:p text:style-name="P334" loext:marker-style-name="T15"><text:span text:style-name="T15"/></text:p>
      <text:p text:style-name="P116">TAGS: SPELL | <text:span text:style-name="T100">LIGHTNING</text:span> | <text:span text:style-name="T101">ELDRITCH | OVERCHARGE<text:line-break/></text:span><text:span text:style-name="T77">GENERIC:<text:line-break/>Perks:</text:span></text:p>
      <text:p text:style-name="P116">Supposed to Rot: +0,2 dmg multi per necrotic limb</text:p>
      <text:p text:style-name="P116">Herald of salvation: -0,05 dmg multi</text:p>
      <text:p text:style-name="P145">Reckless: +0,05 dmg multi per cloth or empty armor slot</text:p>
      <text:p text:style-name="P314">Shatter: <text:s/>+0,05 dmg mult per turn enemy has been chilled</text:p>
      <text:p text:style-name="P182">Fatal Curse: +0,1 mult against cursed enemies</text:p>
      <text:p text:style-name="P182"/>
      <text:p text:style-name="P122">Weapons:</text:p>
      <text:p text:style-name="P133">Daevas capricionsouness: 10% to 25% of random fire/cold/light</text:p>
      <text:p text:style-name="P134">Demongrip: 25% as fire</text:p>
      <text:p text:style-name="P134">Hellsiege: 25% as fire</text:p>
      <text:p text:style-name="P134">Desert wind: 15% as fire</text:p>
      <text:p text:style-name="P134">Marids gift: 15% as cold</text:p>
      <text:p text:style-name="P134">Eventide: 35% as cold</text:p>
      <text:p text:style-name="P134">Thurizas: 35% as light</text:p>
      <text:p text:style-name="P134">Crescent Moon: 15% as magic</text:p>
      <text:p text:style-name="P134">Cuchaviva: 15% as magic</text:p>
      <text:p text:style-name="P134"/>
      <text:p text:style-name="P151">Items:</text:p>
      <text:p text:style-name="P133">Cleanser of the unholy: 10% as fire</text:p>
      <text:p text:style-name="P134">Voice of the Storm: 15% as lightning</text:p>
      <text:p text:style-name="P140">Acolyte of the damned: 15% as magic</text:p>
      <text:p text:style-name="P134">Essence Spike: 8% as magic</text:p>
      <text:p text:style-name="P134">Hourglass of reshaping: 8% as magic</text:p>
      <text:p text:style-name="P116"><text:span text:style-name="T82">Zircon ring: 5% added as magic</text:span><text:span text:style-name="T77"><text:line-break/></text:span>Poisoner’s Precaution: 20% chance to poison</text:p>
      <text:p text:style-name="P95">The Stampede: +0,02 dmg multi per initiative higher than enemy</text:p>
      <text:p text:style-name="P106"><text:soft-page-break/>ruby ring: 3% of dmg as fire per affliction on enemy</text:p>
      <text:p text:style-name="P106">amber ring: +0,07 mult if at full endurance</text:p>
      <text:p text:style-name="P106">soapstone ring: +0,08 mult if enemy restrained</text:p>
      <text:p text:style-name="P106">jet: +0,2 mult</text:p>
      <text:p text:style-name="P51"><text:span text:style-name="T77"><text:line-break/>---------------------------<text:line-break/>SPELL<text:line-break/>Perks:<text:line-break/></text:span>Destructor: +0.1 dmg multi</text:p>
      <text:p text:style-name="P51"/>
      <text:p text:style-name="P32"><text:span text:style-name="T90">Consumables</text:span><text:span text:style-name="T89">:</text:span></text:p>
      <text:p text:style-name="P32"><text:span text:style-name="T90">Potion</text:span><text:span text:style-name="T89"> </text:span><text:span text:style-name="T90">of</text:span><text:span text:style-name="T89"> </text:span><text:span text:style-name="T90">bitterness</text:span><text:span text:style-name="T89">: 10% </text:span><text:span text:style-name="T90">as</text:span><text:span text:style-name="T89"> </text:span><text:span text:style-name="T90">cold</text:span></text:p>
      <text:p text:style-name="P32"><text:span text:style-name="T89">G </text:span><text:span text:style-name="T90">potion</text:span><text:span text:style-name="T89"> of </text:span><text:span text:style-name="T90">bitterness</text:span><text:span text:style-name="T89">: 25% as cold</text:span></text:p>
      <text:p text:style-name="P88">Elixir of bitterness: 5% as cold per stack</text:p>
      <text:p text:style-name="P32"><text:span text:style-name="T90">Potion</text:span><text:span text:style-name="T89"> </text:span><text:span text:style-name="T90">of</text:span><text:span text:style-name="T89"> </text:span><text:span text:style-name="T91">wrath</text:span><text:span text:style-name="T89">: 10% </text:span><text:span text:style-name="T90">as</text:span><text:span text:style-name="T89"> f</text:span><text:span text:style-name="T91">ire</text:span></text:p>
      <text:p text:style-name="P32"><text:span text:style-name="T89">G </text:span><text:span text:style-name="T90">potion</text:span><text:span text:style-name="T89"> of </text:span><text:span text:style-name="T91">wrath</text:span><text:span text:style-name="T89">: 25% as fire</text:span></text:p>
      <text:p text:style-name="P155">Elixir of wrath: 5% as fire per stack</text:p>
      <text:p text:style-name="P32"><text:span text:style-name="T90">Potion</text:span><text:span text:style-name="T89"> </text:span><text:span text:style-name="T90">of</text:span><text:span text:style-name="T89"> </text:span><text:span text:style-name="T91">hatred</text:span><text:span text:style-name="T89">: 10% </text:span><text:span text:style-name="T90">as</text:span><text:span text:style-name="T89"> </text:span><text:span text:style-name="T91">light</text:span></text:p>
      <text:p text:style-name="P32"><text:span text:style-name="T89">G </text:span><text:span text:style-name="T90">potion</text:span><text:span text:style-name="T89"> of </text:span><text:span text:style-name="T91">hatred</text:span><text:span text:style-name="T89">: 25% as lightning</text:span></text:p>
      <text:p text:style-name="P155">Elixir of hatred: 5% as lightning per stack</text:p>
      <text:p text:style-name="P32"><text:span text:style-name="T89"/></text:p>
      <text:p text:style-name="P82">Weapons:</text:p>
      <text:p text:style-name="P76">Crescent moon: After an attack crits, this deals +0,25 dmg multi</text:p>
      <text:p text:style-name="P76"/>
      <text:p text:style-name="P69"><text:span text:style-name="T78">Equipment</text:span>:</text:p>
      <text:p text:style-name="P51">Acolyte of the damned: spend 5% of currend end and half that to dmg</text:p>
      <text:p text:style-name="P76">Kinetic absorber: -1 to cd when you block</text:p>
      <text:p text:style-name="P58">Pledge of blood: if at max end, remove 10% of it and gain +4 rating</text:p>
      <text:p text:style-name="P58">Hourglass of reshaping: +0,05 dmg mult per spell on cd</text:p>
      <text:p text:style-name="P58">ancient puzzle box: if last use of spell, then +0,1 mult and +2 rating</text:p>
      <text:p text:style-name="P58">topaz ring: next attack deals 10% extra as lightning</text:p>
      <text:p text:style-name="P58">pearl ring: if first spell of combat, +3 rating</text:p>
      <text:p text:style-name="P58">nacre: 15% chance of not going into cd</text:p>
      <text:p text:style-name="P58">-------------------------------------------------------------</text:p>
      <text:p text:style-name="P264">LIGHTNING</text:p>
      <text:p text:style-name="P242">Perks:</text:p>
      <text:p text:style-name="P248"><text:span text:style-name="T101">Electromancer</text:span>: Minimum level 2</text:p>
      <text:p text:style-name="P249"><text:span text:style-name="T101">Storm</text:span>walker: +0,1 dmg multi</text:p>
      <text:p text:style-name="P248"><text:span text:style-name="T93">Pyromancer</text:span>: -1 to maximum level</text:p>
      <text:p text:style-name="P248"><text:span text:style-name="T101">Lich:</text:span> -1 to maximum level</text:p>
      <text:p text:style-name="P254"/>
      <text:p text:style-name="P237">Weapons:</text:p>
      <text:p text:style-name="P254"/>
      <text:p text:style-name="P254"/>
      <text:p text:style-name="P259"><text:span text:style-name="T78">Equipment</text:span>:</text:p>
      <text:p text:style-name="P254">Hand of the vizier: +1 to rating, next attack deals 10% extra dmg as <text:span text:style-name="T101">light</text:span></text:p>
      <text:p text:style-name="P254">------------------------------------------------------------------</text:p>
      <text:p text:style-name="P303">ELDRITCH</text:p>
      <text:p text:style-name="P288">Perks:</text:p>
      <text:p text:style-name="P291"><text:soft-page-break/><text:span text:style-name="T88">Occultist</text:span>: +2 to rating</text:p>
      <text:p text:style-name="P303">Toying with madness: -2 to +4 rating (at random)</text:p>
      <text:p text:style-name="P291"/>
      <text:p text:style-name="P294">Weapons:</text:p>
      <text:p text:style-name="P294"/>
      <text:p text:style-name="P297"/>
      <text:p text:style-name="P300"><text:span text:style-name="T78">Equipment</text:span>:</text:p>
      <text:p text:style-name="P291">Sorcerer’s Pledge: <text:span text:style-name="T76">+1 to rating if </text:span><text:span text:style-name="T88">eldritch</text:span></text:p>
      <text:p text:style-name="P291">Sorcerer’s Pledge: -0,1 dmg multi <text:span text:style-name="T76">if not </text:span><text:span text:style-name="T88">eldritch</text:span></text:p>
      <text:p text:style-name="P294"><text:span text:style-name="T88">forbidden tome</text:span>: +<text:span text:style-name="T87">2</text:span> rating, <text:span text:style-name="T88">applies random affliction to you and enemy</text:span></text:p>
      <text:p text:style-name="P306">mirror mask: +2 rating, removes afflictions and copies onto enemy</text:p>
      <text:p text:style-name="P306">------------------------------------------------</text:p>
      <text:p text:style-name="P307">OVERCHARGE<text:line-break/><text:line-break/>Perks:<text:line-break/>Closed circuit: Overcharge dmg has a 3% chance to stun<text:line-break/>Living battery: -0,5 mult for overcharge, overcharge triggers on basic attacks</text:p>
      <text:p text:style-name="P307"/>
      <text:p text:style-name="P308">Weapons:<text:line-break/><text:line-break/>Equipment:<text:line-break/>Voice of the storm: Overcharge +0,3 mult</text:p>
      <text:p text:style-name="P308">azurite ring: 33% for overcharge trigger to seal</text:p>
      <text:p text:style-name="P308"/>
      <text:p text:style-name="P334" loext:marker-style-name="T1"><text:span text:style-name="T1">Lightning Rituals:</text:span><text:span text:style-name="T1"/></text:p>
      <text:p text:style-name="P332" loext:marker-style-name="T1"/>
      <text:p text:style-name="P334" loext:marker-style-name="T2"><text:span text:style-name="T15">Storm Cloud (</text:span><text:span text:style-name="T2">Nature)</text:span></text:p>
      <text:p text:style-name="P334" loext:marker-style-name="T15"><text:span text:style-name="T15">Lvl1: Creates a cloud over your camp. Whenever you cast a spell, the cloud bolts the enemy for X lightning damage. Lasts 4 hours. Misshap: Take lightning damage<text:line-break/>Lvl2: Creates a cloud over your camp. Whenever you cast a spell, the cloud bolts the enemy for X lightning damage. Lasts 4 hours. Misshap: Take lightning damage<text:line-break/>Lvl3: Creates a cloud over your camp. Whenever you cast a spell, the cloud bolts the enemy for X lightning damage. Lasts 6 hours. Misshap: Take lightning damage<text:line-break/>Lvl4: Creates a cloud over your camp. Whenever you cast a spell, the cloud bolts the enemy for X lightning damage. Lasts 8 hours. Misshap: Take lightning damage</text:span><text:span text:style-name="T15"/></text:p>
      <text:p text:style-name="P334" loext:marker-style-name="T15"><text:span text:style-name="T15">Lvl5: Creates a cloud over your camp. Whenever you cast a spell, the cloud bolts the enemy for X lightning damage. Lasts 10 hours. Misshap: Take lightning damage<text:line-break/><text:line-break/>Discharge Field (</text:span><text:span text:style-name="T2">arcane)<text:line-break/></text:span><text:span text:style-name="T15">Lvl1: Surround your camp with agitated particles, causing ambushing enemies to take X lightning damage and be overcharged. Misshap: Take lightning damage<text:line-break/>Lvl2: Surround your camp with agitated particles, causing ambushing enemies to take X lightning damage and be overcharged. Misshap: Take lightning damage<text:line-break/>Lvl3: Surround your camp with agitated particles, causing ambushing enemies to take X lightning damage and be overcharged. Misshap: Take lightning damage<text:line-break/>Lvl4: Surround your camp with agitated particles, causing ambushing enemies to take X lightning damage and be overcharged. Misshap: Take lightning damage<text:line-break/>Lvl5: Surround your camp with agitated particles, causing ambushing enemies to take X lightning damage and be overcharged. Misshap: Take lightning damage<text:line-break/></text:span><text:soft-page-break/></text:p>
      <text:p text:style-name="P334" loext:marker-style-name="T15"><text:span text:style-name="T15">Aura of Conductivity (</text:span><text:span text:style-name="T2">Divine)<text:line-break/></text:span><text:span text:style-name="T15">Lvl1: At the end of your turn, deal X lightning damage to enemies. Only one aura can be active at a time. Lasts until next rest. Mishap: Take lightning damage</text:span></text:p>
      <text:p text:style-name="P334" loext:marker-style-name="T15"><text:span text:style-name="T15">Lvl2: At the end of your turn, deal X lightning damage to enemies. Only one aura can be active at a time. Lasts until next rest. Mishap: Take lightning damage</text:span><text:span text:style-name="T15"/></text:p>
      <text:p text:style-name="P334" loext:marker-style-name="T15"><text:span text:style-name="T15">Lvl3: At the end of your turn, deal X lightning damage to enemies with a 15% chance to overcharge. Only one aura can be active at a time. Lasts until next rest. Mishap: Take lightning damage</text:span><text:span text:style-name="T2"><text:line-break/></text:span><text:span text:style-name="T15">Lvl4: At the end of your turn, deal X lightning damage to enemies with a 20% chance to overcharge. Only one aura can be active at a time. Lasts until next rest. Mishap: Take lightning damage</text:span><text:span text:style-name="T2"><text:line-break/></text:span><text:span text:style-name="T15">Lvl5: At the end of your turn, deal X lightning damage to enemies with a 25% chance to overcharge. Only one aura can be active at a time. Lasts until next rest. Mishap: Take lightning damage</text:span></text:p>
      <text:p text:style-name="P329" loext:marker-style-name="T15"/>
      <text:p text:style-name="P334" loext:marker-style-name="T15"><text:span text:style-name="T15">Voltaxic Glyph (</text:span><text:span text:style-name="T2">arcane)<text:line-break/></text:span><text:span text:style-name="T15">Lvl1: Inscribe a weapon with lightning magic, causing your attacks and skills with it to deal an additional 10% damage as lightning and granting it +10% crit damage. Only one glyph can be active per weapon at a time. Lasts until the next rest. Mishap: Destroy weapon<text:line-break/>Lvl2: Inscribe a weapon with lightning magic, causing your attacks and skills with it to deal an additional 15% damage as lightning and granting it +10% crit damage. Only one glyph can be active per weapon at a time. Lasts until the next rest. Mishap: Destroy weapon<text:line-break/>Lvl3: Inscribe a weapon with lightning magic, causing your attacks and skills with it to deal an additional 20% damage as lightning and granting it +12% crit damage. Only one glyph can be active per weapon at a time. Lasts until the next rest. Mishap: Destroy weapon<text:line-break/>Lvl4: Inscribe a weapon with lightning magic, causing your attacks and skills with it to deal an additional 25% damage as lightning and granting it +15% crit damage. Only one glyph can be active per weapon at a time. Lasts until the next rest. Mishap: Destroy weapon</text:span></text:p>
      <text:p text:style-name="P334" loext:marker-style-name="T15"><text:span text:style-name="T15">Lvl5: Inscribe a weapon with lightning magic, causing your attacks and skills with it to deal an additional 30% damage as lightning and granting it +18% crit damage. Only one glyph can be active per weapon at a time. Lasts until the next rest. Mishap: Destroy weapon</text:span><text:span text:style-name="T15"/></text:p>
      <text:p text:style-name="P329" loext:marker-style-name="T15"/>
      <text:p text:style-name="P334" loext:marker-style-name="T15"><text:span text:style-name="T15">Storm Aegis (</text:span><text:span text:style-name="T2">arcane</text:span><text:span text:style-name="T15">)</text:span></text:p>
      <text:p text:style-name="P334" loext:marker-style-name="T15"><text:span text:style-name="T15">Lvl1: Cover yourself with crackling lightning, granting you X lightning thorns. Only one aegis can be active at a time. Lasts until the next rest. Mishap: Reduce lightning resistance</text:span><text:span text:style-name="T15"/></text:p>
      <text:p text:style-name="P334" loext:marker-style-name="T15"><text:span text:style-name="T15">Lvl2: Cover yourself with crackling lightning, granting you X lightning thorns. Only one aegis can be active at a time. Lasts until the next rest. Mishap: Reduce lightning resistance</text:span><text:span text:style-name="T15"/></text:p>
      <text:p text:style-name="P334" loext:marker-style-name="T15"><text:span text:style-name="T15">Lvl3: Cover yourself with crackling lightning, granting you X lightning thorns, with a 5% chance to paralyze the attacking limb. Only one aegis can be active at a time. Lasts until the next rest. Mishap: Reduce lightning resistance</text:span><text:span text:style-name="T15"/></text:p>
      <text:p text:style-name="P334" loext:marker-style-name="T15"><text:span text:style-name="T15">Lvl4: Cover yourself with crackling lightning, granting you X lightning thorns, with a 8% chance to paralyze the attacking limb. Only one aegis can be active at a time. Lasts until the next rest. Mishap: Reduce lightning resistance</text:span><text:span text:style-name="T15"/></text:p>
      <text:p text:style-name="P334" loext:marker-style-name="T15"><text:span text:style-name="T15">Lvl5: Cover yourself with crackling lightning, granting you X lightning thorns, with a 10% chance to paralyze the attacking limb. Only one aegis can be active at a time. Lasts until the next rest. Mishap: Reduce lightning resistance</text:span><text:span text:style-name="T15"/></text:p>
      <text:p text:style-name="P329" loext:marker-style-name="T15"/>
      <text:p text:style-name="P334" loext:marker-style-name="T15"><text:span text:style-name="T15">Impundulu Form </text:span><text:span text:style-name="T2">(switches body parts to a new set) (eldritch)</text:span><text:span text:style-name="T15">:<text:line-break/>Lvl1: Does nothing. Mishap: Summon hostile elemental<text:line-break/>Lvl2: Does nothing. Mishap: Summon hostile elemental<text:line-break/>Lvl3: Transform yourself into a Impundulu. Only one form can be active at a time. Mishap: Summon </text:span><text:soft-page-break/><text:span text:style-name="T15">hostile elemental<text:line-break/>Lvl4: Transform yourself into a Impundulu Only one form can be active at a time. 5% of permanent changes. Mishap: Summon hostile elemental<text:line-break/>Lvl5: Transform yourself into a Impundulu.Only one form can be active at a time. 10% of permanent changes. Mishap: Summon hostile elemental<text:line-break/></text:span></text:p>
      <text:p text:style-name="P331" loext:marker-style-name="T15">Defy the Heavens (<text:span text:style-name="T53">infernal)<text:line-break/></text:span><text:span text:style-name="T54">Lvl1: Does nothing. Misshap: Permanently reduce one random stat.</text:span></text:p>
      <text:p text:style-name="P331" loext:marker-style-name="T15"><text:span text:style-name="T54">Lvl2: Does nothing. Misshap: Permanently reduce one random stat.<text:line-break/>Lvl3: Permanently gain 1 faith (up to 18). Misshap: Permanently reduce one random stat.<text:line-break/>Lvl4: Permanently gain 1 faith (up to 20) Misshap: Permanently reduce one random stat.<text:line-break/>Lvl5: Permanently gain 1 faith (up to 22) Misshap: Permanently reduce one random stat.</text:span></text:p>
      <text:p text:style-name="P338" loext:marker-style-name="T15"><text:span text:style-name="T1"/></text:p>
      <text:p text:style-name="P332" loext:marker-style-name="T1"/>
      <text:p text:style-name="P334" loext:marker-style-name="T15"><text:span text:style-name="T1">Necromancy spells:</text:span><text:span text:style-name="T1"/></text:p>
      <text:p text:style-name="P329" loext:marker-style-name="T15"/>
      <text:p text:style-name="P334" loext:marker-style-name="T15"><text:span text:style-name="T15">Bone Knife (</text:span><text:span text:style-name="T2">arcane)</text:span></text:p>
      <text:p text:style-name="P334" loext:marker-style-name="T15"><text:span text:style-name="T15">Lvl1: Deal X damage<text:line-break/>Lvl2: Deal X damage</text:span><text:span text:style-name="T15"/></text:p>
      <text:p text:style-name="P334" loext:marker-style-name="T15"><text:span text:style-name="T15">Lvl3: Deal X damage, 20% chance to bleed for 12% of damage over 3 turns</text:span><text:span text:style-name="T15"/></text:p>
      <text:p text:style-name="P334" loext:marker-style-name="T15"><text:span text:style-name="T15">Lvl4: Deal X damage, 30% chance to bleed for 12% of damage over 3 turns</text:span><text:span text:style-name="T15"/></text:p>
      <text:p text:style-name="P334" loext:marker-style-name="T15"><text:span text:style-name="T15">Lvl5: Deal X damage, 40% chance to bleed for 12% of damage over 3 turns</text:span><text:span text:style-name="T15"/></text:p>
      <text:p text:style-name="P329" loext:marker-style-name="T15"/>
      <text:p text:style-name="P334" loext:marker-style-name="T15"><text:span text:style-name="T15">Drain Blood (</text:span><text:span text:style-name="T2">Infernal)</text:span></text:p>
      <text:p text:style-name="P334" loext:marker-style-name="T15"><text:span text:style-name="T15">Lvl1: Deal X damage and recover 10% of damage dealt as endurance<text:line-break/>Lvl2: Deal X damage and recover 10% of damage dealt as endurance</text:span><text:span text:style-name="T15"/></text:p>
      <text:p text:style-name="P334" loext:marker-style-name="T15"><text:span text:style-name="T15">Lvl3: Deal X damage and recover 15% of damage dealt as endurance</text:span><text:span text:style-name="T15"/></text:p>
      <text:p text:style-name="P334" loext:marker-style-name="T15"><text:span text:style-name="T15">Lvl4: Deal X damage and recover 20% of damage dealt as endurance</text:span><text:span text:style-name="T15"/></text:p>
      <text:p text:style-name="P334" loext:marker-style-name="T15"><text:span text:style-name="T15">Lvl5: Deal X damage and recover 25% of damage dealt as endurance</text:span><text:span text:style-name="T15"/></text:p>
      <text:p text:style-name="P329" loext:marker-style-name="T15"/>
      <text:p text:style-name="P334" loext:marker-style-name="T1"><text:span text:style-name="T15">Ghostly Touch (</text:span><text:span text:style-name="T2">eldritch)</text:span></text:p>
      <text:p text:style-name="P334" loext:marker-style-name="T15"><text:span text:style-name="T15">Lvl1: Deal X magic damage with </text:span><text:span text:style-name="T23">30</text:span><text:span text:style-name="T15">% to curse<text:line-break/>Lvl2: Deal X magic damage with </text:span><text:span text:style-name="T23">30</text:span><text:span text:style-name="T15">% to curse</text:span></text:p>
      <text:p text:style-name="P334" loext:marker-style-name="T15"><text:span text:style-name="T15">Lvl3: Deal X magic damage with </text:span><text:span text:style-name="T23">35</text:span><text:span text:style-name="T15">% to curse</text:span></text:p>
      <text:p text:style-name="P334" loext:marker-style-name="T15"><text:span text:style-name="T15">Lvl4: Deal X magic damage with </text:span><text:span text:style-name="T23">40</text:span><text:span text:style-name="T15">% to curse</text:span></text:p>
      <text:p text:style-name="P334" loext:marker-style-name="T15"><text:span text:style-name="T15">Lvl5: Deal X magic damage with </text:span><text:span text:style-name="T23">4</text:span><text:span text:style-name="T15">5% to curse</text:span></text:p>
      <text:p text:style-name="P332" loext:marker-style-name="T1"/>
      <text:p text:style-name="P27" loext:marker-style-name="T1"><text:span text:style-name="T23">Decay</text:span><text:span text:style-name="T15"> (</text:span><text:span text:style-name="T7">infernal</text:span><text:span text:style-name="T2">)</text:span></text:p>
      <text:p text:style-name="P27" loext:marker-style-name="T15"><text:span text:style-name="T15">Lvl1: Deal X </text:span><text:span text:style-name="T23">damage plus 2% of max endurance</text:span><text:span text:style-name="T15"><text:line-break/>Lvl2: Deal X </text:span><text:span text:style-name="T23">damage plus 2% of max endurance</text:span></text:p>
      <text:p text:style-name="P27" loext:marker-style-name="T15"><text:span text:style-name="T15">Lvl3: Deal X </text:span><text:span text:style-name="T23">damage plus 3% of max endurance</text:span></text:p>
      <text:p text:style-name="P27" loext:marker-style-name="T15"><text:span text:style-name="T15">Lvl4: Deal X </text:span><text:span text:style-name="T23">damage plus 4% of max endurance</text:span></text:p>
      <text:p text:style-name="P27" loext:marker-style-name="T15"><text:span text:style-name="T15">Lvl</text:span><text:span text:style-name="T23">5</text:span><text:span text:style-name="T15">: Deal X </text:span><text:span text:style-name="T23">damage plus 5% of max endurance</text:span></text:p>
      <text:p text:style-name="P332" loext:marker-style-name="T1"/>
      <text:p text:style-name="P332" loext:marker-style-name="T1"/>
      <text:p text:style-name="P334" loext:marker-style-name="T1"><text:span text:style-name="T1">Necromancy rituals:</text:span><text:span text:style-name="T1"/></text:p>
      <text:p text:style-name="P332" loext:marker-style-name="T1"/>
      <text:p text:style-name="P334" loext:marker-style-name="T1"><text:span text:style-name="T15">Unhallowed Ground (</text:span><text:span text:style-name="T2">Infernal</text:span><text:span text:style-name="T15">)</text:span></text:p>
      <text:p text:style-name="P334" loext:marker-style-name="T15"><text:span text:style-name="T15">Lvl1: Corrupts the ground around your camp. Whenever a creature reaches 4% endurance, it dies. </text:span><text:soft-page-break/><text:span text:style-name="T15">Misshap: Take damage<text:line-break/>Lvl2: Corrupts the ground around your camp. Whenever a creature reaches 6% endurance, it dies. Misshap: Take damage<text:line-break/>Lvl3: Corrupts the ground around your camp. Whenever an enemy reaches 8% or you reach 4% endurance, it dies. Misshap: Take damage<text:line-break/>Lvl4: Corrupts the ground around your camp. Whenever an enemy reaches 10% or you reach 3% endurance, it dies. Misshap: Take damage</text:span><text:span text:style-name="T15"/></text:p>
      <text:p text:style-name="P334" loext:marker-style-name="T1"><text:span text:style-name="T15">Lvl5: Corrupts the ground around your camp. Whenever an enemy reaches 12% or you reach 1% endurance, it dies. Misshap: Take damage<text:line-break/></text:span><text:span text:style-name="T1"/></text:p>
      <text:p text:style-name="P334" loext:marker-style-name="T2"><text:span text:style-name="T15">Bone Aegis (</text:span><text:span text:style-name="T2">arcane)</text:span></text:p>
      <text:p text:style-name="P334" loext:marker-style-name="T15"><text:span text:style-name="T15">Lvl1: Cover yourself with an armor of bone that has X hit points. 30% of all damage taken is absorbed by Bone Aegis instead. Whenever you kill a creature, add 5% of its Endurance to Bone Aegis. Only one aegis can be active at a time. Lasts until the next rest. Mishap: Reduce your armor</text:span><text:span text:style-name="T15"/></text:p>
      <text:p text:style-name="P334" loext:marker-style-name="T15"><text:span text:style-name="T15">Lvl2: Cover yourself with an armor of bone that has X hit points. 30% of all damage taken is absorbed by Bone Aegis instead. Whenever you kill a creature, add 8% of its Endurance to Bone Aegis. Only one aegis can be active at a time. Lasts until the next rest. Mishap: Reduce your armor</text:span><text:span text:style-name="T15"/></text:p>
      <text:p text:style-name="P334" loext:marker-style-name="T15"><text:span text:style-name="T15">Lvl3: Cover yourself with an armor of bone that has X hit points. 33% of all damage taken is absorbed by Bone Aegis instead. Whenever you kill a creature, add 10% of its Endurance to Bone Aegis. Only one aegis can be active at a time. Lasts until the next rest. Mishap: Reduce your armor</text:span><text:span text:style-name="T15"/></text:p>
      <text:p text:style-name="P334" loext:marker-style-name="T15"><text:span text:style-name="T15">Lvl4: Cover yourself with an armor of bone that has X hit points. 37% of all damage taken is absorbed by Bone Aegis instead. Whenever you kill a creature, add 12% of its Endurance to Bone Aegis. Only one aegis can be active at a time. Lasts until the next rest. Mishap: Reduce your armor</text:span><text:span text:style-name="T15"/></text:p>
      <text:p text:style-name="P334" loext:marker-style-name="T2"><text:span text:style-name="T15">Lvl5: Cover yourself with an armor of bone that has X hit points. 40% of all damage taken is absorbed by Bone Aegis instead. Whenever you kill a creature, add 15% of its Endurance to Bone Aegis. Only one aegis can be active at a time. Lasts until the next rest. Mishap: Reduce your armor</text:span><text:span text:style-name="T2"/></text:p>
      <text:p text:style-name="P329" loext:marker-style-name="T15"/>
      <text:p text:style-name="P334" loext:marker-style-name="T15"><text:span text:style-name="T15">Zombie Ritual (</text:span><text:span text:style-name="T2">eldritch)</text:span></text:p>
      <text:p text:style-name="P334" loext:marker-style-name="T15"><text:span text:style-name="T15">Lvl1: Transform a ­­</text:span><text:span text:style-name="T2">necrotic</text:span><text:span text:style-name="T15"> limb into undead. Misshap: Destroy it instead.</text:span></text:p>
      <text:p text:style-name="P334" loext:marker-style-name="T15"><text:span text:style-name="T15">Lvl2: Transform a ­­</text:span><text:span text:style-name="T2">necrotic</text:span><text:span text:style-name="T15"> limb into undead. Misshap: Destroy it instead.</text:span></text:p>
      <text:p text:style-name="P334" loext:marker-style-name="T15"><text:span text:style-name="T15">Lvl3: Transform a ­­</text:span><text:span text:style-name="T2">necrotic</text:span><text:span text:style-name="T15"> limb into undead and restore 10% of its endurance. Misshap: Destroy it instead.</text:span></text:p>
      <text:p text:style-name="P334" loext:marker-style-name="T15"><text:span text:style-name="T15">Lvl4: Transform a ­­</text:span><text:span text:style-name="T2">necrotic</text:span><text:span text:style-name="T15"> limb into undead and restore 15% of its endurance. Misshap: Destroy it instead.</text:span></text:p>
      <text:p text:style-name="P334" loext:marker-style-name="T15"><text:span text:style-name="T15">Lvl5: Transform a ­­</text:span><text:span text:style-name="T2">necrotic</text:span><text:span text:style-name="T15"> limb into undead and restore 20% of its endurance. Misshap: Destroy it instead.</text:span></text:p>
      <text:p text:style-name="P329" loext:marker-style-name="T15"/>
      <text:p text:style-name="P334" loext:marker-style-name="T2"><text:span text:style-name="T15">Ghoul Form (</text:span><text:span text:style-name="T2">eldritch)</text:span></text:p>
      <text:p text:style-name="P334" loext:marker-style-name="T1"><text:span text:style-name="T15">Lvl1: Does nothing. Mishap: Summon hostile undead<text:line-break/>Lvl2: Does nothing. Mishap: Summon hostile undead<text:line-break/>Lvl3: Transform yourself into a Ghoul. Only one form can be active at a time. Mishap: Summon hostile undead<text:line-break/>Lvl4: Transform yourself into a Ghoul. Only one form can be active at a time. 5% of permanent changes. Mishap: Summon hostile undead<text:line-break/>Lvl5: Transform yourself into a Ghoul. Only one form can be active at a time. 10% of permanent changes. Mishap: Summon hostile undead<text:line-break/></text:span></text:p>
      <text:p text:style-name="P331" loext:marker-style-name="T15">Flesh Growth (<text:span text:style-name="T53">infernal)<text:line-break/></text:span><text:span text:style-name="T54">Lvl1: Does nothing. Misshap: Permanently reduce maximum endurance.</text:span></text:p>
      <text:p text:style-name="P331" loext:marker-style-name="T15"><text:soft-page-break/><text:span text:style-name="T54">Lvl2: Does nothing. Misshap: Permanently reduce maximum endurance.<text:line-break/>Lvl3: Permanently gain 2 maximum endurance (up to 110). Misshap: Permanently reduce maximum endurance.<text:line-break/>Lvl4: Permanently gain 3 maximum endurance (up to 120) Misshap: Permanently reduce maximum endurance.<text:line-break/>Lvl5: Permanently gain 4 max endurance (up to 130) Misshap: Permanently reduce maximum endurance.</text:span></text:p>
      <text:p text:style-name="P338" loext:marker-style-name="T15"><text:span text:style-name="T1"/></text:p>
      <text:p text:style-name="P3">Healing <text:span text:style-name="T73">spells</text:span>:</text:p>
      <text:p text:style-name="P6"/>
      <text:p text:style-name="P7">Cure Wounds (<text:span text:style-name="T53">divine)</text:span></text:p>
      <text:p text:style-name="P341" loext:marker-style-name="T15"><text:span text:style-name="T15">Lvl1: </text:span><text:span text:style-name="T16">Restore X endurance</text:span><text:span text:style-name="T15"><text:line-break/>Lvl2: </text:span><text:span text:style-name="T16">Restore X endurance</text:span></text:p>
      <text:p text:style-name="P341" loext:marker-style-name="T15"><text:span text:style-name="T15">Lvl3: </text:span><text:span text:style-name="T16">Restore X endurance</text:span><text:span text:style-name="T15">, </text:span><text:span text:style-name="T16">30</text:span><text:span text:style-name="T15">% </text:span><text:span text:style-name="T16">extra if under 40% endurance</text:span></text:p>
      <text:p text:style-name="P341" loext:marker-style-name="T15"><text:span text:style-name="T15">Lvl4: </text:span><text:span text:style-name="T16">Restore X endurance</text:span><text:span text:style-name="T15">, </text:span><text:span text:style-name="T16">30</text:span><text:span text:style-name="T15">% </text:span><text:span text:style-name="T16">extra if under 45% endurance</text:span></text:p>
      <text:p text:style-name="P341" loext:marker-style-name="T15"><text:span text:style-name="T15">Lvl5: </text:span><text:span text:style-name="T16">Restore X endurance</text:span><text:span text:style-name="T15">, </text:span><text:span text:style-name="T16">30</text:span><text:span text:style-name="T15">% </text:span><text:span text:style-name="T16">extra if under 50% endurance</text:span></text:p>
      <text:p text:style-name="P6"/>
      <text:p text:style-name="P7">Restoration (<text:span text:style-name="T53">divine)</text:span></text:p>
      <text:p text:style-name="P341" loext:marker-style-name="T15"><text:span text:style-name="T15">Lvl1: </text:span><text:span text:style-name="T16">Removes 1 affliction from </text:span><text:span text:style-name="T4">Bleed, Burn, Poison or Blind</text:span><text:span text:style-name="T15"><text:line-break/>Lvl2: </text:span><text:span text:style-name="T16">Removes 2 afflictions from </text:span><text:span text:style-name="T4">Bleed, Burn, Poison or Blind</text:span></text:p>
      <text:p text:style-name="P341" loext:marker-style-name="T15"><text:span text:style-name="T15">Lvl3: </text:span><text:span text:style-name="T16">Removes 3 afflictions</text:span></text:p>
      <text:p text:style-name="P341" loext:marker-style-name="T15"><text:span text:style-name="T15">Lvl4: </text:span><text:span text:style-name="T16">Removes 4 afflictions</text:span></text:p>
      <text:p text:style-name="P341" loext:marker-style-name="T15"><text:span text:style-name="T15">Lvl5: </text:span><text:span text:style-name="T16">Removes all afflictions</text:span></text:p>
      <text:p text:style-name="P6"/>
      <text:p text:style-name="P7">Regrowth (<text:span text:style-name="T53">nature)<text:line-break/></text:span><text:span text:style-name="T36">Lvl1: Restore 10% of missing endurance<text:line-break/>Lvl2: Restore 12% of missing endurance</text:span></text:p>
      <text:p text:style-name="P9"><text:span text:style-name="T15">Lvl3: </text:span><text:span text:style-name="T16">Restore 14% of missing endurance plus 2% of maximum endurance</text:span></text:p>
      <text:p text:style-name="P9"><text:span text:style-name="T15">Lvl4: </text:span><text:span text:style-name="T16">Restore 16% of missing endurance plus 3% of maximum endurance</text:span></text:p>
      <text:p text:style-name="P15">Lvl5: Restore 18% of missing endurance plus 4% of maximum endurance</text:p>
      <text:p text:style-name="P1"><text:span text:style-name="T60"/></text:p>
      <text:p text:style-name="P7">Recreate Organs <text:s/>(<text:span text:style-name="T53">eldritch)<text:line-break/></text:span><text:span text:style-name="T36">Lvl1: Recover X endurance. Start bleeding for 75% of healed amount<text:line-break/>Lvl2: Recover X endurance. Start bleeding for 75% of healed amount</text:span></text:p>
      <text:p text:style-name="P9"><text:span text:style-name="T15">Lvl3: </text:span><text:span text:style-name="T16">Recover X endurance. Start bleeding for 75% of healed amount</text:span></text:p>
      <text:p text:style-name="P9"><text:span text:style-name="T15">Lvl4:</text:span><text:span text:style-name="T16"> Recover X endurance. Start bleeding for 70% of healed amount</text:span></text:p>
      <text:p text:style-name="P15">Lvl5: Recover X endurance. Start bleeding for 65% of healed amount</text:p>
      <text:p text:style-name="P2"/>
      <text:p text:style-name="P4">Healing <text:span text:style-name="T73">rituals:<text:line-break/><text:line-break/></text:span><text:span text:style-name="T56">Hallowed Ground (</text:span><text:span text:style-name="T74">divine)</text:span></text:p>
      <text:p text:style-name="P342" loext:marker-style-name="T15"><text:span text:style-name="T15">Lvl1: </text:span><text:span text:style-name="T17">Blesses</text:span><text:span text:style-name="T15"> the ground around your camp. Whenever a</text:span><text:span text:style-name="T17">n undead</text:span><text:span text:style-name="T15"> creature </text:span><text:span text:style-name="T17">enters it, it takes 15% of its max endurance as damage</text:span><text:span text:style-name="T15">. Misshap: </text:span><text:span text:style-name="T17">Summon weak undead</text:span><text:span text:style-name="T15"><text:line-break/>Lvl2: </text:span><text:span text:style-name="T17">Blesses</text:span><text:span text:style-name="T15"> the ground around your camp. Whenever a</text:span><text:span text:style-name="T17">n undead</text:span><text:span text:style-name="T15"> creature </text:span><text:span text:style-name="T17">enters it, it takes 30% of its max endurance as damage</text:span><text:span text:style-name="T15">. Misshap: </text:span><text:span text:style-name="T17">Summon weak undead</text:span><text:span text:style-name="T15"><text:line-break/>Lvl3: </text:span><text:span text:style-name="T17">Blesses</text:span><text:span text:style-name="T15"> the ground around your camp. Whenever a</text:span><text:span text:style-name="T17">n undead</text:span><text:span text:style-name="T15"> creature </text:span><text:span text:style-name="T17">enters it, it takes 45% of its max endurance as damage and is stunned</text:span><text:span text:style-name="T15">. Misshap: </text:span><text:span text:style-name="T17">Summon weak undead</text:span><text:span text:style-name="T15"><text:line-break/>Lvl4: <text:s/></text:span><text:span text:style-name="T17">Blesses</text:span><text:span text:style-name="T15"> the ground around your camp. Whenever a</text:span><text:span text:style-name="T17">n undead</text:span><text:span text:style-name="T15"> creature </text:span><text:span text:style-name="T17">enters it, it takes 60% of its max endurance as damage and is stunned</text:span><text:span text:style-name="T15">. Misshap: </text:span><text:span text:style-name="T17">Summon weak undead</text:span></text:p>
      <text:p text:style-name="P342" loext:marker-style-name="T1"><text:soft-page-break/><text:span text:style-name="T15">Lvl5: </text:span><text:span text:style-name="T17">Blesses</text:span><text:span text:style-name="T15"> the ground around your camp. Whenever a</text:span><text:span text:style-name="T17">n undead</text:span><text:span text:style-name="T15"> creature </text:span><text:span text:style-name="T17">enters it, it dies</text:span><text:span text:style-name="T15">. Misshap: </text:span><text:span text:style-name="T17">Summon weak undead</text:span><text:span text:style-name="T15"><text:line-break/></text:span></text:p>
      <text:p text:style-name="P353" loext:marker-style-name="T1"><text:span text:style-name="T15">Regen</text:span><text:span text:style-name="T19">e</text:span><text:span text:style-name="T15">rate (</text:span><text:span text:style-name="T3">divine)</text:span></text:p>
      <text:p text:style-name="P342" loext:marker-style-name="T15"><text:span text:style-name="T15">Lvl1: </text:span><text:span text:style-name="T17">Recover 4 endurance per hour</text:span><text:span text:style-name="T15">. </text:span><text:span text:style-name="T17">Lasts 4 hours.</text:span><text:span text:style-name="T15"> Misshap: </text:span><text:span text:style-name="T17">Worsen an afflicted limb</text:span><text:span text:style-name="T15"><text:line-break/>Lvl2: </text:span><text:span text:style-name="T17">Recover 4 endurance per hour. Lasts 6 hours. Misshap: Worsen an afflicted limb</text:span><text:span text:style-name="T15"><text:line-break/>Lvl3: </text:span><text:span text:style-name="T17">Recover 5 endurance per hour. Lasts 8 hours. Misshap: Worsen an afflicted limb</text:span><text:span text:style-name="T15"><text:line-break/>Lvl4: </text:span><text:span text:style-name="T17">Recover 6 endurance per hour. Lasts 8 hours. Misshap: Worsen an afflicted limb</text:span></text:p>
      <text:p text:style-name="P342" loext:marker-style-name="T1"><text:span text:style-name="T15">Lvl5:</text:span><text:span text:style-name="T17"> Recover 7 endurance per hour. Lasts 8 hours. Misshap: Worsen an afflicted limb</text:span></text:p>
      <text:p text:style-name="P342" loext:marker-style-name="T1"><text:span text:style-name="T17"/></text:p>
      <text:p text:style-name="P353" loext:marker-style-name="T1"><text:span text:style-name="T15">Safe Refuge (</text:span><text:span text:style-name="T3">nature)</text:span></text:p>
      <text:p text:style-name="P342" loext:marker-style-name="T15"><text:span text:style-name="T15">Lvl1: </text:span><text:span text:style-name="T17">Resting is 20% more effective.</text:span><text:span text:style-name="T15"> Misshap: </text:span><text:span text:style-name="T17">Resting is 10% less effective</text:span><text:span text:style-name="T15"><text:line-break/>Lvl2: </text:span><text:span text:style-name="T17">Resting is 25% more effective. Misshap: Resting is 10% less effective</text:span><text:span text:style-name="T15"><text:line-break/>Lvl3: </text:span><text:span text:style-name="T17">Resting is 30% more effective and body parts can’t worsen. Misshap: Resting is 10% less effective</text:span><text:span text:style-name="T15"><text:line-break/>Lvl4:</text:span><text:span text:style-name="T17"> Resting is 35% more effective and body parts can’t worsen. Misshap: Resting is 10% less effective</text:span></text:p>
      <text:p text:style-name="P342" loext:marker-style-name="T1"><text:span text:style-name="T15">Lvl5:</text:span><text:span text:style-name="T17"> Resting is 40% more effective and body parts can’t worsen. Misshap: Resting is 10% less effective</text:span></text:p>
      <text:p text:style-name="P342" loext:marker-style-name="T1"><text:span text:style-name="T17"/></text:p>
      <text:p text:style-name="P354" loext:marker-style-name="T1"><text:span text:style-name="T17">R</text:span><text:span text:style-name="T15">ecreate Limbs (</text:span><text:span text:style-name="T3">eldritch)</text:span></text:p>
      <text:p text:style-name="P343" loext:marker-style-name="T15"><text:span text:style-name="T15">Lvl1: </text:span><text:span text:style-name="T18">Nothing happens</text:span><text:span text:style-name="T17">.</text:span><text:span text:style-name="T15"> Misshap: </text:span><text:span text:style-name="T18">Recover a destroyed limb as a </text:span><text:span text:style-name="T5">misshapen one</text:span><text:span text:style-name="T15"><text:line-break/>Lvl2: </text:span><text:span text:style-name="T18">Nothing happens</text:span><text:span text:style-name="T17">. Misshap: </text:span><text:span text:style-name="T18">Recover a destroyed limb as a </text:span><text:span text:style-name="T5">misshapen one</text:span><text:span text:style-name="T15"><text:line-break/>Lvl3: </text:span><text:span text:style-name="T18">Recover a destroyed limb.</text:span><text:span text:style-name="T17"> Misshap: </text:span><text:span text:style-name="T18">Recover a destroyed limb as a </text:span><text:span text:style-name="T5">misshapen one</text:span><text:span text:style-name="T15"><text:line-break/>Lvl4:</text:span><text:span text:style-name="T17"> </text:span><text:span text:style-name="T18">Recover up to 2 destroyed limbs.</text:span><text:span text:style-name="T17"> Misshap: </text:span><text:span text:style-name="T18">Recover a destroyed limb as a </text:span><text:span text:style-name="T5">misshapen one</text:span></text:p>
      <text:p text:style-name="P343" loext:marker-style-name="T1"><text:span text:style-name="T17">Lvl5: </text:span><text:span text:style-name="T18">Recover all destroyed limbs.</text:span><text:span text:style-name="T17"> Misshap: </text:span><text:span text:style-name="T18">Recover a destroyed limb as a </text:span><text:span text:style-name="T5">misshapen one</text:span></text:p>
      <text:p text:style-name="P343" loext:marker-style-name="T1"><text:span text:style-name="T17"/></text:p>
      <text:p text:style-name="P10"><text:span text:style-name="T63">Psionic </text:span><text:span text:style-name="T64">spells</text:span><text:span text:style-name="T62">:</text:span><text:span text:style-name="T60"><text:line-break/></text:span></text:p>
      <text:p text:style-name="P10"><text:span text:style-name="T20">Mind Needle</text:span><text:span text:style-name="T15"> (</text:span><text:span text:style-name="T6">arcane</text:span><text:span text:style-name="T2">)</text:span></text:p>
      <text:p text:style-name="P344" loext:marker-style-name="T15"><text:span text:style-name="T15">Lvl1: </text:span><text:span text:style-name="T20">Deal X damage of the type the enemy is more vulnerable </text:span><text:span text:style-name="T15"><text:line-break/>Lvl2: </text:span><text:span text:style-name="T20">Deal X damage of the type the enemy is more vulnerable </text:span></text:p>
      <text:p text:style-name="P344" loext:marker-style-name="T15"><text:span text:style-name="T15">Lvl3: </text:span><text:span text:style-name="T20">Deal X damage of the type the enemy is more vulnerable and reduce their resistance to it by 5%</text:span></text:p>
      <text:p text:style-name="P344" loext:marker-style-name="T15"><text:span text:style-name="T15">Lvl4: </text:span><text:span text:style-name="T20">Deal X damage of the type the enemy is more vulnerable and reduce their resistance to it by 8%</text:span></text:p>
      <text:p text:style-name="P10"><text:span text:style-name="T15">Lvl5: </text:span><text:span text:style-name="T20">Deal X damage of the type the enemy is more vulnerable and reduce their resistance to it by 10%</text:span></text:p>
      <text:p text:style-name="P10"><text:span text:style-name="T60"/></text:p>
      <text:p text:style-name="P12"><text:span text:style-name="T60">Incapacitate (</text:span><text:span text:style-name="T67">arcane)</text:span></text:p>
      <text:p text:style-name="P344" loext:marker-style-name="T15"><text:span text:style-name="T15">Lvl1: </text:span><text:span text:style-name="T20">Set a random affliction from Blind, Silence, Clumsy, Overcharge or Restrain </text:span><text:span text:style-name="T15"><text:line-break/>Lvl2: </text:span><text:span text:style-name="T20">Set a random affliction from Blind, Silence, Clumsy, Overcharge, Restrain or Stun</text:span></text:p>
      <text:p text:style-name="P344" loext:marker-style-name="T15"><text:span text:style-name="T15">Lvl3: </text:span><text:span text:style-name="T20">Set 2 random afflictions from Blind, Silence, Clumsy, Overcharge, Restrain or Stun</text:span></text:p>
      <text:p text:style-name="P344" loext:marker-style-name="T15"><text:span text:style-name="T15">Lvl4: </text:span><text:span text:style-name="T20">Set 3 random afflictions from Blind, Silence, Clumsy, Overcharge, Restrain or Stun</text:span></text:p>
      <text:p text:style-name="P16">Lvl5: Set 4 random afflictions from Blind, Silence, Clumsy, Overcharge, Restrain or Stun</text:p>
      <text:p text:style-name="P10"><text:span text:style-name="T20"/></text:p>
      <text:p text:style-name="P10"><text:span text:style-name="T20">Dominate</text:span><text:span text:style-name="T15"> (</text:span><text:span text:style-name="T6">eldritch</text:span><text:span text:style-name="T2">)</text:span></text:p>
      <text:p text:style-name="P344" loext:marker-style-name="T15"><text:span text:style-name="T15">Lvl1: </text:span><text:span text:style-name="T20">Use the last spell or skill your enemy used against them</text:span><text:span text:style-name="T15"><text:line-break/>Lvl2: </text:span><text:span text:style-name="T20">Use the last spell or skill your enemy used against them, 5% chance to seal it</text:span></text:p>
      <text:p text:style-name="P344" loext:marker-style-name="T15"><text:span text:style-name="T15">Lvl3: </text:span><text:span text:style-name="T20">Use the last spell or skill your enemy used against them, 20% chance to seal it</text:span></text:p>
      <text:p text:style-name="P344" loext:marker-style-name="T15"><text:span text:style-name="T15">Lvl4: </text:span><text:span text:style-name="T20">Use the last spell or skill your enemy used against them, 30% chance to seal it</text:span></text:p>
      <text:p text:style-name="P10"><text:soft-page-break/><text:span text:style-name="T15">Lvl5: </text:span><text:span text:style-name="T20">Use the last spell or skill your enemy used against them, 40% chance to seal it</text:span></text:p>
      <text:p text:style-name="P10"><text:span text:style-name="T60"/></text:p>
      <text:p text:style-name="P12"><text:span text:style-name="T60">Ravage mind (</text:span><text:span text:style-name="T67">eldritch)<text:line-break/></text:span><text:span text:style-name="T60">Lvl1: </text:span><text:span text:style-name="T69">Deal X damage. If the enemy attacks next turn, they take 10% of the damage dealt back as thorns</text:span></text:p>
      <text:p text:style-name="P11"><text:span text:style-name="T61">Lvl</text:span><text:span text:style-name="T69">2</text:span><text:span text:style-name="T61">: </text:span><text:span text:style-name="T69">Deal X damage. If the enemy attacks next turn, they take 10% of the damage dealt back as thorns</text:span></text:p>
      <text:p text:style-name="P11"><text:span text:style-name="T61">Lvl</text:span><text:span text:style-name="T69">3</text:span><text:span text:style-name="T61">: </text:span><text:span text:style-name="T69">Deal X damage. If the enemy attacks next turn, they take 15% of the damage dealt back as thorns</text:span></text:p>
      <text:p text:style-name="P11"><text:span text:style-name="T61">Lvl</text:span><text:span text:style-name="T69">4</text:span><text:span text:style-name="T61">: </text:span><text:span text:style-name="T69">Deal X damage. If the enemy attacks next turn, they take 20% of the damage dealt back as thorns</text:span></text:p>
      <text:p text:style-name="P11"><text:span text:style-name="T61">Lvl</text:span><text:span text:style-name="T69">5</text:span><text:span text:style-name="T61">: </text:span><text:span text:style-name="T69">Deal X damage. If the enemy attacks next turn, they take 25% of the damage dealt back as thorns</text:span></text:p>
      <text:p text:style-name="P11"><text:span text:style-name="T69"/></text:p>
      <text:p text:style-name="P11"><text:span text:style-name="T63">Psionic </text:span><text:span text:style-name="T64">rituals:</text:span></text:p>
      <text:p text:style-name="P11"><text:span text:style-name="T64"/></text:p>
      <text:p text:style-name="P5"><text:span text:style-name="T57">Mirror Image</text:span><text:span text:style-name="T56"> (</text:span><text:span text:style-name="T75">arcane</text:span><text:span text:style-name="T74">)</text:span></text:p>
      <text:p text:style-name="P26" loext:marker-style-name="T15"><text:span text:style-name="T15">Lvl1: </text:span><text:span text:style-name="T21">Create illusions of you to confuse attackers</text:span><text:span text:style-name="T15">. </text:span><text:span text:style-name="T21">The next attack that hits you misses. Lasts 8 hours.</text:span><text:span text:style-name="T15"> Misshap: </text:span><text:span text:style-name="T21">Take X damage</text:span><text:span text:style-name="T15"><text:line-break/>Lvl2: </text:span><text:span text:style-name="T21">Create illusions of you to confuse attackers. The next attack that hits you misses. Lasts 12 hours. Misshap: Take X damage</text:span><text:span text:style-name="T15"><text:line-break/>Lvl3: </text:span><text:span text:style-name="T21">Create illusions of you to confuse attackers. The next two attacks that hit you miss. Lasts 12 hours. Misshap: Take X damage</text:span><text:span text:style-name="T15"><text:line-break/>Lvl4: </text:span><text:span text:style-name="T21">Create illusions of you to confuse attackers. The next three attacks that hit you miss. Lasts 12 hours. Misshap: Take X damage</text:span></text:p>
      <text:p text:style-name="P26" loext:marker-style-name="T1"><text:span text:style-name="T15">Lvl5: </text:span><text:span text:style-name="T17"><text:s/></text:span><text:span text:style-name="T21">Create illusions of you to confuse attackers. The next four attacks that hit you miss. Lasts 12 hours. Misshap: Take X damage</text:span></text:p>
      <text:p text:style-name="P11"><text:span text:style-name="T69"/></text:p>
      <text:p text:style-name="P5"><text:span text:style-name="T57">Conceal</text:span><text:span text:style-name="T56"> (</text:span><text:span text:style-name="T75">arcane</text:span><text:span text:style-name="T74">)</text:span></text:p>
      <text:p text:style-name="P26" loext:marker-style-name="T15"><text:span text:style-name="T15">Lvl1: </text:span><text:span text:style-name="T21">Hide</text:span><text:span text:style-name="T15"> your camp, reducing chance of ambushes. </text:span><text:span text:style-name="T21">If you are ambushed, you always go first. </text:span><text:span text:style-name="T15">Lasts </text:span><text:span text:style-name="T21">3</text:span><text:span text:style-name="T15"> hours. Misshap: Call enemy to your location<text:line-break/>Lvl2: </text:span><text:span text:style-name="T21">Hide</text:span><text:span text:style-name="T15"> your camp, reducing chance of ambushes. </text:span><text:span text:style-name="T21">If you are ambushed, you always go first. </text:span><text:span text:style-name="T15">Lasts </text:span><text:span text:style-name="T21">4</text:span><text:span text:style-name="T15"> hours. Misshap: Call enemy to your location<text:line-break/>Lvl3: </text:span><text:span text:style-name="T21">Hide</text:span><text:span text:style-name="T15"> your camp, reducing chance of ambushes. </text:span><text:span text:style-name="T21">If you are ambushed, you always go first. </text:span><text:span text:style-name="T15">Lasts </text:span><text:span text:style-name="T21">5</text:span><text:span text:style-name="T15"> hours. Misshap: Call enemy to your location<text:line-break/>Lvl4: <text:s/></text:span><text:span text:style-name="T21">Hide</text:span><text:span text:style-name="T15"> your camp, reducing chance of ambushes. </text:span><text:span text:style-name="T21">If you are ambushed, you always go first. </text:span><text:span text:style-name="T15">Lasts </text:span><text:span text:style-name="T21">6</text:span><text:span text:style-name="T15"> hours. Misshap: Call enemy to your location</text:span></text:p>
      <text:p text:style-name="P17">Lvl5: Hide your camp, reducing chance of ambushes. If you are ambushed, you always go first. Lasts 8 hours. Misshap: Call enemy to your location</text:p>
      <text:p text:style-name="P26"><text:span text:style-name="T38"/></text:p>
      <text:p text:style-name="P36"><text:span text:style-name="T37">Face of Horror (</text:span><text:span text:style-name="T13">Eldritch</text:span><text:span text:style-name="T37">)</text:span></text:p>
      <text:p text:style-name="P26" loext:marker-style-name="T15"><text:span text:style-name="T15">Lvl1: </text:span><text:span text:style-name="T21">Transform your face into a hideous form</text:span><text:span text:style-name="T15">. </text:span><text:span text:style-name="T21">Enemies that attack you have a 30% chance of being blinded.</text:span><text:span text:style-name="T15"> Misshap: </text:span><text:span text:style-name="T21">Blind yourself</text:span><text:span text:style-name="T15"><text:line-break/>Lvl2: </text:span><text:span text:style-name="T21">Transform your face into a hideous form</text:span><text:span text:style-name="T15">. </text:span><text:span text:style-name="T21">Enemies that attack you have a 35% chance of being blinded.</text:span><text:span text:style-name="T15"> Misshap: </text:span><text:span text:style-name="T21">Blind yourself</text:span><text:span text:style-name="T15"><text:line-break/>Lvl3: </text:span><text:span text:style-name="T21">Transform your face into a hideous form</text:span><text:span text:style-name="T15">. </text:span><text:span text:style-name="T21">Enemies that attack you have a 40% chance of being blinded and neutralized.</text:span><text:span text:style-name="T15"> Misshap: </text:span><text:span text:style-name="T21">Blind yourself</text:span><text:span text:style-name="T15"><text:line-break/>Lvl</text:span><text:span text:style-name="T22">4</text:span><text:span text:style-name="T15">: </text:span><text:span text:style-name="T21">Transform your face into a hideous form</text:span><text:span text:style-name="T15">. </text:span><text:span text:style-name="T21">Enemies that attack you have a 45% chance of being blinded and neutralized.</text:span><text:span text:style-name="T15"> Misshap: </text:span><text:span text:style-name="T21">Blind yourself</text:span></text:p>
      <text:p text:style-name="P26" loext:marker-style-name="T15"><text:soft-page-break/><text:span text:style-name="T38">Lvl</text:span><text:span text:style-name="T39">5</text:span><text:span text:style-name="T38">: Transform your face into a hideous form. Enemies that attack you have a </text:span><text:span text:style-name="T39">5</text:span><text:span text:style-name="T38">0% chance of being blinded and neutralized. Misshap: Blind yourself</text:span></text:p>
      <text:p text:style-name="P26"><text:span text:style-name="T38"/></text:p>
      <text:p text:style-name="P37"><text:span text:style-name="T39">From Beyond</text:span><text:span text:style-name="T37"> (</text:span><text:span text:style-name="T13">Eldritch</text:span><text:span text:style-name="T37">)</text:span></text:p>
      <text:p text:style-name="P346" loext:marker-style-name="T15"><text:span text:style-name="T15">Lvl1: </text:span><text:span text:style-name="T22">Permanently modify yourself in unknowable ways (Can increase or reduce ANY stat permanently. At higher levels, the odds and amount of good results increase)</text:span><text:span text:style-name="T15"><text:line-break/></text:span></text:p>
      <text:p text:style-name="P26"><text:span text:style-name="T38"/></text:p>
      <text:p text:style-name="P26"><text:span text:style-name="T70"><text:line-break/></text:span><text:span text:style-name="T65">Transmutation </text:span><text:span text:style-name="T66">spells</text:span><text:span text:style-name="T65">:</text:span></text:p>
      <text:p text:style-name="P26"><text:span text:style-name="T65"/></text:p>
      <text:p text:style-name="P40"><text:span text:style-name="T65"/></text:p>
      <text:p text:style-name="P13"><text:span text:style-name="T72">Explosive armor</text:span><text:span text:style-name="T71"> (</text:span><text:span text:style-name="T68">arcane</text:span><text:span text:style-name="T71">)<text:line-break/>Lvl1: </text:span><text:span text:style-name="T72">Deal X damage plus 3% extra per every point of armor you have</text:span></text:p>
      <text:p text:style-name="P13"><text:span text:style-name="T71">Lvl</text:span><text:span text:style-name="T72">2</text:span><text:span text:style-name="T71">: </text:span><text:span text:style-name="T72">Deal X damage plus 3% extra per every point of armor you have</text:span></text:p>
      <text:p text:style-name="P13"><text:span text:style-name="T71">Lvl</text:span><text:span text:style-name="T72">3</text:span><text:span text:style-name="T71">: </text:span><text:span text:style-name="T72">Deal X damage plus 4% extra per every point of armor you have</text:span></text:p>
      <text:p text:style-name="P13"><text:span text:style-name="T71">Lvl</text:span><text:span text:style-name="T72">4</text:span><text:span text:style-name="T71">: </text:span><text:span text:style-name="T72">Deal X damage plus 5% extra per every point of armor you have</text:span></text:p>
      <text:p text:style-name="P13"><text:span text:style-name="T71">Lvl</text:span><text:span text:style-name="T72">5</text:span><text:span text:style-name="T71">: </text:span><text:span text:style-name="T72">Deal X damage plus 6% extra per every point of armor you have</text:span></text:p>
      <text:p text:style-name="P13"><text:span text:style-name="T66"/></text:p>
      <text:p text:style-name="P13"><text:span text:style-name="T66"/></text:p>
      <text:p text:style-name="P13"><text:span text:style-name="T72">Acid Blood</text:span><text:span text:style-name="T71"> (</text:span><text:span text:style-name="T68">infernal</text:span><text:span text:style-name="T71">)<text:line-break/>Lvl1: </text:span><text:span text:style-name="T69">Deal X damage </text:span><text:span text:style-name="T72">with a 40% chance to poison</text:span></text:p>
      <text:p text:style-name="P13"><text:span text:style-name="T71">Lvl</text:span><text:span text:style-name="T72">2</text:span><text:span text:style-name="T71">: </text:span><text:span text:style-name="T69">Deal X damage </text:span><text:span text:style-name="T72">with a 40% chance to poison</text:span></text:p>
      <text:p text:style-name="P13"><text:span text:style-name="T71">Lvl</text:span><text:span text:style-name="T72">3</text:span><text:span text:style-name="T71">: </text:span><text:span text:style-name="T69">Deal X damage </text:span><text:span text:style-name="T72">with a 45% chance to poison</text:span></text:p>
      <text:p text:style-name="P13"><text:span text:style-name="T71">Lvl</text:span><text:span text:style-name="T72">4</text:span><text:span text:style-name="T71">: </text:span><text:span text:style-name="T69">Deal X damage </text:span><text:span text:style-name="T72">with a 50% chance to poison</text:span></text:p>
      <text:p text:style-name="P13"><text:span text:style-name="T71">Lvl</text:span><text:span text:style-name="T72">5</text:span><text:span text:style-name="T71">: </text:span><text:span text:style-name="T69">Deal X damage </text:span><text:span text:style-name="T72">with a 55% chance to poison</text:span></text:p>
      <text:p text:style-name="P13"><text:span text:style-name="T72"/></text:p>
      <text:p text:style-name="P13"><text:span text:style-name="T72"/></text:p>
      <text:p text:style-name="P14"><text:span text:style-name="T60">Metamorph (</text:span><text:span text:style-name="T67">eldritch)<text:line-break/></text:span><text:span text:style-name="T60">Lvl1: Copy the last skill or spell used by the enemy. Until end of combat, this spell becomes it.</text:span></text:p>
      <text:p text:style-name="P8">Lvl2: Copy the last skill or spell used by the enemy. Until end of combat, this spell becomes it with 10% extra damage.</text:p>
      <text:p text:style-name="P8">Lvl3: Copy the last skill or spell used by the enemy. Until end of combat, this spell becomes it with 15% extra damage.</text:p>
      <text:p text:style-name="P8">Lvl4: Copy the last skill or spell used by the enemy. Until end of combat, this spell becomes it with 20% extra damage.</text:p>
      <text:p text:style-name="P8">Lvl5: Copy the last skill or spell used by the enemy. Until end of combat, this spell becomes it with 25% extra damage.</text:p>
      <text:p text:style-name="P14"><text:span text:style-name="T60"/></text:p>
      <text:p text:style-name="P14"><text:span text:style-name="T60"/></text:p>
      <text:p text:style-name="P27"><text:span text:style-name="T65">Transmutation </text:span><text:span text:style-name="T66">rituals</text:span><text:span text:style-name="T65">:</text:span></text:p>
      <text:p text:style-name="P27"><text:span text:style-name="T65"/></text:p>
      <text:p text:style-name="P38"><text:span text:style-name="T40">Transmute</text:span><text:span text:style-name="T37"> (</text:span><text:span text:style-name="T14">arcane</text:span><text:span text:style-name="T37">)</text:span></text:p>
      <text:p text:style-name="P347" loext:marker-style-name="T15"><text:span text:style-name="T15">Lvl1: </text:span><text:span text:style-name="T23">Convert an item into gold equal to its value</text:span><text:span text:style-name="T21">.</text:span><text:span text:style-name="T15"> Misshap: </text:span><text:span text:style-name="T23">Into lead instead</text:span><text:span text:style-name="T15"><text:line-break/>Lvl2: </text:span><text:span text:style-name="T23">Convert an item into gold equal to 105% of its value</text:span><text:span text:style-name="T21">.</text:span><text:span text:style-name="T23"> Misshap: Into lead instead</text:span><text:span text:style-name="T15"><text:line-break/>Lvl3: </text:span><text:span text:style-name="T23">Convert an item into gold equal to 110% of its value</text:span><text:span text:style-name="T21">.</text:span><text:span text:style-name="T23"> Misshap: Into lead instead</text:span><text:span text:style-name="T15"><text:line-break/>Lvl</text:span><text:span text:style-name="T22">4</text:span><text:span text:style-name="T15">: </text:span><text:span text:style-name="T24">C</text:span><text:span text:style-name="T23">onvert an item into gold equal to 11</text:span><text:span text:style-name="T24">5</text:span><text:span text:style-name="T23">% of its value</text:span><text:span text:style-name="T21">.</text:span><text:span text:style-name="T23"> Misshap: Into lead instead</text:span></text:p>
      <text:p text:style-name="P347" loext:marker-style-name="T15"><text:span text:style-name="T38">Lvl</text:span><text:span text:style-name="T39">5</text:span><text:span text:style-name="T38">: </text:span><text:span text:style-name="T41">C</text:span><text:span text:style-name="T40">onvert an item into gold equal to 1</text:span><text:span text:style-name="T41">2</text:span><text:span text:style-name="T40">0% of its value</text:span><text:span text:style-name="T38">.</text:span><text:span text:style-name="T40"> Misshap: Into lead instead</text:span></text:p>
      <text:p text:style-name="P27"><text:span text:style-name="T65"/></text:p>
      <text:p text:style-name="P38"><text:soft-page-break/><text:span text:style-name="T40">Chameleon Skin</text:span><text:span text:style-name="T37"> (</text:span><text:span text:style-name="T14">nature</text:span><text:span text:style-name="T37">)</text:span></text:p>
      <text:p text:style-name="P27" loext:marker-style-name="T15"><text:span text:style-name="T15">Lvl1: </text:span><text:span text:style-name="T23">Gain 10% resistance to all elements</text:span><text:span text:style-name="T21">.</text:span><text:span text:style-name="T15"> Misshap: </text:span><text:span text:style-name="T23">Lose it instead</text:span><text:span text:style-name="T15"><text:line-break/>Lvl2: </text:span><text:span text:style-name="T23">Gain 15% resistance to all elements</text:span><text:span text:style-name="T21">. Misshap: </text:span><text:span text:style-name="T23">Lose it instead</text:span><text:span text:style-name="T15"><text:line-break/>Lvl3: </text:span><text:span text:style-name="T23">Gain 20% resistance to all elements</text:span><text:span text:style-name="T21">. Misshap: </text:span><text:span text:style-name="T23">Lose it instead</text:span><text:span text:style-name="T15"><text:line-break/>Lvl</text:span><text:span text:style-name="T22">4</text:span><text:span text:style-name="T15">: </text:span><text:span text:style-name="T23">Gain 25% resistance to all elements</text:span><text:span text:style-name="T21">. Misshap: </text:span><text:span text:style-name="T23">Lose it instead</text:span></text:p>
      <text:p text:style-name="P27" loext:marker-style-name="T15"><text:span text:style-name="T38">Lvl</text:span><text:span text:style-name="T39">5</text:span><text:span text:style-name="T38">: </text:span><text:span text:style-name="T40">Gain 30% resistance to all elements</text:span><text:span text:style-name="T38">. Misshap: </text:span><text:span text:style-name="T40">Lose it instead</text:span></text:p>
      <text:p text:style-name="P27" loext:marker-style-name="T15"><text:span text:style-name="T40"/></text:p>
      <text:p text:style-name="P347" loext:marker-style-name="T2"><text:span text:style-name="T24">Crystal</text:span><text:span text:style-name="T15"> Aegis (</text:span><text:span text:style-name="T2">arcane)</text:span></text:p>
      <text:p text:style-name="P347" loext:marker-style-name="T15"><text:span text:style-name="T15">Lvl1: Cover yourself with </text:span><text:span text:style-name="T24">hard brittle crystal that reduces the next instance of damage you take by 20</text:span><text:span text:style-name="T15">. Only one aegis can be active at a time. Lasts until the next rest. Mishap: Reduce your armor</text:span></text:p>
      <text:p text:style-name="P347" loext:marker-style-name="T15"><text:span text:style-name="T15">Lvl</text:span><text:span text:style-name="T25">2</text:span><text:span text:style-name="T15">: Cover yourself with </text:span><text:span text:style-name="T24">hard brittle crystal that reduces the next instance of damage you take by 23</text:span><text:span text:style-name="T15">. Only one aegis can be active at a time. Lasts until the next rest. Mishap: Reduce your armor</text:span></text:p>
      <text:p text:style-name="P347" loext:marker-style-name="T15"><text:span text:style-name="T15">Lvl3: Cover yourself with </text:span><text:span text:style-name="T24">hard brittle crystal that reduces the next 2 instances of damage you take by 25</text:span><text:span text:style-name="T15">. Only one aegis can be active at a time. Lasts until the next rest. Mishap: Reduce your armor</text:span></text:p>
      <text:p text:style-name="P347" loext:marker-style-name="T15"><text:span text:style-name="T15">Lvl4: Cover yourself with </text:span><text:span text:style-name="T24">hard brittle crystal that reduces the next 3 instances of damage you take by 28</text:span><text:span text:style-name="T15">. Only one aegis can be active at a time. Lasts until the next rest. Mishap: Reduce your armor</text:span></text:p>
      <text:p text:style-name="P347" loext:marker-style-name="T2"><text:span text:style-name="T40">Lvl5: Cover yourself with </text:span><text:span text:style-name="T41">hard brittle crystal that reduces the next 4 instances of damage you take by 30</text:span><text:span text:style-name="T40">. Only one aegis can be active at a time. Lasts until the next rest. Mishap: Reduce your armor</text:span></text:p>
      <text:p text:style-name="P347" loext:marker-style-name="T2"><text:span text:style-name="T40"/></text:p>
      <text:p text:style-name="P347" loext:marker-style-name="T2"><text:span text:style-name="T40"/></text:p>
      <text:p text:style-name="P39"><text:span text:style-name="T41">Reforge</text:span><text:span text:style-name="T37"> (</text:span><text:span text:style-name="T14">arcane</text:span><text:span text:style-name="T37">)</text:span></text:p>
      <text:p text:style-name="P347" loext:marker-style-name="T15"><text:span text:style-name="T15">Lvl1: </text:span><text:span text:style-name="T23">Convert an item’</text:span><text:span text:style-name="T24">s</text:span><text:span text:style-name="T23"> </text:span><text:span text:style-name="T24">base type into a different one of the same family. 20% chance of removing enchantments</text:span><text:span text:style-name="T21">.</text:span><text:span text:style-name="T15"> Misshap: </text:span><text:span text:style-name="T24">Destroy it instead</text:span><text:span text:style-name="T15"><text:line-break/>Lvl2: </text:span><text:span text:style-name="T23">Convert an item’</text:span><text:span text:style-name="T24">s</text:span><text:span text:style-name="T23"> </text:span><text:span text:style-name="T24">base type into a different one of the same family. 15% chance of removing enchantments</text:span><text:span text:style-name="T21">.</text:span><text:span text:style-name="T23"> Misshap: </text:span><text:span text:style-name="T24">Destroy it instead</text:span><text:span text:style-name="T15"><text:line-break/>Lvl3: </text:span><text:span text:style-name="T23">Convert an item’</text:span><text:span text:style-name="T24">s</text:span><text:span text:style-name="T23"> </text:span><text:span text:style-name="T24">base type into a different one of the same family. 10% chance of removing enchantments</text:span><text:span text:style-name="T21">.</text:span><text:span text:style-name="T23"> Misshap: </text:span><text:span text:style-name="T24">Destroy it instead</text:span><text:span text:style-name="T15"><text:line-break/>Lvl</text:span><text:span text:style-name="T22">4</text:span><text:span text:style-name="T15">: </text:span><text:span text:style-name="T23"><text:s/>Convert an item’</text:span><text:span text:style-name="T24">s</text:span><text:span text:style-name="T23"> </text:span><text:span text:style-name="T24">base type into a different one of the same family. 5% chance of removing enchantments</text:span><text:span text:style-name="T21">.</text:span><text:span text:style-name="T23"> Misshap: </text:span><text:span text:style-name="T24">Destroy it instead</text:span></text:p>
      <text:p text:style-name="P347" loext:marker-style-name="T15"><text:span text:style-name="T38">Lvl</text:span><text:span text:style-name="T39">5</text:span><text:span text:style-name="T38">: </text:span><text:span text:style-name="T40"><text:s/>Convert an item’</text:span><text:span text:style-name="T41">s</text:span><text:span text:style-name="T40"> </text:span><text:span text:style-name="T41">base type into a different one of the same family.</text:span><text:span text:style-name="T40"> Misshap: </text:span><text:span text:style-name="T41">Destroy it instea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085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Endnote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22T08:19:30.231000000</dc:date>
    <meta:editing-duration>PT4H19M17S</meta:editing-duration>
    <meta:editing-cycles>17</meta:editing-cycles>
    <meta:generator>LibreOffice/24.2.2.2$Windows_X86_64 LibreOffice_project/d56cc158d8a96260b836f100ef4b4ef25d6f1a01</meta:generator>
    <meta:document-statistic meta:table-count="0" meta:image-count="0" meta:object-count="0" meta:page-count="47" meta:paragraph-count="1388" meta:word-count="14315" meta:character-count="81825" meta:non-whitespace-character-count="68798"/>
  </office:meta>
</office:document-meta>
</file>